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5E0000005EACD32FBA6E785776.png" manifest:media-type="image/png"/>
  <manifest:file-entry manifest:full-path="Pictures/100000000000005E0000005E678C7EBED077601A.png" manifest:media-type="image/png"/>
  <manifest:file-entry manifest:full-path="Pictures/1000000000000462000000584F439745515D277C.png" manifest:media-type="image/png"/>
  <manifest:file-entry manifest:full-path="Pictures/1000000000000008000000089B0B33A11C3DA887.png" manifest:media-type="image/png"/>
  <manifest:file-entry manifest:full-path="Pictures/1000000000000008000000084D60FB4967481DFF.png" manifest:media-type="image/png"/>
  <manifest:file-entry manifest:full-path="Pictures/1000000000000059000000478358BC09E866CC53.png" manifest:media-type="image/png"/>
  <manifest:file-entry manifest:full-path="Pictures/1000020100000A26000000EC2D54EC42112EA04B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Tahoma2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9.151cm" table:align="margins"/>
    </style:style>
    <style:style style:name="Tableau1.A" style:family="table-column">
      <style:table-column-properties style:column-width="3.05cm" style:rel-column-width="21845*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fo:padding="0.097cm" fo:border-left="0.6pt solid #b2b2b2" fo:border-right="none" fo:border-top="none" fo:border-bottom="none"/>
    </style:style>
    <style:style style:name="P1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2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4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5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6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8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10" style:family="paragraph" style:parent-style-name="Header">
      <style:paragraph-properties fo:text-align="start" style:justify-single-word="false"/>
      <style:text-properties officeooo:paragraph-rsid="0211dd7e"/>
    </style:style>
    <style:style style:name="P11" style:family="paragraph" style:parent-style-name="Header">
      <style:paragraph-properties fo:text-align="start" style:justify-single-word="false"/>
      <style:text-properties officeooo:paragraph-rsid="0289fb01"/>
    </style:style>
    <style:style style:name="P12" style:family="paragraph" style:parent-style-name="Header">
      <style:paragraph-properties fo:text-align="start" style:justify-single-word="false"/>
      <style:text-properties officeooo:paragraph-rsid="02a56131"/>
    </style:style>
    <style:style style:name="P13" style:family="paragraph" style:parent-style-name="Header">
      <style:paragraph-properties fo:text-align="center" style:justify-single-word="false"/>
      <style:text-properties officeooo:paragraph-rsid="00ab054e"/>
    </style:style>
    <style:style style:name="P14" style:family="paragraph" style:parent-style-name="Header">
      <style:paragraph-properties fo:text-align="center" style:justify-single-word="false"/>
      <style:text-properties officeooo:paragraph-rsid="00c10aa6"/>
    </style:style>
    <style:style style:name="P15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6" style:family="paragraph" style:parent-style-name="_5f_Header_20_G_20_page_20_impaire_20__28_D_29_">
      <style:text-properties officeooo:paragraph-rsid="01259ec2"/>
    </style:style>
    <style:style style:name="P17" style:family="paragraph" style:parent-style-name="_5f_Header_20_G_20_page_20_impaire_20__28_D_29_">
      <style:text-properties officeooo:paragraph-rsid="00c87b35"/>
    </style:style>
    <style:style style:name="P18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9" style:family="paragraph" style:parent-style-name="Footer">
      <style:text-properties officeooo:rsid="00178920" officeooo:paragraph-rsid="00178920"/>
    </style:style>
    <style:style style:name="P20" style:family="paragraph" style:parent-style-name="Footer">
      <style:text-properties officeooo:rsid="011350d1" officeooo:paragraph-rsid="011350d1"/>
    </style:style>
    <style:style style:name="P21" style:family="paragraph" style:parent-style-name="Footer">
      <style:text-properties officeooo:rsid="001f8a2d" officeooo:paragraph-rsid="00bd36bc"/>
    </style:style>
    <style:style style:name="P22" style:family="paragraph" style:parent-style-name="Footer">
      <style:text-properties officeooo:rsid="001f8a2d" officeooo:paragraph-rsid="002b33ed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29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30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4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4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50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51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52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53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54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5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56" style:family="paragraph" style:parent-style-name="Footer">
      <style:text-properties officeooo:paragraph-rsid="00c384cf"/>
    </style:style>
    <style:style style:name="P57" style:family="paragraph" style:parent-style-name="Footer">
      <style:paragraph-properties fo:text-align="start" style:justify-single-word="false"/>
      <style:text-properties officeooo:paragraph-rsid="0211dd7e"/>
    </style:style>
    <style:style style:name="P58" style:family="paragraph" style:parent-style-name="Footer">
      <style:paragraph-properties fo:text-align="start" style:justify-single-word="false"/>
      <style:text-properties officeooo:paragraph-rsid="00d4df5c"/>
    </style:style>
    <style:style style:name="P59" style:family="paragraph" style:parent-style-name="Footer">
      <style:text-properties officeooo:rsid="0242edd8" officeooo:paragraph-rsid="0242edd8"/>
    </style:style>
    <style:style style:name="P60" style:family="paragraph" style:parent-style-name="Footer">
      <style:text-properties officeooo:paragraph-rsid="008d016c"/>
    </style:style>
    <style:style style:name="P61" style:family="paragraph" style:parent-style-name="Footer">
      <style:text-properties officeooo:paragraph-rsid="010f7046"/>
    </style:style>
    <style:style style:name="P62" style:family="paragraph" style:parent-style-name="Footer">
      <style:text-properties officeooo:paragraph-rsid="01120261"/>
    </style:style>
    <style:style style:name="P63" style:family="paragraph" style:parent-style-name="Footer">
      <style:paragraph-properties fo:text-align="end" style:justify-single-word="false"/>
      <style:text-properties officeooo:paragraph-rsid="00d4df5c"/>
    </style:style>
    <style:style style:name="P64" style:family="paragraph" style:parent-style-name="Footer">
      <style:text-properties officeooo:paragraph-rsid="00d4df5c"/>
    </style:style>
    <style:style style:name="P65" style:family="paragraph" style:parent-style-name="Footer">
      <style:text-properties officeooo:paragraph-rsid="00863005"/>
    </style:style>
    <style:style style:name="P66" style:family="paragraph" style:parent-style-name="Footer">
      <style:text-properties officeooo:paragraph-rsid="00a59a60"/>
    </style:style>
    <style:style style:name="P67" style:family="paragraph" style:parent-style-name="Footer">
      <style:text-properties officeooo:paragraph-rsid="004274bc"/>
    </style:style>
    <style:style style:name="P68" style:family="paragraph" style:parent-style-name="Footer">
      <style:text-properties officeooo:paragraph-rsid="002aa84d"/>
    </style:style>
    <style:style style:name="P69" style:family="paragraph" style:parent-style-name="Footer">
      <style:text-properties officeooo:paragraph-rsid="030c4d7d"/>
    </style:style>
    <style:style style:name="P70" style:family="paragraph" style:parent-style-name="Footer">
      <style:text-properties officeooo:paragraph-rsid="00d8520c"/>
    </style:style>
    <style:style style:name="P71" style:family="paragraph" style:parent-style-name="Footer">
      <style:text-properties officeooo:rsid="0096b4e2" officeooo:paragraph-rsid="0096b4e2"/>
    </style:style>
    <style:style style:name="P72" style:family="paragraph" style:parent-style-name="Footer">
      <style:text-properties officeooo:paragraph-rsid="0096b4e2"/>
    </style:style>
    <style:style style:name="P73" style:family="paragraph" style:parent-style-name="Footer">
      <style:text-properties officeooo:paragraph-rsid="02a682f9"/>
    </style:style>
    <style:style style:name="P7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75" style:family="paragraph" style:parent-style-name="Header">
      <style:paragraph-properties fo:margin-left="0cm" fo:margin-right="0cm" fo:text-indent="0cm" style:auto-text-indent="false"/>
    </style:style>
    <style:style style:name="P7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7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7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7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8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81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8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83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84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5" style:family="paragraph" style:parent-style-name="_5f_Header_20_D_20_page_20_impaire_20__28_D_29_">
      <style:text-properties officeooo:paragraph-rsid="01a13e78"/>
    </style:style>
    <style:style style:name="P86" style:family="paragraph" style:parent-style-name="_5f_Header_20_G_20_page_20_paire_20__28_G_29_">
      <style:text-properties officeooo:paragraph-rsid="00eb2abc"/>
    </style:style>
    <style:style style:name="P87" style:family="paragraph" style:parent-style-name="_5f_Header_20_G_20_page_20_paire_20__28_G_29_">
      <style:text-properties officeooo:paragraph-rsid="0334a5be"/>
    </style:style>
    <style:style style:name="P88" style:family="paragraph" style:parent-style-name="_5f_Header_20_G_20_page_20_paire_20__28_G_29_">
      <style:paragraph-properties fo:text-align="start" style:justify-single-word="false"/>
    </style:style>
    <style:style style:name="P89" style:family="paragraph" style:parent-style-name="_5f_Header_20_N_20_page_20_impaire_20__28_D_29_">
      <style:paragraph-properties fo:text-align="start" style:justify-single-word="false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_5f_Header_20_N_20_page_20_impaire_20__28_D_29_">
      <style:text-properties officeooo:rsid="027aa87d" officeooo:paragraph-rsid="027aa87d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101" style:family="paragraph" style:parent-style-name="_5f_Footer_20_page_20_impaire_20__28_D_29_"/>
    <style:style style:name="P102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3" style:family="paragraph" style:parent-style-name="_5f_Footer_20_page_20_paire_20__28_G_29_"/>
    <style:style style:name="P104" style:family="paragraph" style:parent-style-name="_5f_Footer_20_page_20_paire_20__28_G_29_">
      <style:text-properties fo:font-size="9pt" style:font-size-asian="9pt" style:font-size-complex="9pt"/>
    </style:style>
    <style:style style:name="P105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6" style:family="paragraph" style:parent-style-name="_5f_Premier_5f_Titre_5f_Exercices_5f_avec_5f_Num_5f_Exo_5f_sans_5f_Titre" style:master-page-name="_34__5f_2_5f_SERIE_5f_G_5f_GAUCHE_5f_ET_5f_DROITE_5f_2COL">
      <style:paragraph-properties style:page-number="246" fo:break-before="auto" fo:break-after="auto"/>
    </style:style>
    <style:style style:name="P107" style:family="paragraph">
      <style:paragraph-properties fo:text-align="center"/>
    </style:style>
    <style:style style:name="P10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loext:graphic-properties draw:fill="solid" draw:fill-color="#d7e12c"/>
    </style:style>
    <style:style style:name="P11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15" style:family="paragraph">
      <loext:graphic-properties draw:fill="solid" draw:fill-color="#7fb241"/>
    </style:style>
    <style:style style:name="P116" style:family="paragraph">
      <loext:graphic-properties draw:fill="solid" draw:fill-color="#1ca2b8"/>
    </style:style>
    <style:style style:name="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d62e4e"/>
    </style:style>
    <style:style style:name="P11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120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1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2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3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4" style:family="paragraph">
      <loext:graphic-properties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2" fo:font-size="1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5" style:family="paragraph">
      <loext:graphic-properties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6" style:family="paragraph">
      <loext:graphic-properties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7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style:paragraph-properties fo:margin-left="0cm" fo:margin-right="0cm" fo:margin-top="0cm" fo:margin-bottom="0cm" fo:line-height="100%" fo:text-indent="0cm" style:writing-mode="lr-tb"/>
    </style:style>
    <style:style style:name="P132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660d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style:paragraph-properties fo:margin-left="0cm" fo:margin-right="0cm" fo:margin-top="0cm" fo:margin-bottom="0cm" fo:line-height="100%" fo:text-indent="0cm"/>
    </style:style>
    <style:style style:name="P140" style:family="paragraph">
      <style:paragraph-properties fo:margin-left="0cm" fo:margin-right="0cm" fo:margin-top="0cm" fo:margin-bottom="0cm" fo:line-height="100%" fo:text-align="center" fo:text-indent="0cm"/>
    </style:style>
    <style:style style:name="P14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P14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2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3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4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5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6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7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8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9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0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1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3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4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5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6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7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8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9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20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21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22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23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24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25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26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27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28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29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3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31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32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33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34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35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36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37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38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39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4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41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42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43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44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45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46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47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48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49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50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51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52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53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54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55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56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57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58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59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60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61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62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63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64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65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66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67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68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69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70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71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72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73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74" style:family="text">
      <style:text-properties fo:font-variant="small-caps"/>
    </style:style>
    <style:style style:name="T75" style:family="text">
      <style:text-properties fo:font-variant="small-caps" officeooo:rsid="0096b4e2"/>
    </style:style>
    <style:style style:name="T76" style:family="text">
      <style:text-properties fo:font-variant="small-caps" officeooo:rsid="00a847d5"/>
    </style:style>
    <style:style style:name="T77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78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79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80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81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82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83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84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85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86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87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88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9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90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91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92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3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94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95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96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97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98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99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100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101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102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103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104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105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106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107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108" style:family="text">
      <style:text-properties fo:font-variant="small-caps" fo:color="#9d0f89" loext:opacity="100%" style:font-name="Bitstream Vera Sans" fo:font-size="16pt" fo:font-weight="bold" officeooo:rsid="01a13e78"/>
    </style:style>
    <style:style style:name="T109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110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111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112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113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14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115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116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117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118" style:family="text">
      <style:text-properties fo:font-variant="small-caps" fo:color="#1ca2b8" loext:opacity="100%" style:font-name="Bitstream Vera Sans2" fo:font-size="16pt" fo:font-style="normal" fo:text-shadow="none" fo:font-weight="bold" officeooo:rsid="012d9d2e" style:font-size-asian="16pt" style:font-style-asian="normal" style:font-size-complex="16pt" style:font-style-complex="normal"/>
    </style:style>
    <style:style style:name="T119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120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121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122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123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124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125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126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127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128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12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13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13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13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13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13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13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13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13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138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139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140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141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142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143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144" style:family="text">
      <style:text-properties fo:font-variant="small-caps" officeooo:rsid="0054f64f"/>
    </style:style>
    <style:style style:name="T145" style:family="text">
      <style:text-properties fo:font-variant="small-caps" officeooo:rsid="007d7a6f"/>
    </style:style>
    <style:style style:name="T146" style:family="text">
      <style:text-properties fo:font-variant="small-caps" officeooo:rsid="00990660"/>
    </style:style>
    <style:style style:name="T147" style:family="text">
      <style:text-properties fo:font-variant="small-caps" officeooo:rsid="00b5d2d1"/>
    </style:style>
    <style:style style:name="T148" style:family="text">
      <style:text-properties fo:font-variant="small-caps" officeooo:rsid="00b6801f"/>
    </style:style>
    <style:style style:name="T149" style:family="text">
      <style:text-properties officeooo:rsid="0096b4e2"/>
    </style:style>
    <style:style style:name="T150" style:family="text">
      <style:text-properties officeooo:rsid="008d016c"/>
    </style:style>
    <style:style style:name="T151" style:family="text">
      <style:text-properties officeooo:rsid="01fe03f2"/>
    </style:style>
    <style:style style:name="T152" style:family="text">
      <style:text-properties officeooo:rsid="010c4d3a"/>
    </style:style>
    <style:style style:name="T153" style:family="text">
      <style:text-properties officeooo:rsid="00b6801f"/>
    </style:style>
    <style:style style:name="T154" style:family="text">
      <style:text-properties fo:font-size="16pt" style:font-size-asian="16pt" style:font-size-complex="16pt"/>
    </style:style>
    <style:style style:name="T155" style:family="text">
      <style:text-properties officeooo:rsid="01f8729d"/>
    </style:style>
    <style:style style:name="T156" style:family="text">
      <style:text-properties officeooo:rsid="01b6dc57"/>
    </style:style>
    <style:style style:name="T157" style:family="text">
      <style:text-properties officeooo:rsid="00b5d2d1"/>
    </style:style>
    <style:style style:name="T158" style:family="text">
      <style:text-properties officeooo:rsid="015f088a"/>
    </style:style>
    <style:style style:name="T159" style:family="text">
      <style:text-properties officeooo:rsid="0160d7ef"/>
    </style:style>
    <style:style style:name="T160" style:family="text">
      <style:text-properties officeooo:rsid="02735980"/>
    </style:style>
    <style:style style:name="T161" style:family="text">
      <style:text-properties officeooo:rsid="02757f12"/>
    </style:style>
    <style:style style:name="T162" style:family="text">
      <style:text-properties officeooo:rsid="0272f9e5"/>
    </style:style>
    <style:style style:name="T163" style:family="text">
      <style:text-properties officeooo:rsid="026ec296"/>
    </style:style>
    <style:style style:name="T164" style:family="text">
      <style:text-properties officeooo:rsid="0268e0aa"/>
    </style:style>
    <style:style style:name="T165" style:family="text">
      <style:text-properties officeooo:rsid="0072f07f"/>
    </style:style>
    <style:style style:name="T166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67" style:family="text">
      <style:text-properties officeooo:rsid="014407b5"/>
    </style:style>
    <style:style style:name="T168" style:family="text">
      <style:text-properties officeooo:rsid="00a59a60"/>
    </style:style>
    <style:style style:name="T169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0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1" style:family="text">
      <style:text-properties officeooo:rsid="005a3fa8"/>
    </style:style>
    <style:style style:name="T172" style:family="text">
      <style:text-properties officeooo:rsid="00415f3a"/>
    </style:style>
    <style:style style:name="T173" style:family="text">
      <style:text-properties officeooo:rsid="00386ebd"/>
    </style:style>
    <style:style style:name="T174" style:family="text">
      <style:text-properties officeooo:rsid="0334a5be"/>
    </style:style>
    <style:style style:name="T175" style:family="text">
      <style:text-properties officeooo:rsid="0315af39"/>
    </style:style>
    <style:style style:name="T176" style:family="text">
      <style:text-properties officeooo:rsid="00a4cf55"/>
    </style:style>
    <style:style style:name="T177" style:family="text">
      <style:text-properties officeooo:rsid="009e3fdd"/>
    </style:style>
    <style:style style:name="T178" style:family="text">
      <style:text-properties officeooo:rsid="0032e83a"/>
    </style:style>
    <style:style style:name="T179" style:family="text">
      <style:text-properties officeooo:rsid="002b33ed"/>
    </style:style>
    <style:style style:name="T180" style:family="text">
      <style:text-properties officeooo:rsid="00a59037"/>
    </style:style>
    <style:style style:name="T181" style:family="text"/>
    <style:style style:name="T182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183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18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ff660d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true" style:editable="false">
        <style:columns fo:column-count="1" fo:column-gap="0cm"/>
      </style:section-properties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solid" draw:stroke-dash="Dashed_20__28_var_29__20_6117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style:shrink-to-fit="false" draw:fit-to-contour="false" fo:max-height="0cm" fo:max-width="0cm" fo:min-height="0.552cm" fo:min-width="1.718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" style:family="graphic">
      <style:graphic-properties draw:stroke="none" draw:stroke-dash="Dashed_20__28_var_29__20_6146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2cm" fo:min-width="2.725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2" style:family="graphic">
      <style:graphic-properties draw:stroke="solid" draw:stroke-dash="Dashed_20__28_var_29__20_6144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style:shrink-to-fit="false" draw:fit-to-contour="false" fo:max-height="0cm" fo:max-width="0cm" fo:min-height="1.49cm" fo:min-width="1.492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" style:family="graphic">
      <style:graphic-properties draw:stroke="solid" draw:stroke-dash="Dashed_20__28_var_29__20_6144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style:shrink-to-fit="false" draw:fit-to-contour="false" fo:max-height="0cm" fo:max-width="0cm" fo:min-height="1.339cm" fo:min-width="1.339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" style:family="graphic">
      <style:graphic-properties draw:stroke="solid" draw:stroke-dash="Dashed_20__28_var_29__20_6143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" style:family="graphic">
      <style:graphic-properties draw:stroke="solid" draw:stroke-dash="Dashed_20__28_var_29__20_6137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" style:family="graphic">
      <style:graphic-properties draw:stroke="solid" draw:stroke-dash="Dashed_20__28_var_29__20_6138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" style:family="graphic">
      <style:graphic-properties draw:stroke="solid" draw:stroke-dash="Dashed_20__28_var_29__20_6139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" style:family="graphic">
      <style:graphic-properties draw:stroke="none" draw:stroke-dash="Dashed_20__28_var_29__20_6140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2cm" fo:min-width="0.97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9" style:family="graphic">
      <style:graphic-properties draw:stroke="solid" draw:stroke-dash="Dashed_20__28_var_29__20_6141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" style:family="graphic">
      <style:graphic-properties draw:stroke="solid" svg:stroke-width="0.03cm" svg:stroke-color="#000000" draw:marker-start="" draw:marker-start-width="0.011cm" draw:marker-start-center="false" draw:marker-end="" draw:marker-end-width="0.011cm" draw:marker-end-center="false" draw:fill="none" draw:fill-color="#99ccff" draw:textarea-horizontal-align="justify" draw:textarea-vertical-align="middle" draw:auto-grow-height="false" fo:min-height="0cm" fo:min-width="0cm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31" style:family="graphic">
      <style:graphic-properties draw:stroke="solid" draw:stroke-dash="Dashed_20__28_var_29__20_6128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" style:family="graphic">
      <style:graphic-properties draw:stroke="solid" draw:stroke-dash="Dashed_20__28_var_29__20_6129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" style:family="graphic">
      <style:graphic-properties draw:stroke="solid" draw:stroke-dash="Dashed_20__28_var_29__20_6130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4" style:family="graphic">
      <style:graphic-properties draw:stroke="none" draw:stroke-dash="Dashed_20__28_var_29__20_6131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2cm" fo:min-width="1.78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5" style:family="graphic">
      <style:graphic-properties draw:stroke="solid" draw:stroke-dash="Dashed_20__28_var_29__20_6132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6" style:family="graphic">
      <style:graphic-properties draw:stroke="solid" draw:stroke-dash="Dashed_20__28_var_29__20_6134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7" style:family="graphic">
      <style:graphic-properties draw:stroke="solid" svg:stroke-width="0.03cm" svg:stroke-color="#000000" draw:marker-start="" draw:marker-start-width="0.011cm" draw:marker-start-center="false" draw:marker-end="" draw:marker-end-width="0.011cm" draw:marker-end-center="false" draw:fill="solid" draw:fill-color="#99ccff" draw:textarea-horizontal-align="justify" draw:textarea-vertical-align="middle" draw:auto-grow-height="false" fo:min-height="0cm" fo:min-width="0cm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38" style:family="graphic">
      <style:graphic-properties draw:stroke="solid" draw:stroke-dash="Dashed_20__28_var_29__20_6118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" style:family="graphic">
      <style:graphic-properties draw:stroke="solid" draw:stroke-dash="Dashed_20__28_var_29__20_6119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0" style:family="graphic">
      <style:graphic-properties draw:stroke="solid" draw:stroke-dash="Dashed_20__28_var_29__20_6120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1" style:family="graphic">
      <style:graphic-properties draw:stroke="solid" draw:stroke-dash="Dashed_20__28_var_29__20_6121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" style:family="graphic">
      <style:graphic-properties draw:stroke="solid" draw:stroke-dash="Dashed_20__28_var_29__20_6122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" style:family="graphic">
      <style:graphic-properties draw:stroke="solid" draw:stroke-dash="Dashed_20__28_var_29__20_6123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4" style:family="graphic">
      <style:graphic-properties draw:stroke="none" draw:stroke-dash="Dashed_20__28_var_29__20_6124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2cm" fo:min-width="1.482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5" style:family="graphic">
      <style:graphic-properties draw:stroke="solid" draw:stroke-dash="Dashed_20__28_var_29__20_6125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6" style:family="graphic">
      <style:graphic-properties draw:stroke="solid" draw:stroke-dash="Dashed_20__28_var_29__20_6126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7" style:family="graphic">
      <style:graphic-properties draw:stroke="solid" draw:stroke-dash="Dashed_20__28_var_29__20_6127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8" style:family="graphic">
      <style:graphic-properties draw:stroke="solid" draw:stroke-dash="Dashed_20__28_var_29__20_6142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9" style:family="graphic">
      <style:graphic-properties draw:stroke="solid" draw:stroke-dash="Dashed_20__28_var_29__20_6108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0" style:family="graphic">
      <style:graphic-properties draw:stroke="solid" draw:stroke-dash="Dashed_20__28_var_29__20_6109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1" style:family="graphic">
      <style:graphic-properties draw:stroke="solid" draw:stroke-dash="Dashed_20__28_var_29__20_6110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2" style:family="graphic">
      <style:graphic-properties draw:stroke="solid" draw:stroke-dash="Dashed_20__28_var_29__20_6112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3" style:family="graphic">
      <style:graphic-properties draw:stroke="none" draw:stroke-dash="Dashed_20__28_var_29__20_6113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2cm" fo:min-width="1.77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4" style:family="graphic">
      <style:graphic-properties draw:stroke="solid" draw:stroke-dash="Dashed_20__28_var_29__20_6089" svg:stroke-width="0.03cm" svg:stroke-color="#000000" draw:marker-start="" draw:marker-start-width="0.011cm" draw:marker-start-center="false" draw:marker-end="" draw:marker-end-width="0.011cm" draw:marker-end-center="false" draw:fill="none" draw:fill-color="#99ccff" draw:textarea-horizontal-align="justify" draw:textarea-vertical-align="middle" draw:auto-grow-height="false" fo:min-height="0.552cm" fo:min-width="1.718cm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55" style:family="graphic">
      <style:graphic-properties draw:stroke="none" draw:stroke-dash="Dashed_20__28_var_29__20_6116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cm" fo:min-width="2.72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6" style:family="graphic">
      <style:graphic-properties draw:stroke="solid" draw:stroke-dash="Dashed_20__28_var_29__20_6090" svg:stroke-width="0.03cm" svg:stroke-color="#000000" draw:marker-start="" draw:marker-start-width="0.011cm" draw:marker-start-center="false" draw:marker-end="" draw:marker-end-width="0.011cm" draw:marker-end-center="false" draw:fill="none" draw:fill-color="#99ccff" draw:textarea-horizontal-align="justify" draw:textarea-vertical-align="middle" draw:auto-grow-height="false" fo:min-height="0.051cm" fo:min-width="0.064cm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57" style:family="graphic">
      <style:graphic-properties draw:stroke="solid" draw:stroke-dash="Dashed_20__28_var_29__20_6102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8" style:family="graphic">
      <style:graphic-properties draw:stroke="solid" draw:stroke-dash="Dashed_20__28_var_29__20_6103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9" style:family="graphic">
      <style:graphic-properties draw:stroke="solid" draw:stroke-dash="Dashed_20__28_var_29__20_6104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0" style:family="graphic">
      <style:graphic-properties draw:stroke="solid" draw:stroke-dash="Dashed_20__28_var_29__20_6105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1" style:family="graphic">
      <style:graphic-properties draw:stroke="none" draw:stroke-dash="Dashed_20__28_var_29__20_221" svg:stroke-width="0.03cm" svg:stroke-color="#000000" draw:marker-start="" draw:marker-start-width="0.011cm" draw:marker-start-center="false" draw:marker-end="" draw:marker-end-width="0.011cm" draw:marker-end-center="false" draw:fill="none" draw:fill-color="#ffffff" draw:textarea-horizontal-align="left" draw:auto-grow-height="true" draw:auto-grow-width="true" fo:min-height="0.413cm" fo:min-width="0.9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2" style:family="graphic">
      <style:graphic-properties draw:stroke="solid" draw:stroke-dash="Dashed_20__28_var_29__20_6091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3" style:family="graphic">
      <style:graphic-properties draw:stroke="solid" draw:stroke-dash="Dashed_20__28_var_29__20_6092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4" style:family="graphic">
      <style:graphic-properties draw:stroke="solid" draw:stroke-dash="Dashed_20__28_var_29__20_6093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5" style:family="graphic">
      <style:graphic-properties draw:stroke="solid" draw:stroke-dash="Dashed_20__28_var_29__20_6094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6" style:family="graphic">
      <style:graphic-properties draw:stroke="solid" draw:stroke-dash="Dashed_20__28_var_29__20_9565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7" style:family="graphic">
      <style:graphic-properties draw:stroke="solid" draw:stroke-dash="Dashed_20__28_var_29__20_6096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8" style:family="graphic">
      <style:graphic-properties draw:stroke="solid" draw:stroke-dash="Dashed_20__28_var_29__20_6097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9" style:family="graphic">
      <style:graphic-properties draw:stroke="solid" draw:stroke-dash="Dashed_20__28_var_29__20_6098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0" style:family="graphic">
      <style:graphic-properties draw:stroke="solid" draw:stroke-dash="Dashed_20__28_var_29__20_6099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1" style:family="graphic">
      <style:graphic-properties draw:stroke="solid" draw:stroke-dash="Dashed_20__28_var_29__20_6100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07cm" fo:padding-bottom="0.007cm" fo:padding-left="0.007cm" fo:padding-right="0.007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2" style:family="graphic">
      <style:graphic-properties draw:stroke="none" draw:stroke-dash="Dashed_20__28_var_29__20_6101" svg:stroke-width="0.03cm" svg:stroke-color="#000000" draw:marker-start="" draw:marker-start-width="0.011cm" draw:marker-start-center="false" draw:marker-end="" draw:marker-end-width="0.01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cm" fo:min-width="1.48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3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1.535cm" fo:min-width="3.099cm" fo:padding-top="0.141cm" fo:padding-bottom="0.141cm" fo:padding-left="0.266cm" fo:padding-right="0.266cm" draw:shadow="hidden" draw:shadow-offset-x="0.199cm" draw:shadow-offset-y="0.199cm" draw:shadow-color="#808080" fo:margin-left="0.199cm" fo:margin-right="0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4" style:family="graphic">
      <style:graphic-properties style:run-through="foreground"/>
    </style:style>
    <style:style style:name="gr75" style:family="graphic">
      <style:graphic-properties draw:stroke="solid" draw:stroke-dash="Dashed_20__28_var_29__20_6792" svg:stroke-width="0.041cm" svg:stroke-color="#d3802c" draw:marker-start="" draw:marker-start-width="0.392cm" draw:marker-start-center="false" draw:marker-end="" draw:marker-end-width="0.39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46cm" fo:padding-bottom="0.146cm" fo:padding-left="0.27cm" fo:padding-right="0.2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6" style:family="graphic">
      <style:graphic-properties draw:stroke="solid" draw:stroke-dash="Dashed_20__28_var_29__20_6793" svg:stroke-width="0.019cm" svg:stroke-color="#d3802c" draw:marker-start="" draw:marker-start-width="0.33cm" draw:marker-start-center="false" draw:marker-end="" draw:marker-end-width="0.3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7" style:family="graphic">
      <style:graphic-properties draw:stroke="solid" draw:stroke-dash="Dashed_20__28_var_29__20_6794" svg:stroke-width="0.019cm" svg:stroke-color="#d3802c" draw:marker-start="" draw:marker-start-width="0.33cm" draw:marker-start-center="false" draw:marker-end="" draw:marker-end-width="0.3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8" style:family="graphic">
      <style:graphic-properties draw:stroke="solid" draw:stroke-dash="Dashed_20__28_var_29__20_6795" svg:stroke-width="0.019cm" svg:stroke-color="#d3802c" draw:marker-start="" draw:marker-start-width="0.33cm" draw:marker-start-center="false" draw:marker-end="" draw:marker-end-width="0.3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9" style:family="graphic">
      <style:graphic-properties draw:stroke="solid" draw:stroke-dash="Dashed_20__28_var_29__20_6796" svg:stroke-width="0.019cm" svg:stroke-color="#d3802c" draw:marker-start="" draw:marker-start-width="0.33cm" draw:marker-start-center="false" draw:marker-end="" draw:marker-end-width="0.3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0" style:family="graphic">
      <style:graphic-properties draw:stroke="none" svg:stroke-width="0.019cm" svg:stroke-color="#d3802c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2cm" fo:min-width="0.35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1" style:family="graphic">
      <style:graphic-properties draw:stroke="none" svg:stroke-width="0.019cm" svg:stroke-color="#d3802c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22cm" fo:min-width="0.2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2" style:family="graphic">
      <style:graphic-properties draw:stroke="none" svg:stroke-width="0.019cm" svg:stroke-color="#d3802c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22cm" fo:min-width="0.24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3" style:family="graphic">
      <style:graphic-properties draw:stroke="none" svg:stroke-width="0.019cm" svg:stroke-color="#d3802c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22cm" fo:min-width="0.2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4" style:family="graphic">
      <style:graphic-properties draw:stroke="solid" svg:stroke-width="0.041cm" svg:stroke-color="#9d0f89" draw:marker-start="" draw:marker-start-width="0.362cm" draw:marker-start-center="false" draw:marker-end="" draw:marker-end-width="0.362cm" draw:marker-end-center="false" draw:fill="none" draw:fill-color="#99ccff" draw:textarea-horizontal-align="justify" draw:textarea-vertical-align="middle" draw:auto-grow-height="false" fo:min-height="0.945cm" fo:min-width="0.695cm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85" style:family="graphic">
      <style:graphic-properties draw:stroke="solid" svg:stroke-width="0.019cm" svg:stroke-color="#9d0f89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86" style:family="graphic">
      <style:graphic-properties draw:stroke="solid" svg:stroke-width="0.019cm" svg:stroke-color="#9d0f89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87" style:family="graphic">
      <style:graphic-properties draw:stroke="none" svg:stroke-width="0.019cm" svg:stroke-color="#9d0f89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middle" draw:auto-grow-width="true" fo:min-height="0.422cm" fo:min-width="0.22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8" style:family="graphic">
      <style:graphic-properties draw:stroke="none" svg:stroke-width="0.019cm" svg:stroke-color="#9d0f89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middle" draw:auto-grow-width="true" fo:min-height="0.42cm" fo:min-width="0.20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9" style:family="graphic">
      <style:graphic-properties draw:stroke="none" svg:stroke-width="0.019cm" svg:stroke-color="#9d0f89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middle" draw:auto-grow-width="true" fo:min-height="0.422cm" fo:min-width="0.2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0" style:family="graphic">
      <style:graphic-properties draw:stroke="none" svg:stroke-width="0.019cm" svg:stroke-color="#9d0f89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middle" draw:auto-grow-width="true" fo:min-height="0.42cm" fo:min-width="0.27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1" style:family="graphic">
      <style:graphic-properties draw:stroke="solid" svg:stroke-width="0.041cm" svg:stroke-color="#1ca2b8" draw:marker-start="" draw:marker-start-width="0.321cm" draw:marker-start-center="false" draw:marker-end="" draw:marker-end-width="0.321cm" draw:marker-end-center="false" draw:fill="none" draw:fill-color="#729fcf" draw:textarea-horizontal-align="justify" draw:textarea-vertical-align="middle" draw:auto-grow-height="false" fo:min-height="0.374cm" fo:min-width="0.822cm" fo:padding-top="0.146cm" fo:padding-bottom="0.146cm" fo:padding-left="0.27cm" fo:padding-right="0.27cm" draw:shadow="hidden" draw:shadow-offset-x="0.199cm" draw:shadow-offset-y="0.199cm" draw:shadow-color="#808080" style:run-through="foreground"/>
    </style:style>
    <style:style style:name="gr92" style:family="graphic">
      <style:graphic-properties draw:stroke="solid" svg:stroke-width="0.019cm" svg:stroke-color="#1ca2b8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93" style:family="graphic">
      <style:graphic-properties draw:stroke="none" svg:stroke-width="0.019cm" svg:stroke-color="#1ca2b8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22cm" fo:min-width="0.28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4" style:family="graphic">
      <style:graphic-properties draw:stroke="none" svg:stroke-width="0.019cm" svg:stroke-color="#1ca2b8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22cm" fo:min-width="0.3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5" style:family="graphic">
      <style:graphic-properties draw:stroke="none" svg:stroke-width="0.019cm" svg:stroke-color="#1ca2b8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22cm" fo:min-width="0.33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6" style:family="graphic">
      <style:graphic-properties draw:stroke="none" svg:stroke-width="0.019cm" svg:stroke-color="#d3802c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13cm" fo:min-width="0.24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7" style:family="graphic">
      <style:graphic-properties draw:stroke="none" svg:stroke-width="0.019cm" svg:stroke-color="#d3802c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13cm" fo:min-width="0.25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8" style:family="graphic">
      <style:graphic-properties draw:stroke="none" svg:stroke-width="0.019cm" svg:stroke-color="#d3802c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13cm" fo:min-width="0.21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9" style:family="graphic">
      <style:graphic-properties draw:stroke="none" svg:stroke-width="0.019cm" svg:stroke-color="#d3802c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13cm" fo:min-width="1.2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00" style:family="graphic">
      <style:graphic-properties draw:stroke="none" svg:stroke-width="0.019cm" svg:stroke-color="#d3802c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13cm" fo:min-width="0.87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01" style:family="graphic">
      <style:graphic-properties draw:stroke="solid" svg:stroke-width="0cm" svg:stroke-color="#d3802c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2" style:family="graphic">
      <style:graphic-properties draw:stroke="solid" svg:stroke-width="0.03cm" svg:stroke-color="#d3802c" draw:marker-start="" draw:marker-start-width="0.284cm" draw:marker-start-center="false" draw:marker-end="" draw:marker-end-width="0.284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3" style:family="graphic">
      <style:graphic-properties draw:stroke="dash" draw:stroke-dash="Dashed_20__28_var_29_" svg:stroke-width="0.041cm" svg:stroke-color="#d3802c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104" style:family="graphic">
      <style:graphic-properties draw:stroke="none" svg:stroke-width="0.019cm" svg:stroke-color="#d3802c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13cm" fo:min-width="0.26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05" style:family="graphic">
      <style:graphic-properties draw:stroke="solid" svg:stroke-width="0.03cm" svg:stroke-color="#d3802c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7" style:family="graphic">
      <style:graphic-properties draw:stroke="solid" svg:stroke-width="0.03cm" svg:stroke-color="#1ca2b8" draw:marker-start="" draw:marker-start-width="0.363cm" draw:marker-start-center="false" draw:marker-end="" draw:marker-end-width="0.363cm" draw:marker-end-center="false" draw:fill="none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108" style:family="graphic">
      <style:graphic-properties draw:stroke="solid" svg:stroke-width="0.03cm" svg:stroke-color="#1ca2b8" draw:marker-start="" draw:marker-start-width="0.347cm" draw:marker-start-center="false" draw:marker-end="" draw:marker-end-width="0.347cm" draw:marker-end-center="false" draw:fill="none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109" style:family="graphic">
      <style:graphic-properties draw:stroke="none" svg:stroke-width="0.03cm" svg:stroke-color="#1ca2b8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13cm" fo:min-width="0.24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0" style:family="graphic">
      <style:graphic-properties draw:stroke="none" svg:stroke-width="0.03cm" svg:stroke-color="#1ca2b8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13cm" fo:min-width="0.2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1" style:family="graphic">
      <style:graphic-properties draw:stroke="none" svg:stroke-width="0.03cm" svg:stroke-color="#1ca2b8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13cm" fo:min-width="0.21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2" style:family="graphic">
      <style:graphic-properties draw:stroke="none" svg:stroke-width="0.03cm" svg:stroke-color="#1ca2b8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13cm" fo:min-width="0.21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3" style:family="graphic">
      <style:graphic-properties draw:stroke="solid" svg:stroke-width="0.03cm" svg:stroke-color="#1ca2b8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114" style:family="graphic">
      <style:graphic-properties draw:stroke="none" svg:stroke-width="0.03cm" svg:stroke-color="#1ca2b8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width="true" fo:min-height="0.413cm" fo:min-width="1.2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5" style:family="graphic">
      <style:graphic-properties fo:margin-left="0cm" fo:margin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6" style:family="graphic">
      <style:graphic-properties draw:stroke="none" svg:stroke-width="0.03cm" svg:stroke-color="#9d0f89" draw:marker-start="" draw:marker-start-width="0.245cm" draw:marker-start-center="false" draw:marker-end="" draw:marker-end-width="0.245cm" draw:marker-end-center="false" draw:fill="none" draw:fill-color="#ffffff" draw:textarea-vertical-align="middle" draw:auto-grow-width="true" fo:min-height="0.413cm" fo:min-width="1.2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7" style:family="graphic">
      <style:graphic-properties draw:stroke="solid" svg:stroke-width="0.03cm" svg:stroke-color="#9d0f89" draw:marker-start="" draw:marker-start-width="0.245cm" draw:marker-start-center="false" draw:marker-end="" draw:marker-end-width="0.245cm" draw:marker-end-center="false" draw:fill="none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118" style:family="graphic">
      <style:graphic-properties draw:stroke="none" svg:stroke-width="0.03cm" svg:stroke-color="#9d0f89" draw:marker-start="" draw:marker-start-width="0.245cm" draw:marker-start-center="false" draw:marker-end="" draw:marker-end-width="0.245cm" draw:marker-end-center="false" draw:fill="none" draw:fill-color="#ffffff" draw:textarea-vertical-align="middle" draw:auto-grow-width="true" fo:min-height="0.413cm" fo:min-width="0.26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9" style:family="graphic">
      <style:graphic-properties draw:stroke="none" svg:stroke-width="0.03cm" svg:stroke-color="#9d0f89" draw:marker-start="" draw:marker-start-width="0.245cm" draw:marker-start-center="false" draw:marker-end="" draw:marker-end-width="0.245cm" draw:marker-end-center="false" draw:fill="none" draw:fill-color="#ffffff" draw:textarea-vertical-align="middle" draw:auto-grow-width="true" fo:min-height="0.413cm" fo:min-width="0.2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20" style:family="graphic">
      <style:graphic-properties draw:stroke="none" svg:stroke-width="0.03cm" svg:stroke-color="#9d0f89" draw:marker-start="" draw:marker-start-width="0.245cm" draw:marker-start-center="false" draw:marker-end="" draw:marker-end-width="0.245cm" draw:marker-end-center="false" draw:fill="none" draw:fill-color="#ffffff" draw:textarea-vertical-align="middle" draw:auto-grow-width="true" fo:min-height="0.413cm" fo:min-width="0.20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21" style:family="graphic">
      <style:graphic-properties draw:stroke="none" svg:stroke-width="0.03cm" svg:stroke-color="#9d0f89" draw:marker-start="" draw:marker-start-width="0.245cm" draw:marker-start-center="false" draw:marker-end="" draw:marker-end-width="0.245cm" draw:marker-end-center="false" draw:fill="none" draw:fill-color="#ffffff" draw:textarea-vertical-align="middle" draw:auto-grow-width="true" fo:min-height="0.413cm" fo:min-width="0.22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22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714cm" fo:min-width="1.161cm" fo:padding-top="0.141cm" fo:padding-bottom="0.141cm" fo:padding-left="0.266cm" fo:padding-right="0.266cm" draw:shadow="hidden" draw:shadow-offset-x="0.199cm" draw:shadow-offset-y="0.199cm" draw:shadow-color="#808080" fo:margin-left="0.199cm" fo:margin-right="0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24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2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7" draw:name="Shape2_4" draw:style-name="gr18" draw:text-style-name="P119" svg:width="3.918cm" svg:height="1.031cm" draw:transform="rotate (0.0876155284501153) translate (0.137583333333333cm 0.342194444444444cm)">
        <draw:text-box>
          <text:p text:style-name="P107"><text:span text:style-name="T183">F</text:span><text:span text:style-name="T183">i</text:span><text:span text:style-name="T183">c</text:span><text:span text:style-name="T183">h</text:span><text:span text:style-name="T183">e </text:span><text:span text:style-name="T183">s</text:span><text:span text:style-name="T183">u</text:span><text:span text:style-name="T183">p</text:span><text:span text:style-name="T183">p</text:span><text:span text:style-name="T183">l</text:span><text:span text:style-name="T183">é</text:span><text:span text:style-name="T183">m</text:span><text:span text:style-name="T183">e</text:span><text:span text:style-name="T183">n</text:span><text:span text:style-name="T183">t</text:span><text:span text:style-name="T183">a</text:span><text:span text:style-name="T183">ir</text:span><text:span text:style-name="T183">e</text:span></text:p>
        </draw:text-box>
      </draw:frame>
      <draw:frame text:anchor-type="page" text:anchor-page-number="1" draw:z-index="2" draw:name="Shape8_0" draw:style-name="gr123" draw:text-style-name="P114" svg:width="2.703cm" svg:height="0.715cm" draw:transform="rotate (0.0872664625997165) translate (1.32644444444444cm 1.21884722222222cm)">
        <draw:text-box>
          <text:p text:style-name="P107"><text:span text:style-name="T182">Sér</text:span><text:span text:style-name="T182">ie 2</text:span></text:p>
        </draw:text-box>
      </draw:frame>
      <draw:path text:anchor-type="page" text:anchor-page-number="1" draw:z-index="1" draw:name="Shape7_1" draw:style-name="gr124" draw:text-style-name="P116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0" draw:name="Shape3" draw:style-name="gr125" draw:text-style-name="P107" svg:x1="6.507cm" svg:y1="1.419cm" svg:x2="21.997cm" svg:y2="1.341cm">
        <text:p/>
      </draw:line>
      <text:list xml:id="list4073255234" text:style-name="_5f_Numérotation_20_des_20_exercices">
        <text:list-item text:start-value="1">
          <text:h text:style-name="P106" text:outline-level="1" text:restart-numbering="true" text:start-value="1"><draw:custom-shape text:anchor-type="paragraph" draw:z-index="8" draw:name="Shape1_0" draw:style-name="gr73" draw:text-style-name="P134" svg:width="3.633cm" svg:height="1.818cm" draw:transform="rotate (-0.370707933123596) translate (5.72381944444444cm 0.428625cm)"><text:p/><draw:enhanced-geometry svg:viewBox="0 0 21600 21600" draw:type="rectangle" draw:enhanced-path="M 0 0 L 21600 0 21600 21600 0 21600 0 0 Z N"/></draw:custom-shape><text:span text:style-name="_5f_Caractères">La figure suivante est un rectangle.</text:span></text:h>
        </text:list-item>
      </text:list>
      <text:h text:style-name="_5f_Paragraphe" text:outline-level="1"><text:span text:style-name="_5f_Caractères"/></text:h>
      <text:h text:style-name="_5f_Paragraphe" text:outline-level="1"><text:span text:style-name="_5f_pointillés_20_gris"/></text:h>
      <text:list xml:id="list161936396541788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Ce rectangle s’appelle ABCD. Mets les noms des points sur la figure.</text:span></text:p>
            </text:list-item>
            <text:list-item>
              <text:p text:style-name="_5f_Paragraphe_5f_avec_5f_Num_5f_Question"><draw:custom-shape text:anchor-type="paragraph" draw:z-index="3" draw:name="Shape2" draw:style-name="gr122" draw:text-style-name="P134" svg:width="3.386cm" svg:height="2.989cm" draw:transform="rotate (0.663050582832646) translate (4.67430555555556cm 2.16781944444444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text:span text:style-name="_5f_Caractères">Code les côtés égaux et les angles droits.</text:span></text:p>
            </text:list-item>
          </text:list>
        </text:list-item>
        <text:list-item>
          <text:h text:style-name="_5f_Titre_5f_Exercices_5f_sans_5f_Titre" text:outline-level="1"><text:span text:style-name="_5f_Caractères">La figure suivante est un triangle équilatéral ABC. Indique les noms des points sur la figure, les côtés égaux, et les angles de même mesure :</text:span></text:h>
        </text:list-item>
      </text:list>
      <text:h text:style-name="_5f_Paragraphe" text:outline-level="1"/>
      <text:list xml:id="list161935719117571" text:continue-numbering="true" text:style-name="_5f_Numérotation_20_des_20_exercices">
        <text:list-item>
          <text:h text:style-name="_5f_Titre_5f_Exercices_5f_sans_5f_Titre" text:outline-level="1"><text:span text:style-name="_5f_Caractères">Pour chaque figure, code les segments ayant la même longueur que les segments déjà codés.</text:span></text:h>
        </text:list-item>
      </text:list>
      <text:h text:style-name="_5f_Paragraphe" text:outline-level="1"><draw:g text:anchor-type="paragraph" draw:z-index="9" draw:name="Shape18" draw:style-name="gr19"><draw:line draw:style-name="gr62" draw:text-style-name="P130" svg:x1="0.118cm" svg:y1="0.924cm" svg:x2="2.092cm" svg:y2="-0.066cm"><text:p/></draw:line><draw:line draw:style-name="gr63" draw:text-style-name="P130" svg:x1="0.105cm" svg:y1="0.926cm" svg:x2="2.089cm" svg:y2="1.928cm"><text:p/></draw:line><draw:line draw:style-name="gr64" draw:text-style-name="P130" svg:x1="2.1cm" svg:y1="-0.066cm" svg:x2="4.106cm" svg:y2="0.945cm"><text:p/></draw:line><draw:line draw:style-name="gr65" draw:text-style-name="P130" svg:x1="2.083cm" svg:y1="1.915cm" svg:x2="4.087cm" svg:y2="0.934cm"><text:p/></draw:line><draw:line draw:style-name="gr66" draw:text-style-name="P130" svg:x1="0.105cm" svg:y1="0.926cm" svg:x2="4.084cm" svg:y2="0.926cm"><text:p/></draw:line><draw:line draw:style-name="gr67" draw:text-style-name="P130" svg:x1="2.09cm" svg:y1="-0.053cm" svg:x2="2.09cm" svg:y2="1.938cm"><text:p/></draw:line><draw:line draw:style-name="gr68" draw:text-style-name="P130" svg:x1="1.067cm" svg:y1="0.345cm" svg:x2="1.298cm" svg:y2="0.502cm"><text:p/></draw:line><draw:line draw:style-name="gr69" draw:text-style-name="P130" svg:x1="1.956cm" svg:y1="0.465cm" svg:x2="2.226cm" svg:y2="0.633cm"><text:p/></draw:line><draw:line draw:style-name="gr70" draw:text-style-name="P130" svg:x1="1.966cm" svg:y1="0.576cm" svg:x2="2.227cm" svg:y2="0.744cm"><text:p/></draw:line><draw:ellipse draw:style-name="gr71" draw:text-style-name="P129" svg:width="0.16cm" svg:height="0.235cm" svg:x="1.283cm" svg:y="0.799cm"><text:p/></draw:ellipse><draw:frame draw:style-name="gr72" draw:text-style-name="P132" svg:width="1.484cm" svg:height="0.421cm" svg:x="1.35cm" svg:y="2.112cm"><draw:text-box><text:p text:style-name="P131"><text:span text:style-name="T185">L</text:span><text:span text:style-name="T185">o</text:span><text:span text:style-name="T185">s</text:span><text:span text:style-name="T185">a</text:span><text:span text:style-name="T185">n</text:span><text:span text:style-name="T185">g</text:span><text:span text:style-name="T185">e</text:span></text:p></draw:text-box></draw:frame></draw:g><draw:g text:anchor-type="paragraph" draw:z-index="10" draw:name="Shape19" draw:style-name="gr19"><draw:rect draw:style-name="gr57" draw:text-style-name="P129" svg:width="1.929cm" svg:height="1.923cm" svg:x="4.941cm" svg:y="0.178cm"><text:p/></draw:rect><draw:line draw:style-name="gr58" draw:text-style-name="P130" svg:x1="4.941cm" svg:y1="0.187cm" svg:x2="6.868cm" svg:y2="2.087cm"><text:p/></draw:line><draw:line draw:style-name="gr59" draw:text-style-name="P130" svg:x1="4.941cm" svg:y1="2.09cm" svg:x2="6.868cm" svg:y2="0.169cm"><text:p/></draw:line><draw:line draw:style-name="gr60" draw:text-style-name="P130" svg:x1="4.859cm" svg:y1="1.185cm" svg:x2="5.031cm" svg:y2="1.335cm"><text:p/></draw:line><draw:frame draw:style-name="gr61" draw:text-style-name="P133" svg:width="0.96cm" svg:height="0.414cm" svg:x="5.53cm" svg:y="2.203cm"><draw:text-box><text:p text:style-name="P131"><text:span text:style-name="T185">C</text:span><text:span text:style-name="T185">a</text:span><text:span text:style-name="T185">r</text:span><text:span text:style-name="T185">r</text:span><text:span text:style-name="T185">é</text:span></text:p></draw:text-box></draw:frame><draw:line draw:style-name="gr60" draw:text-style-name="P130" svg:x1="4.859cm" svg:y1="1.335cm" svg:x2="5.031cm" svg:y2="1.185cm"><text:p/></draw:line><draw:custom-shape draw:style-name="gr30" draw:text-style-name="P127" svg:width="0.137cm" svg:height="0.138cm" draw:transform="skewX (-0.0127409035395586) rotate (0.785398163397448) translate (5.35693055555556cm 0.693208333333333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/draw:g><text:span text:style-name="_5f_Caractères"/></text:h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draw:g text:anchor-type="paragraph" draw:z-index="11" draw:name="Shape20" draw:style-name="gr19"><draw:custom-shape draw:style-name="gr54" draw:text-style-name="P127" svg:width="3.5cm" svg:height="1.752cm" svg:x="0.261cm" svg:y="0.03cm"><text:p/>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55" draw:text-style-name="P132" svg:width="2.728cm" svg:height="0.421cm" svg:x="0.651cm" svg:y="1.861cm"><draw:text-box><text:p text:style-name="P131"><text:span text:style-name="T185">T</text:span><text:span text:style-name="T185">r</text:span><text:span text:style-name="T185">i</text:span><text:span text:style-name="T185">a</text:span><text:span text:style-name="T185">n</text:span><text:span text:style-name="T185">g</text:span><text:span text:style-name="T185">l</text:span><text:span text:style-name="T185">e</text:span><text:span text:style-name="T185"> </text:span><text:span text:style-name="T185">i</text:span><text:span text:style-name="T185">s</text:span><text:span text:style-name="T185">o</text:span><text:span text:style-name="T185">c</text:span><text:span text:style-name="T185">è</text:span><text:span text:style-name="T185">l</text:span><text:span text:style-name="T185">e</text:span></text:p></draw:text-box></draw:frame><draw:custom-shape draw:style-name="gr56" draw:text-style-name="P127" svg:width="0.251cm" svg:height="0.249cm" svg:x="1.009cm" svg:y="0.78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draw:g><draw:g text:anchor-type="paragraph" draw:z-index="12" draw:name="Shape21" draw:style-name="gr19"><draw:rect draw:style-name="gr49" draw:text-style-name="P129" svg:width="3.895cm" svg:height="1.295cm" svg:x="4.443cm" svg:y="0.408cm"><text:p/></draw:rect><draw:line draw:style-name="gr50" draw:text-style-name="P130" svg:x1="4.445cm" svg:y1="0.409cm" svg:x2="8.352cm" svg:y2="1.7cm"><text:p/></draw:line><draw:line draw:style-name="gr51" draw:text-style-name="P130" svg:x1="4.445cm" svg:y1="1.699cm" svg:x2="8.329cm" svg:y2="0.417cm"><text:p/></draw:line><draw:ellipse draw:style-name="gr52" draw:text-style-name="P129" svg:width="0.197cm" svg:height="0.198cm" svg:x="5.609cm" svg:y="0.727cm"><text:p/></draw:ellipse><draw:frame draw:style-name="gr53" draw:text-style-name="P132" svg:width="1.779cm" svg:height="0.422cm" svg:x="5.503cm" svg:y="1.836cm"><draw:text-box><text:p text:style-name="P131"><text:span text:style-name="T185">R</text:span><text:span text:style-name="T185">e</text:span><text:span text:style-name="T185">c</text:span><text:span text:style-name="T185">t</text:span><text:span text:style-name="T185">a</text:span><text:span text:style-name="T185">n</text:span><text:span text:style-name="T185">g</text:span><text:span text:style-name="T185">l</text:span><text:span text:style-name="T185">e</text:span></text:p></draw:text-box></draw:frame><draw:custom-shape draw:style-name="gr30" draw:text-style-name="P127" svg:width="0.2cm" svg:height="0.202cm" svg:x="6.325cm" svg:y="0.293cm"><text:p/>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30" draw:text-style-name="P127" svg:width="0.2cm" svg:height="0.202cm" svg:x="4.344cm" svg:y="0.963cm"><text:p/><draw:enhanced-geometry svg:viewBox="0 0 21600 21600" draw:glue-points="10800 0 0 10800 10800 21600 21600 10800" draw:path-stretchpoint-x="10800" draw:path-stretchpoint-y="10800" draw:text-areas="?f1 ?f1 ?f2 ?f3" draw:type="cross" draw:modifiers="6985.07462686567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/draw:g></text:h>
      <text:h text:style-name="_5f_Paragraphe" text:outline-level="1"/>
      <text:h text:style-name="_5f_Paragraphe" text:outline-level="1"/>
      <text:h text:style-name="_5f_Paragraphe" text:outline-level="1"/>
      <text:list xml:id="list161936249872792" text:continue-numbering="true" text:style-name="_5f_Numérotation_20_des_20_exercices">
        <text:list-item>
          <text:h text:style-name="_5f_Titre_5f_Exercices_5f_sans_5f_Titre" text:outline-level="1"><text:span text:style-name="_5f_Caractères">Pour chaque figure, code les angles ayant la même mesure que les angles déjà codés ainsi que les angles droits.</text:span></text:h>
        </text:list-item>
      </text:list>
      <text:h text:style-name="_5f_Paragraphe" text:outline-level="1"><draw:g text:anchor-type="paragraph" draw:z-index="13" draw:name="Shape22" draw:style-name="gr19"><draw:line draw:style-name="gr38" draw:text-style-name="P126" svg:x1="-0.001cm" svg:y1="1.301cm" svg:x2="1.498cm" svg:y2="0.301cm"><text:p/></draw:line><draw:line draw:style-name="gr39" draw:text-style-name="P126" svg:x1="-0.001cm" svg:y1="1.301cm" svg:x2="1.498cm" svg:y2="2.301cm"><text:p/></draw:line><draw:line draw:style-name="gr40" draw:text-style-name="P126" svg:x1="1.496cm" svg:y1="0.301cm" svg:x2="2.997cm" svg:y2="1.301cm"><text:p/></draw:line><draw:line draw:style-name="gr41" draw:text-style-name="P126" svg:x1="1.496cm" svg:y1="2.301cm" svg:x2="2.997cm" svg:y2="1.301cm"><text:p/></draw:line><draw:line draw:style-name="gr42" draw:text-style-name="P126" svg:x1="-0.001cm" svg:y1="1.301cm" svg:x2="2.999cm" svg:y2="1.301cm"><text:p/></draw:line><draw:line draw:style-name="gr43" draw:text-style-name="P126" svg:x1="1.496cm" svg:y1="0.301cm" svg:x2="1.496cm" svg:y2="2.301cm"><text:p/></draw:line><draw:frame draw:style-name="gr44" draw:text-style-name="P122" svg:width="1.482cm" svg:height="0.422cm" svg:x="0.758cm" svg:y="2.316cm"><draw:text-box><text:p text:style-name="P121"><text:span text:style-name="T184">L</text:span><text:span text:style-name="T184">o</text:span><text:span text:style-name="T184">s</text:span><text:span text:style-name="T184">a</text:span><text:span text:style-name="T184">n</text:span><text:span text:style-name="T184">g</text:span><text:span text:style-name="T184">e</text:span></text:p></draw:text-box></draw:frame><draw:ellipse draw:style-name="gr45" draw:text-style-name="P126" svg:width="0.867cm" svg:height="0.863cm" svg:x="-0.564cm" svg:y="0.896cm" draw:kind="arc" draw:start-angle="3" draw:end-angle="27.19"><text:p/></draw:ellipse><draw:ellipse draw:style-name="gr46" draw:text-style-name="P124" svg:width="1.003cm" svg:height="0.999cm" svg:x="0.998cm" svg:y="-0.197cm" draw:kind="arc" draw:start-angle="212.87" draw:end-angle="269.07"><text:p/></draw:ellipse><draw:line draw:style-name="gr47" draw:text-style-name="P124" svg:x1="1.314cm" svg:y1="0.605cm" svg:x2="1.115cm" svg:y2="0.804cm"><text:p/></draw:line><draw:line draw:style-name="gr48" draw:text-style-name="P124" svg:x1="1.38cm" svg:y1="0.649cm" svg:x2="1.179cm" svg:y2="0.85cm"><text:p/></draw:line><draw:line draw:style-name="gr24" draw:text-style-name="P124" svg:x1="0.189cm" svg:y1="1.258cm" svg:x2="0.371cm" svg:y2="1.166cm"><text:p/></draw:line></draw:g><draw:g text:anchor-type="paragraph" draw:z-index="14" draw:name="Shape23" draw:style-name="gr19"><draw:rect draw:style-name="gr31" draw:text-style-name="P125" svg:width="3.985cm" svg:height="1.324cm" svg:x="3.976cm" svg:y="0.288cm"><text:p/></draw:rect><draw:line draw:style-name="gr32" draw:text-style-name="P126" svg:x1="3.975cm" svg:y1="0.286cm" svg:x2="7.976cm" svg:y2="1.607cm"><text:p/></draw:line><draw:line draw:style-name="gr33" draw:text-style-name="P126" svg:x1="3.976cm" svg:y1="1.605cm" svg:x2="7.952cm" svg:y2="0.296cm"><text:p/></draw:line><draw:frame draw:style-name="gr34" draw:text-style-name="P122" svg:width="1.781cm" svg:height="0.422cm" svg:x="5.071cm" svg:y="1.753cm"><draw:text-box><text:p text:style-name="P121"><text:span text:style-name="T184">R</text:span><text:span text:style-name="T184">e</text:span><text:span text:style-name="T184">c</text:span><text:span text:style-name="T184">t</text:span><text:span text:style-name="T184">a</text:span><text:span text:style-name="T184">n</text:span><text:span text:style-name="T184">g</text:span><text:span text:style-name="T184">l</text:span><text:span text:style-name="T184">e</text:span></text:p></draw:text-box></draw:frame><draw:ellipse draw:style-name="gr35" draw:text-style-name="P126" svg:width="1.327cm" svg:height="1.318cm" svg:x="3.316cm" svg:y="-0.346cm" draw:kind="arc" draw:start-angle="343.55" draw:end-angle="1.45"><text:p/></draw:ellipse><draw:circle draw:style-name="gr36" draw:text-style-name="P126" svg:width="0.655cm" svg:height="0.653cm" svg:x="3.66cm" svg:y="1.3cm" draw:kind="arc" draw:start-angle="24.01" draw:end-angle="91.95"><text:p/></draw:circle><draw:custom-shape draw:style-name="gr37" draw:text-style-name="P128" svg:width="0.202cm" svg:height="0.2cm" svg:x="4.085cm" svg:y="1.266cm"><text:p/><draw:enhanced-geometry svg:viewBox="0 0 21600 21600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ellipse draw:style-name="gr35" draw:text-style-name="P126" svg:width="1.325cm" svg:height="1.318cm" svg:x="3.276cm" svg:y="-0.358cm" draw:kind="arc" draw:start-angle="343.55" draw:end-angle="1.45"><text:p/></draw:ellips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draw:g text:anchor-type="paragraph" draw:z-index="15" draw:name="Shape24" draw:style-name="gr19"><draw:rect draw:style-name="gr25" draw:text-style-name="P125" svg:width="2.073cm" svg:height="2.068cm" svg:x="0.462cm" svg:y="0.354cm"><text:p/></draw:rect><draw:line draw:style-name="gr26" draw:text-style-name="P126" svg:x1="0.461cm" svg:y1="0.364cm" svg:x2="2.53cm" svg:y2="2.401cm"><text:p/></draw:line><draw:line draw:style-name="gr27" draw:text-style-name="P126" svg:x1="0.461cm" svg:y1="2.401cm" svg:x2="2.53cm" svg:y2="0.341cm"><text:p/></draw:line><draw:frame draw:style-name="gr28" draw:text-style-name="P122" svg:width="0.971cm" svg:height="0.422cm" svg:x="1.01cm" svg:y="2.578cm"><draw:text-box><text:p text:style-name="P121"><text:span text:style-name="T184">C</text:span><text:span text:style-name="T184">a</text:span><text:span text:style-name="T184">r</text:span><text:span text:style-name="T184">r</text:span><text:span text:style-name="T184">é</text:span></text:p></draw:text-box></draw:frame><draw:ellipse draw:style-name="gr29" draw:text-style-name="P126" svg:width="1.034cm" svg:height="1.029cm" svg:x="-0.037cm" svg:y="-0.132cm" draw:kind="arc" draw:start-angle="315.8" draw:end-angle="1.92"><text:p/></draw:ellipse><draw:custom-shape draw:style-name="gr30" draw:text-style-name="P127" svg:width="0.101cm" svg:height="0.103cm" svg:x="0.912cm" svg:y="0.523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/draw:g><draw:g text:anchor-type="paragraph" draw:z-index="16" draw:name="Shape25" draw:style-name="gr19"><draw:custom-shape draw:style-name="gr20" draw:text-style-name="P120" svg:width="3.5cm" svg:height="1.752cm" svg:x="4.124cm" svg:y="-0.018cm"><text:p/>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21" draw:text-style-name="P122" svg:width="2.726cm" svg:height="0.422cm" svg:x="4.514cm" svg:y="1.912cm"><draw:text-box><text:p text:style-name="P121"><text:span text:style-name="T184">T</text:span><text:span text:style-name="T184">r</text:span><text:span text:style-name="T184">i</text:span><text:span text:style-name="T184">a</text:span><text:span text:style-name="T184">n</text:span><text:span text:style-name="T184">g</text:span><text:span text:style-name="T184">l</text:span><text:span text:style-name="T184">e</text:span><text:span text:style-name="T184"> </text:span><text:span text:style-name="T184">i</text:span><text:span text:style-name="T184">s</text:span><text:span text:style-name="T184">o</text:span><text:span text:style-name="T184">c</text:span><text:span text:style-name="T184">è</text:span><text:span text:style-name="T184">l</text:span><text:span text:style-name="T184">e</text:span></text:p></draw:text-box></draw:frame><draw:custom-shape draw:style-name="gr22" draw:text-style-name="P123" svg:width="1.525cm" svg:height="1.523cm" draw:transform="rotate (-1.16762526958421) translate (4.53143055555556cm 0.744361111111111cm)"><text:p/><draw:enhanced-geometry svg:viewBox="0 0 21600 21600" draw:type="block-arc" draw:modifiers="-112.559035001563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23" draw:text-style-name="P123" svg:width="1.371cm" svg:height="1.371cm" draw:transform="rotate (-1.16762526958421) translate (4.50144444444444cm 0.834319444444444cm)"><text:p/><draw:enhanced-geometry svg:viewBox="0 0 21600 21600" draw:type="block-arc" draw:modifiers="-112.490178027134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24" draw:text-style-name="P124" svg:x1="4.711cm" svg:y1="1.509cm" svg:x2="4.893cm" svg:y2="1.417cm"><text:p/></draw:lin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61935862016957" text:continue-numbering="true" text:style-name="_5f_Numérotation_20_des_20_exercices">
        <text:list-item>
          <text:h text:style-name="_5f_Titre_5f_Exercices_5f_sans_5f_Titre" text:outline-level="1"><text:span text:style-name="_5f_Caractères">Observe les figures puis indique la nature des quadrilatères en justifiant tes réponses.</text:span></text:h>
        </text:list-item>
      </text:list>
      <text:h text:style-name="_5f_Paragraphe" text:outline-level="1"><draw:g text:anchor-type="paragraph" draw:z-index="7" draw:name="Shape11" draw:style-name="gr19"><draw:g draw:style-name="gr74"><draw:g draw:style-name="gr74"><draw:rect draw:style-name="gr75" draw:text-style-name="P120" svg:width="1.766cm" svg:height="1.061cm" draw:transform="rotate (0.143291531588734) translate (0.633236111111111cm 0.6985cm)"><text:p/></draw:rect><draw:custom-shape draw:style-name="gr76" draw:text-style-name="P120" svg:width="0.214cm" svg:height="0.219cm" draw:transform="skewX (-0.0242600766027212) rotate (0.143291531588734) translate (0.751416666666667cm 1.53634722222222cm)"><text:p/><draw:enhanced-geometry svg:viewBox="0 0 21600 21600" draw:type="rectangle" draw:enhanced-path="M 0 0 L 21600 0 21600 21600 0 21600 0 0 Z N"/></draw:custom-shape><draw:custom-shape draw:style-name="gr77" draw:text-style-name="P120" svg:width="0.214cm" svg:height="0.214cm" draw:transform="skewX (0.00820304748437331) rotate (0.143291531588734) translate (0.633236111111111cm 0.703791666666667cm)"><text:p/><draw:enhanced-geometry svg:viewBox="0 0 21600 21600" draw:type="rectangle" draw:enhanced-path="M 0 0 L 21600 0 21600 21600 0 21600 0 0 Z N"/></draw:custom-shape><draw:custom-shape draw:style-name="gr78" draw:text-style-name="P120" svg:width="0.219cm" svg:height="0.219cm" draw:transform="skewX (-0.00802851455917395) rotate (0.143291531588734) translate (2.29129166666667cm 1.31409722222222cm)"><text:p/><draw:enhanced-geometry svg:viewBox="0 0 21600 21600" draw:type="rectangle" draw:enhanced-path="M 0 0 L 21600 0 21600 21600 0 21600 0 0 Z N"/></draw:custom-shape><draw:custom-shape draw:style-name="gr79" draw:text-style-name="P120" svg:width="0.219cm" svg:height="0.219cm" draw:transform="skewX (-0.0242600766027212) rotate (0.143291531588734) translate (2.16429166666667cm 0.478013888888889cm)"><text:p/><draw:enhanced-geometry svg:viewBox="0 0 21600 21600" draw:type="rectangle" draw:enhanced-path="M 0 0 L 21600 0 21600 21600 0 21600 0 0 Z N"/></draw:custom-shape></draw:g><draw:frame draw:style-name="gr80" draw:text-style-name="P135" svg:width="0.359cm" svg:height="0.421cm" svg:x="0.275cm" svg:y="0.257cm"><draw:text-box><text:p text:style-name="P131"><text:span text:style-name="T186">A</text:span><text:span text:style-name="T187"> </text:span></text:p></draw:text-box></draw:frame><draw:frame draw:style-name="gr81" draw:text-style-name="P136" svg:width="0.251cm" svg:height="0.422cm" svg:x="2.61cm" svg:y="1.506cm"><draw:text-box><text:p text:style-name="P131"><text:span text:style-name="T188">C</text:span></text:p></draw:text-box></draw:frame><draw:frame draw:style-name="gr82" draw:text-style-name="P137" svg:width="0.248cm" svg:height="0.422cm" svg:x="2.411cm" svg:y="0.028cm"><draw:text-box><text:p text:style-name="P131"><text:span text:style-name="T186">B</text:span></text:p></draw:text-box></draw:frame><draw:frame draw:style-name="gr83" draw:text-style-name="P136" svg:width="0.278cm" svg:height="0.422cm" svg:x="0.476cm" svg:y="1.771cm"><draw:text-box><text:p text:style-name="P131"><text:span text:style-name="T188">D</text:span></text:p></draw:text-box></draw:frame></draw:g><draw:g draw:style-name="gr74"><draw:custom-shape draw:style-name="gr84" draw:text-style-name="P127" svg:width="1.235cm" svg:height="1.235cm" draw:transform="rotate (0.785398163397448) translate (6.82801388888889cm 1.33526388888889cm)"><text:p/><draw:enhanced-geometry svg:viewBox="0 0 21600 21600" draw:mirror-horizontal="false" draw:mirror-vertical="false" draw:type="rectangle" draw:enhanced-path="M 0 0 L 21600 0 21600 21600 0 21600 0 0 Z N"/></draw:custom-shape><draw:custom-shape draw:style-name="gr85" draw:text-style-name="P127" svg:width="0.218cm" svg:height="0.219cm" draw:transform="skewX (-0.0322885911618951) rotate (0.785398163397448) translate (7.55297222222222cm 2.05140277777778cm)"><text:p/><draw:enhanced-geometry svg:viewBox="0 0 21600 21600" draw:mirror-horizontal="false" draw:mirror-vertical="false" draw:type="rectangle" draw:enhanced-path="M 0 0 L 21600 0 21600 21600 0 21600 0 0 Z N"/></draw:custom-shape><draw:custom-shape draw:style-name="gr85" draw:text-style-name="P127" svg:width="0.218cm" svg:height="0.216cm" draw:transform="skewX (-0.0246091424531201) rotate (0.785398163397448) translate (8.27440277777778cm 1.33526388888889cm)"><text:p/><draw:enhanced-geometry svg:viewBox="0 0 21600 21600" draw:mirror-horizontal="false" draw:mirror-vertical="false" draw:type="rectangle" draw:enhanced-path="M 0 0 L 21600 0 21600 21600 0 21600 0 0 Z N"/></draw:custom-shape><draw:custom-shape draw:style-name="gr85" draw:text-style-name="P127" svg:width="0.218cm" svg:height="0.216cm" draw:transform="skewX (-0.00820304748437344) rotate (0.785398163397448) translate (6.82801388888889cm 1.33526388888889cm)"><text:p/><draw:enhanced-geometry svg:viewBox="0 0 21600 21600" draw:mirror-horizontal="false" draw:mirror-vertical="false" draw:type="rectangle" draw:enhanced-path="M 0 0 L 21600 0 21600 21600 0 21600 0 0 Z N"/></draw:custom-shape><draw:custom-shape draw:style-name="gr85" draw:text-style-name="P127" svg:width="0.218cm" svg:height="0.218cm" draw:transform="skewX (-0.00820304748437346) rotate (0.785398163397448) translate (7.55297222222222cm 0.608541666666667cm)"><text:p/><draw:enhanced-geometry svg:viewBox="0 0 21600 21600" draw:mirror-horizontal="false" draw:mirror-vertical="false" draw:type="rectangle" draw:enhanced-path="M 0 0 L 21600 0 21600 21600 0 21600 0 0 Z N"/></draw:custom-shape><draw:line draw:style-name="gr86" draw:text-style-name="P128" svg:x1="8.12cm" svg:y1="1.908cm" svg:x2="8.121cm" svg:y2="1.687cm"><text:p/></draw:line><draw:line draw:style-name="gr86" draw:text-style-name="P128" svg:x1="7.255cm" svg:y1="1.029cm" svg:x2="7.256cm" svg:y2="0.808cm"><text:p/></draw:line><draw:line draw:style-name="gr86" draw:text-style-name="P128" svg:x1="8.175cm" svg:y1="1.045cm" svg:x2="8.174cm" svg:y2="0.824cm"><text:p/></draw:line><draw:line draw:style-name="gr86" draw:text-style-name="P128" svg:x1="7.286cm" svg:y1="1.918cm" svg:x2="7.285cm" svg:y2="1.697cm"><text:p/></draw:line><draw:line draw:style-name="gr86" draw:text-style-name="P128" svg:x1="7.316cm" svg:y1="1.946cm" svg:x2="7.315cm" svg:y2="1.725cm"><text:p/></draw:line><draw:line draw:style-name="gr86" draw:text-style-name="P128" svg:x1="7.283cm" svg:y1="1.004cm" svg:x2="7.284cm" svg:y2="0.783cm"><text:p/></draw:line><draw:line draw:style-name="gr86" draw:text-style-name="P128" svg:x1="8.203cm" svg:y1="1.071cm" svg:x2="8.202cm" svg:y2="0.85cm"><text:p/></draw:line><draw:line draw:style-name="gr86" draw:text-style-name="P128" svg:x1="8.151cm" svg:y1="1.878cm" svg:x2="8.152cm" svg:y2="1.657cm"><text:p/></draw:line><draw:frame draw:style-name="gr87" draw:text-style-name="P136" svg:width="0.227cm" svg:height="0.422cm" svg:x="7.609cm" svg:y="0.039cm"><draw:text-box><text:p text:style-name="P131"><text:span text:style-name="T188">E</text:span></text:p></draw:text-box></draw:frame><draw:frame draw:style-name="gr88" draw:text-style-name="P136" svg:width="0.209cm" svg:height="0.421cm" svg:x="8.671cm" svg:y="1.134cm"><draw:text-box><text:p text:style-name="P131"><text:span text:style-name="T188">F</text:span></text:p></draw:text-box></draw:frame><draw:frame draw:style-name="gr89" draw:text-style-name="P136" svg:width="0.278cm" svg:height="0.422cm" svg:x="7.583cm" svg:y="2.272cm"><draw:text-box><text:p text:style-name="P131"><text:span text:style-name="T188">G</text:span></text:p></draw:text-box></draw:frame><draw:frame draw:style-name="gr90" draw:text-style-name="P136" svg:width="0.272cm" svg:height="0.421cm" svg:x="6.477cm" svg:y="1.127cm"><draw:text-box><text:p text:style-name="P131"><text:span text:style-name="T188">H</text:span></text:p></draw:text-box></draw:frame></draw:g><draw:g draw:style-name="gr74"><draw:custom-shape draw:style-name="gr91" draw:text-style-name="P138" svg:width="2.722cm" svg:height="1.334cm" draw:transform="skewX (-0.00261799387799148) rotate (-0.440695636128569) translate (3.83822222222222cm 0.0211666666666667cm)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draw:style-name="gr92" draw:text-style-name="P138" svg:x1="4.346cm" svg:y1="0.521cm" svg:x2="4.43cm" svg:y2="0.717cm"><text:p/></draw:line><draw:line draw:style-name="gr92" draw:text-style-name="P138" svg:x1="5.102cm" svg:y1="1.708cm" svg:x2="5.186cm" svg:y2="1.904cm"><text:p/></draw:line><draw:line draw:style-name="gr92" draw:text-style-name="P138" svg:x1="5.546cm" svg:y1="1.055cm" svg:x2="5.332cm" svg:y2="1.167cm"><text:p/></draw:line><draw:line draw:style-name="gr92" draw:text-style-name="P138" svg:x1="4.112cm" svg:y1="1.175cm" svg:x2="3.898cm" svg:y2="1.287cm"><text:p/></draw:line><draw:frame draw:style-name="gr93" draw:text-style-name="P136" svg:width="0.287cm" svg:height="0.422cm" svg:x="5.06cm" svg:y="0.243cm"><draw:text-box><text:p text:style-name="P131"><text:span text:style-name="T188">N</text:span></text:p></draw:text-box></draw:frame><draw:frame draw:style-name="gr94" draw:text-style-name="P136" svg:width="0.311cm" svg:height="0.422cm" svg:x="3.177cm" svg:y="0.282cm"><draw:text-box><text:p text:style-name="P131"><text:span text:style-name="T188">M</text:span></text:p></draw:text-box></draw:frame><draw:frame draw:style-name="gr95" draw:text-style-name="P136" svg:width="0.332cm" svg:height="0.422cm" svg:x="4.265cm" svg:y="1.75cm"><draw:text-box><text:p text:style-name="P131"><text:span text:style-name="T188">P</text:span></text:p></draw:text-box></draw:frame><draw:frame draw:style-name="gr95" draw:text-style-name="P136" svg:width="0.332cm" svg:height="0.422cm" svg:x="6.073cm" svg:y="1.697cm"><draw:text-box><text:p text:style-name="P131"><text:span text:style-name="T188">O</text:span></text:p></draw:text-box></draw:frame></draw:g></draw:g><text:span text:style-name="_5f_Caractère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/>
      <text:section text:style-name="Sect1" text:name="Section3">
        <text:list xml:id="list161935251094855" text:continue-numbering="true" text:style-name="_5f_Numérotation_20_des_20_exercices">
          <text:list-item>
            <text:list>
              <text:list-item>
                <text:p text:style-name="_5f_Paragraphe_5f_Réponse_5f_Elève"><text:span text:style-name="_5f_Caractères">Le quadrilatère ABCD est </text:span><text:span text:style-name="_5f_pointillés_20_gris">……………………………. </text:span><text:span text:style-name="_5f_Caractères">car </text:span><text:span text:style-name="_5f_pointillés_20_gris">…………………………..………………………………….…………………………………………………………………..</text:span></text:p>
              </text:list-item>
              <text:list-item>
                <text:p text:style-name="_5f_Paragraphe_5f_Réponse_5f_Elève"><text:span text:style-name="_5f_Caractères">Le quadrilatère MNOP est </text:span><text:span text:style-name="_5f_pointillés_20_gris">……………………………. </text:span><text:span text:style-name="_5f_Caractères">car </text:span><text:span text:style-name="_5f_pointillés_20_gris">…………………………..………………………………….…………………………………………………………………..</text:span></text:p>
              </text:list-item>
              <text:list-item>
                <text:p text:style-name="_5f_Paragraphe_5f_Réponse_5f_Elève"><text:span text:style-name="_5f_Caractères">Le quadrilatère EFGH est </text:span><text:span text:style-name="_5f_pointillés_20_gris">…………………………….. </text:span><text:span text:style-name="_5f_Caractères">car </text:span><text:span text:style-name="_5f_pointillés_20_gris">…………………………..………………………………….…………………………………………………………………..</text:span></text:p>
              </text:list-item>
            </text:list>
          </text:list-item>
        </text:list>
      </text:section>
      <text:list xml:id="list161935284950667" text:continue-numbering="true" text:style-name="_5f_Numérotation_20_des_20_exercices">
        <text:list-item>
          <text:h text:style-name="_5f_Titre_5f_Exercices_5f_sans_5f_Titre" text:outline-level="1"><text:span text:style-name="_5f_Caractères">Amina était absente au cours de mathématiques. </text:span></text:h>
        </text:list-item>
      </text:list>
      <text:h text:style-name="_5f_Paragraphe" text:outline-level="1"><text:span text:style-name="_5f_Caractères">Tu dois lui expliquer en une phrase au téléphone chacune des trois figures suivantes, qui sont à tracer pour le prochain cours. Rédige ce que tu lui dis ci‑dessous. <text:s text:c="3"/></text:span></text:h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h text:style-name="_5f_Tableau_5f_Centré_5f_Gras" text:outline-level="1"><draw:g text:anchor-type="char" draw:z-index="5" draw:name="Shape16" draw:style-name="gr106"><draw:path draw:style-name="gr107" draw:text-style-name="P127" svg:width="2.135cm" svg:height="2.149cm" svg:x="0.549cm" svg:y="0.617cm" svg:viewBox="0 0 2136 2150" svg:d="M443 5c-73 408-271 870-271 870 0 0-89 678-88 590 0-88-31 243-82 230-51-14 911 238 911 238l786 217 195-912 190-563 52-239-658-204-651-105-404-127z"><text:p/></draw:path><draw:path draw:style-name="gr108" draw:text-style-name="P127" svg:width="0.184cm" svg:height="0.259cm" svg:x="0.629cm" svg:y="2.104cm" svg:viewBox="0 0 185 260" svg:d="M0 0c134 35 185 48 185 48l-48 141-19 71"><text:p/></draw:path><draw:path draw:style-name="gr108" draw:text-style-name="P127" svg:width="0.232cm" svg:height="0.187cm" svg:x="0.96cm" svg:y="0.689cm" svg:viewBox="0 0 233 188" svg:d="M0 136c205 54 195 52 195 52l38-188"><text:p/></draw:path><draw:path draw:style-name="gr108" draw:text-style-name="P127" svg:width="0.232cm" svg:height="0.199cm" svg:x="2.055cm" svg:y="2.515cm" svg:viewBox="0 0 233 200" svg:d="M0 200c14-95 31-200 31-200l112 30 90 34"><text:p/></draw:path><draw:path draw:style-name="gr108" draw:text-style-name="P127" svg:width="0.245cm" svg:height="0.302cm" svg:x="2.381cm" svg:y="0.973cm" svg:viewBox="0 0 246 303" svg:d="M61 0c-27 146-64 246-61 235 3-10 179 68 179 68l67-4"><text:p/></draw:path><draw:frame draw:style-name="gr109" draw:text-style-name="P136" svg:width="0.249cm" svg:height="0.414cm" svg:x="0.789cm" svg:y="0.157cm"><draw:text-box><text:p text:style-name="P139"><text:span text:style-name="T188">R</text:span></text:p></draw:text-box></draw:frame><draw:frame draw:style-name="gr110" draw:text-style-name="P136" svg:width="0.246cm" svg:height="0.414cm" svg:x="2.759cm" svg:y="0.7cm"><draw:text-box><text:p text:style-name="P139"><text:span text:style-name="T188">A</text:span></text:p></draw:text-box></draw:frame><draw:frame draw:style-name="gr111" draw:text-style-name="P136" svg:width="0.219cm" svg:height="0.414cm" svg:x="2.242cm" svg:y="2.783cm"><draw:text-box><text:p text:style-name="P139"><text:span text:style-name="T188">T</text:span></text:p></draw:text-box></draw:frame><draw:frame draw:style-name="gr112" draw:text-style-name="P136" svg:width="0.218cm" svg:height="0.414cm" svg:x="0.277cm" svg:y="2.263cm"><draw:text-box><text:p text:style-name="P139"><text:span text:style-name="T188">P</text:span></text:p></draw:text-box></draw:frame><draw:path draw:style-name="gr113" draw:text-style-name="P127" svg:width="0.258cm" svg:height="0.194cm" svg:x="1.662cm" svg:y="0.714cm" svg:viewBox="0 0 259 195" svg:d="M0 195c127-65 259-195 259-195"><text:p/></draw:path><draw:path draw:style-name="gr108" draw:text-style-name="P127" svg:width="0.29cm" svg:height="0.109cm" svg:x="0.596cm" svg:y="1.402cm" svg:viewBox="0 0 291 110" svg:d="M0 110c213-64 291-110 291-110"><text:p/></draw:path><draw:path draw:style-name="gr108" draw:text-style-name="P127" svg:width="0.257cm" svg:height="0.15cm" svg:x="2.297cm" svg:y="1.832cm" svg:viewBox="0 0 258 151" svg:d="M0 151c209-88 258-151 258-151"><text:p/></draw:path><draw:path draw:style-name="gr108" draw:text-style-name="P127" svg:width="0.288cm" svg:height="0.229cm" svg:x="1.232cm" svg:y="2.408cm" svg:viewBox="0 0 289 230" svg:d="M0 230c70-58 289-230 289-230"><text:p/></draw:path><draw:frame draw:style-name="gr114" draw:text-style-name="P136" svg:width="1.214cm" svg:height="0.414cm" draw:transform="rotate (-0.197745804250957) translate (1.41993055555556cm 0.238125cm)"><draw:text-box><text:p text:style-name="P139"><text:span text:style-name="T188">2</text:span><text:span text:style-name="T188">,</text:span><text:span text:style-name="T188">5</text:span><text:span text:style-name="T188"> </text:span><text:span text:style-name="T188">c</text:span><text:span text:style-name="T188">m</text:span></text:p></draw:text-box></draw:frame></draw:g><text:span text:style-name="Character_5f_20_5f_style"><text:s/></text:span></text:h>
            <text:h text:style-name="_5f_Tableau_5f_Centré_5f_Gras" text:outline-level="1"/>
            <text:h text:style-name="_5f_Tableau_5f_Centré_5f_Gras" text:outline-level="1"/>
            <text:h text:style-name="_5f_Tableau_5f_Centré_5f_Gras" text:outline-level="1"/>
            <text:h text:style-name="_5f_Tableau_5f_Centré_5f_Gras" text:outline-level="1"/>
          </table:table-cell>
          <table:table-cell table:style-name="Tableau1.B1" office:value-type="string">
            <text:h text:style-name="_5f_Tableau_5f_Centré_5f_Gras" text:outline-level="1"><draw:g text:anchor-type="paragraph" draw:z-index="6" draw:name="Shape17_0" draw:style-name="gr19"><draw:frame draw:style-name="gr96" draw:text-style-name="P136" svg:width="0.249cm" svg:height="0.414cm" svg:x="2.574cm" svg:y="1.605cm"><draw:text-box><text:p text:style-name="P139"><text:span text:style-name="T188">R</text:span></text:p></draw:text-box></draw:frame><draw:frame draw:style-name="gr97" draw:text-style-name="P136" svg:width="0.26cm" svg:height="0.414cm" svg:x="4.613cm" svg:y="0.85cm"><draw:text-box><text:p text:style-name="P139"><text:span text:style-name="T188">S</text:span></text:p></draw:text-box></draw:frame><draw:frame draw:style-name="gr98" draw:text-style-name="P136" svg:width="0.219cm" svg:height="0.414cm" svg:x="4.588cm" svg:y="2.464cm"><draw:text-box><text:p text:style-name="P139"><text:span text:style-name="T188">T</text:span></text:p></draw:text-box></draw:frame><draw:frame draw:style-name="gr99" draw:text-style-name="P136" svg:width="1.214cm" svg:height="0.414cm" svg:x="3.999cm" svg:y="1.404cm"><draw:text-box><text:p text:style-name="P139"><text:span text:style-name="T188">4</text:span><text:span text:style-name="T188">,</text:span><text:span text:style-name="T188">2</text:span><text:span text:style-name="T188"> </text:span><text:span text:style-name="T188">c</text:span><text:span text:style-name="T188">m</text:span></text:p></draw:text-box></draw:frame><draw:frame draw:style-name="gr100" draw:text-style-name="P141" svg:width="0.879cm" svg:height="0.414cm" draw:transform="rotate (0.367566340470006) translate (3.20498611111111cm 1.20473611111111cm)"><draw:text-box><text:p text:style-name="P140"><text:span text:style-name="T188">3</text:span><text:span text:style-name="T188"> </text:span><text:span text:style-name="T188">c</text:span><text:span text:style-name="T188">m</text:span></text:p></draw:text-box></draw:frame><draw:path draw:style-name="gr101" draw:text-style-name="P138" svg:width="1.704cm" svg:height="0.577cm" svg:x="2.854cm" svg:y="1.242cm" svg:viewBox="0 0 1705 578" svg:d="M0 576c124 17 259-92 376-129 127-41 252-71 377-118 122-46 259-123 388-129 173-9 114-93 294-71l188-94 82-35"><text:p/></draw:path><draw:path draw:style-name="gr102" draw:text-style-name="P138" svg:width="1.704cm" svg:height="0.577cm" svg:x="2.854cm" svg:y="1.242cm" svg:viewBox="0 0 1705 578" svg:d="M0 576c124 17 259-92 376-129 127-41 252-71 377-118 122-46 259-123 388-129 173-9 114-93 294-71l188-94 82-35"><text:p/></draw:path><draw:path draw:style-name="gr102" draw:text-style-name="P138" svg:width="1.727cm" svg:height="0.575cm" svg:x="4.583cm" svg:y="1.231cm" svg:viewBox="0 0 1728 576" svg:d="M0 0c114 81 267 67 389 129 128 65 243 114 376 165 116 45 387 118 493 129 129 36 109 65 247 71l129 47 94 35"><text:p/></draw:path><draw:path draw:style-name="gr102" draw:text-style-name="P138" svg:width="1.727cm" svg:height="0.587cm" svg:x="4.617cm" svg:y="1.816cm" svg:viewBox="0 0 1728 588" svg:d="M1728 0c-133 21-234 109-376 118-131 8-259 62-376 129-113 65-259 52-365 129-118 86-257 39-375 106l-118 72-118 34"><text:p/></draw:path><draw:path draw:style-name="gr102" draw:text-style-name="P138" svg:width="1.799cm" svg:height="0.587cm" svg:x="2.869cm" svg:y="1.816cm" svg:viewBox="0 0 1800 588" svg:d="M0 0c142 6 218 128 376 129 124 0 226 49 340 94 127 49 189 161 342 118 153 35 295 146 435 141l118 35 129 59 60 12"><text:p/></draw:path><draw:path draw:style-name="gr103" draw:text-style-name="P138" svg:width="3.398cm" svg:height="0.048cm" svg:x="2.914cm" svg:y="1.816cm" svg:viewBox="0 0 3399 49" svg:d="M0 0c125 3 250 1 376 12 120 10 243 0 365 0 125 0 250 0 376 0 124 0 251-4 376 0 121 3 242-5 365 23s249-14 376-11c123 3 244 18 366 23 124 5 268-47 388-12 160 47 129-47 270 0l141-23"><text:p/></draw:path><draw:frame draw:style-name="gr104" draw:text-style-name="P136" svg:width="0.262cm" svg:height="0.414cm" svg:x="6.553cm" svg:y="1.601cm"><draw:text-box><text:p text:style-name="P139"><text:span text:style-name="T188">U</text:span></text:p></draw:text-box></draw:frame><draw:line draw:style-name="gr105" draw:text-style-name="P138" svg:x1="3.631cm" svg:y1="1.459cm" svg:x2="3.841cm" svg:y2="1.581cm"><text:p/></draw:line><draw:line draw:style-name="gr105" draw:text-style-name="P138" svg:x1="5.241cm" svg:y1="2.09cm" svg:x2="5.451cm" svg:y2="2.212cm"><text:p/></draw:line><draw:line draw:style-name="gr105" draw:text-style-name="P138" svg:x1="5.248cm" svg:y1="1.596cm" svg:x2="5.418cm" svg:y2="1.427cm"><text:p/></draw:line><draw:line draw:style-name="gr105" draw:text-style-name="P138" svg:x1="3.982cm" svg:y1="2.307cm" svg:x2="4.152cm" svg:y2="2.138cm"><text:p/></draw:line></draw:g><draw:g text:anchor-type="char" draw:z-index="4" draw:name="Shape15" draw:style-name="gr115"><draw:frame draw:style-name="gr116" draw:text-style-name="P142" svg:width="1.214cm" svg:height="0.414cm" draw:transform="rotate (-0.286408530252271) translate (0.823736111111111cm 2.63701388888889cm)"><draw:text-box><text:p text:style-name="P139"><text:span text:style-name="T189">3</text:span><text:span text:style-name="T189">,</text:span><text:span text:style-name="T189">3</text:span><text:span text:style-name="T189"> </text:span><text:span text:style-name="T189">c</text:span><text:span text:style-name="T189">m</text:span></text:p></draw:text-box></draw:frame><draw:g draw:style-name="gr74"><draw:path draw:style-name="gr117" draw:text-style-name="P143" svg:width="1.904cm" svg:height="2.476cm" svg:x="0.758cm" svg:y="0.503cm" svg:viewBox="0 0 1905 2477" svg:d="M1309 2475c-413-90-1083-314-1083-314l-226-40 163-617 296-1050 105-454 499 142c0 0 549 191 476 171-74-20 366 78 366 78l-172 444-231 1047-186 595z"><text:p/></draw:path><draw:path draw:style-name="gr117" draw:text-style-name="P143" svg:width="0.321cm" svg:height="0.182cm" svg:x="1.816cm" svg:y="2.74cm" svg:viewBox="0 0 322 183" svg:d="M0 183c44-130 58-183 58-183 0 0 158 28 138 23-19-6 126 33 126 33"><text:p/></draw:path><draw:path draw:style-name="gr117" draw:text-style-name="P143" svg:width="0.183cm" svg:height="0.234cm" svg:x="0.818cm" svg:y="2.425cm" svg:viewBox="0 0 184 235" svg:d="M137 235c38-139 47-193 47-193l-74-20-110-22"><text:p/></draw:path><draw:path draw:style-name="gr117" draw:text-style-name="P143" svg:width="0.225cm" svg:height="0.219cm" svg:x="1.266cm" svg:y="0.551cm" svg:viewBox="0 0 226 220" svg:d="M0 167c72 26 172 53 172 53l43-159 11-61"><text:p/></draw:path><draw:path draw:style-name="gr117" draw:text-style-name="P143" svg:width="0.2cm" svg:height="0.267cm" svg:x="2.372cm" svg:y="0.85cm" svg:viewBox="0 0 201 268" svg:d="M201 268c-94-25-201-54-201-54l58-183 15-31"><text:p/></draw:path></draw:g><draw:frame draw:style-name="gr118" draw:text-style-name="P142" svg:width="0.269cm" svg:height="0.414cm" svg:x="1.053cm" svg:y="0.127cm"><draw:text-box><text:p text:style-name="P139"><text:span text:style-name="T189">N</text:span></text:p></draw:text-box></draw:frame><draw:frame draw:style-name="gr119" draw:text-style-name="P142" svg:width="0.251cm" svg:height="0.414cm" svg:x="2.748cm" svg:y="0.596cm"><draw:text-box><text:p text:style-name="P139"><text:span text:style-name="T189">C</text:span></text:p></draw:text-box></draw:frame><draw:frame draw:style-name="gr120" draw:text-style-name="P142" svg:width="0.207cm" svg:height="0.414cm" svg:x="2.106cm" svg:y="2.969cm"><draw:text-box><text:p text:style-name="P139"><text:span text:style-name="T189">F</text:span></text:p></draw:text-box></draw:frame><draw:frame draw:style-name="gr121" draw:text-style-name="P142" svg:width="0.228cm" svg:height="0.414cm" svg:x="0.448cm" svg:y="2.484cm"><draw:text-box><text:p text:style-name="P139"><text:span text:style-name="T189">S</text:span></text:p></draw:text-box></draw:frame><draw:frame draw:style-name="gr116" draw:text-style-name="P142" svg:width="1.214cm" svg:height="0.414cm" draw:transform="rotate (1.33430421314967) translate (0.504472222222222cm 2.02670833333333cm)"><draw:text-box><text:p text:style-name="P139"><text:span text:style-name="T189">5</text:span><text:span text:style-name="T189">,</text:span><text:span text:style-name="T189">4</text:span><text:span text:style-name="T189"> </text:span><text:span text:style-name="T189">c</text:span><text:span text:style-name="T189">m</text:span></text:p></draw:text-box></draw:frame></draw:g><text:span text:style-name="Character_5f_20_5f_style"/></text:h>
            <text:h text:style-name="_5f_Tableau_5f_Centré_5f_Gras" text:outline-level="1"/>
            <text:h text:style-name="_5f_Tableau_5f_Centré_5f_Gras" text:outline-level="1"/>
            <text:h text:style-name="_5f_Tableau_5f_Centré_5f_Gras" text:outline-level="1"/>
            <text:h text:style-name="_5f_Tableau_5f_Centré_5f_Gras" text:outline-level="1"/>
          </table:table-cell>
          <table:table-cell table:style-name="Tableau1.B1" office:value-type="string">
            <text:h text:style-name="_5f_Tableau_5f_Centré_5f_Gras" text:outline-level="1"><text:span text:style-name="Character_5f_20_5f_style"><text:s/></text:span></text:h>
          </table:table-cell>
        </table:table-row>
      </table:table>
      <text:list xml:id="list161935218227549" text:continue-list="list161935284950667" text:style-name="_5f_Numérotation_20_des_20_exercices">
        <text:list-item>
          <text:list>
            <text:list-item text:start-value="1">
              <text:p text:style-name="_5f_Paragraphe_5f_Réponse_5f_Elève"><text:span text:style-name="_5f_Caractères">Trace </text:span><text:span text:style-name="_5f_pointillés_20_gris">……………………………………………………….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..</text:span></text:p>
      <text:p text:style-name="_5f_Paragraphe_5f_Réponse_5f_Pointillés_5f_Grisés"><text:span text:style-name="_5f_pointillés_20_gris">…………………………………………………………………..</text:span></text:p>
      <text:list xml:id="list161935969033930" text:continue-numbering="true" text:style-name="_5f_Numérotation_20_des_20_exercices">
        <text:list-item>
          <text:list>
            <text:list-item>
              <text:p text:style-name="_5f_Paragraphe_5f_Réponse_5f_Elève"><text:span text:style-name="_5f_Caractères">Trace </text:span><text:span text:style-name="_5f_pointillés_20_gris">……………………………………………………...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..</text:span></text:p>
      <text:p text:style-name="_5f_Paragraphe_5f_Réponse_5f_Pointillés_5f_Grisés"><text:span text:style-name="_5f_pointillés_20_gris">…………………………………………………………………..</text:span></text:p>
      <text:list xml:id="list161935315491818" text:continue-numbering="true" text:style-name="_5f_Numérotation_20_des_20_exercices">
        <text:list-item>
          <text:list>
            <text:list-item>
              <text:p text:style-name="_5f_Paragraphe_5f_Réponse_5f_Elève"><text:span text:style-name="_5f_Caractères">Trace </text:span><text:span text:style-name="_5f_pointillés_20_gris">……………………………………………………….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..</text:span></text:p>
      <text:p text:style-name="_5f_Paragraphe_5f_Réponse_5f_Pointillés_5f_Grisés"><text:span text:style-name="_5f_pointillés_20_gris">………………………………………………………………….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Tahoma2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9B0B33A11C3DA887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8358BC09E866CC53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fill-image draw:name="Marble" xlink:href="Pictures/100000000000005E0000005EACD32FBA6E785776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 style:master-page-name="">
      <style:paragraph-properties fo:margin-left="0cm" fo:margin-right="0cm" fo:text-align="start" style:justify-single-word="false" fo:text-indent="0cm" style:auto-text-indent="false" style:page-number="auto" style:shadow="none">
        <style:tab-stops/>
      </style:paragraph-properties>
      <style:text-properties fo:text-transform="uppercase" fo:color="#ffffff" loext:opacity="100%" style:font-name="Bitstream Vera Sans2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5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Paragraphe_5f_Coche" style:display-name="_Paragraphe_Coche" style:family="paragraph" style:parent-style-name="_5f_Paragraphe" style:list-style-name="List_20_3"/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12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2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3" style:family="paragraph" style:parent-style-name="Footer">
      <style:text-properties officeooo:rsid="00178920" officeooo:paragraph-rsid="00178920"/>
    </style:style>
    <style:style style:name="MP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Footer">
      <style:text-properties officeooo:rsid="011350d1" officeooo:paragraph-rsid="011350d1"/>
    </style:style>
    <style:style style:name="MP7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8" style:family="paragraph" style:parent-style-name="Footer">
      <style:text-properties officeooo:rsid="001f8a2d" officeooo:paragraph-rsid="00bd36bc"/>
    </style:style>
    <style:style style:name="MP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1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1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13" style:family="paragraph" style:parent-style-name="Footer">
      <style:text-properties officeooo:paragraph-rsid="00c384cf"/>
    </style:style>
    <style:style style:name="MP1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18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19" style:family="paragraph" style:parent-style-name="Header">
      <style:paragraph-properties fo:text-align="start" style:justify-single-word="false"/>
      <style:text-properties officeooo:paragraph-rsid="0211dd7e"/>
    </style:style>
    <style:style style:name="MP20" style:family="paragraph" style:parent-style-name="Footer">
      <style:paragraph-properties fo:text-align="start" style:justify-single-word="false"/>
      <style:text-properties officeooo:paragraph-rsid="0211dd7e"/>
    </style:style>
    <style:style style:name="MP21" style:family="paragraph" style:parent-style-name="Footer">
      <style:text-properties officeooo:rsid="0242edd8" officeooo:paragraph-rsid="0242edd8"/>
    </style:style>
    <style:style style:name="MP2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23" style:family="paragraph" style:parent-style-name="Footer">
      <style:text-properties officeooo:paragraph-rsid="008d016c"/>
    </style:style>
    <style:style style:name="MP24" style:family="paragraph">
      <style:paragraph-properties fo:text-align="center"/>
    </style:style>
    <style:style style:name="MP25" style:family="paragraph" style:parent-style-name="Header">
      <style:paragraph-properties fo:margin-left="0cm" fo:margin-right="0cm" fo:text-indent="0cm" style:auto-text-indent="false"/>
    </style:style>
    <style:style style:name="MP26" style:family="paragraph" style:parent-style-name="Footer">
      <style:text-properties officeooo:paragraph-rsid="010f7046"/>
    </style:style>
    <style:style style:name="MP27" style:family="paragraph" style:parent-style-name="Footer">
      <style:text-properties officeooo:paragraph-rsid="01120261"/>
    </style:style>
    <style:style style:name="MP28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29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31" style:family="paragraph" style:parent-style-name="_5f_Header_20_D_20_page_20_impaire_20__28_D_29_">
      <style:text-properties officeooo:paragraph-rsid="01a13e78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3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34" style:family="paragraph" style:parent-style-name="Header">
      <style:paragraph-properties fo:text-align="center" style:justify-single-word="false"/>
      <style:text-properties officeooo:paragraph-rsid="00ab054e"/>
    </style:style>
    <style:style style:name="MP3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3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37" style:family="paragraph" style:parent-style-name="Footer">
      <style:paragraph-properties fo:text-align="end" style:justify-single-word="false"/>
      <style:text-properties officeooo:paragraph-rsid="00d4df5c"/>
    </style:style>
    <style:style style:name="MP38" style:family="paragraph" style:parent-style-name="Footer">
      <style:paragraph-properties fo:text-align="start" style:justify-single-word="false"/>
      <style:text-properties officeooo:paragraph-rsid="00d4df5c"/>
    </style:style>
    <style:style style:name="MP39" style:family="paragraph" style:parent-style-name="_5f_Header_20_G_20_page_20_impaire_20__28_D_29_">
      <style:text-properties officeooo:paragraph-rsid="01259ec2"/>
    </style:style>
    <style:style style:name="MP40" style:family="paragraph" style:parent-style-name="_5f_Header_20_G_20_page_20_paire_20__28_G_29_">
      <style:text-properties officeooo:paragraph-rsid="00eb2abc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_5f_Header_20_N_20_page_20_impaire_20__28_D_29_">
      <style:paragraph-properties fo:text-align="start" style:justify-single-word="false"/>
    </style:style>
    <style:style style:name="MP43" style:family="paragraph" style:parent-style-name="Footer">
      <style:text-properties officeooo:paragraph-rsid="00d4df5c"/>
    </style:style>
    <style:style style:name="MP44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45" style:family="paragraph">
      <loext:graphic-properties draw:fill="solid" draw:fill-color="#d7e12c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4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48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4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5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5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5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5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56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5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58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5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60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61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62" style:family="paragraph" style:parent-style-name="Footer">
      <style:text-properties officeooo:paragraph-rsid="00863005"/>
    </style:style>
    <style:style style:name="MP63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64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6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7" style:family="paragraph" style:parent-style-name="_5f_Header_20_N_20_page_20_impaire_20__28_D_29_">
      <style:text-properties officeooo:rsid="0277791e" officeooo:paragraph-rsid="0277791e"/>
    </style:style>
    <style:style style:name="MP68" style:family="paragraph" style:parent-style-name="_5f_Header_20_N_20_page_20_impaire_20__28_D_29_">
      <style:text-properties officeooo:rsid="027aa87d" officeooo:paragraph-rsid="027aa87d"/>
    </style:style>
    <style:style style:name="MP6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70" style:family="paragraph" style:parent-style-name="_5f_Header_20_G_20_page_20_impaire_20__28_D_29_">
      <style:text-properties officeooo:paragraph-rsid="00c87b35"/>
    </style:style>
    <style:style style:name="MP71" style:family="paragraph" style:parent-style-name="Footer">
      <style:text-properties officeooo:paragraph-rsid="00a59a60"/>
    </style:style>
    <style:style style:name="MP72" style:family="paragraph" style:parent-style-name="Footer">
      <style:text-properties officeooo:paragraph-rsid="004274bc"/>
    </style:style>
    <style:style style:name="MP73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5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76" style:family="paragraph" style:parent-style-name="Footer">
      <style:text-properties officeooo:paragraph-rsid="002aa84d"/>
    </style:style>
    <style:style style:name="MP77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78" style:family="paragraph">
      <loext:graphic-properties draw:fill="solid" draw:fill-color="#7fb241"/>
    </style:style>
    <style:style style:name="MP7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8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3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6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87" style:family="paragraph" style:parent-style-name="_5f_Header_20_G_20_page_20_paire_20__28_G_29_">
      <style:text-properties officeooo:paragraph-rsid="0334a5be"/>
    </style:style>
    <style:style style:name="MP88" style:family="paragraph" style:parent-style-name="_5f_Header_20_G_20_page_20_paire_20__28_G_29_">
      <style:paragraph-properties fo:text-align="start" style:justify-single-word="false"/>
    </style:style>
    <style:style style:name="MP89" style:family="paragraph" style:parent-style-name="Footer">
      <style:text-properties officeooo:paragraph-rsid="030c4d7d"/>
    </style:style>
    <style:style style:name="MP90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91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92" style:family="paragraph" style:parent-style-name="Footer">
      <style:text-properties officeooo:paragraph-rsid="00d8520c"/>
    </style:style>
    <style:style style:name="MP93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94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95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96" style:family="paragraph" style:parent-style-name="Header">
      <style:paragraph-properties fo:text-align="center" style:justify-single-word="false"/>
      <style:text-properties officeooo:paragraph-rsid="00c10aa6"/>
    </style:style>
    <style:style style:name="MP97" style:family="paragraph" style:parent-style-name="Header">
      <style:paragraph-properties fo:text-align="start" style:justify-single-word="false"/>
      <style:text-properties officeooo:paragraph-rsid="0289fb01"/>
    </style:style>
    <style:style style:name="MP98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9" style:family="paragraph">
      <loext:graphic-properties draw:fill="solid" draw:fill-color="#1ca2b8"/>
    </style:style>
    <style:style style:name="MP100" style:family="paragraph" style:parent-style-name="Footer">
      <style:text-properties officeooo:rsid="001f8a2d" officeooo:paragraph-rsid="002b33ed"/>
    </style:style>
    <style:style style:name="MP101" style:family="paragraph" style:parent-style-name="Footer">
      <style:text-properties officeooo:rsid="0096b4e2" officeooo:paragraph-rsid="0096b4e2"/>
    </style:style>
    <style:style style:name="MP102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3" style:family="paragraph" style:parent-style-name="Footer">
      <style:text-properties officeooo:paragraph-rsid="0096b4e2"/>
    </style:style>
    <style:style style:name="MP104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4" style:family="paragraph">
      <loext:graphic-properties draw:fill="solid" draw:fill-color="#d62e4e"/>
    </style:style>
    <style:style style:name="MP11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2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3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4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5" style:family="text">
      <style:text-properties fo:font-variant="small-caps" officeooo:rsid="0096b4e2"/>
    </style:style>
    <style:style style:name="MT6" style:family="text">
      <style:text-properties fo:font-variant="small-caps" officeooo:rsid="00a847d5"/>
    </style:style>
    <style:style style:name="MT7" style:family="text">
      <style:text-properties officeooo:rsid="0096b4e2"/>
    </style:style>
    <style:style style:name="MT8" style:family="text">
      <style:text-properties officeooo:rsid="008d016c"/>
    </style:style>
    <style:style style:name="MT9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0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11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12" style:family="text">
      <style:text-properties officeooo:rsid="01fe03f2"/>
    </style:style>
    <style:style style:name="MT13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4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5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16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7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18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19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20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21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22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23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24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25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26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27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28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29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30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31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32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33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34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35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36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37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38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3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40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41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42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43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44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45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46" style:family="text">
      <style:text-properties officeooo:rsid="010c4d3a"/>
    </style:style>
    <style:style style:name="MT47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51" style:family="text">
      <style:text-properties fo:font-variant="small-caps" fo:color="#9d0f89" loext:opacity="100%" style:font-name="Bitstream Vera Sans" fo:font-size="16pt" fo:font-weight="bold" officeooo:rsid="01a13e78"/>
    </style:style>
    <style:style style:name="MT52" style:family="text">
      <style:text-properties officeooo:rsid="00b6801f"/>
    </style:style>
    <style:style style:name="MT53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54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56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57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58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9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0" style:family="text">
      <style:text-properties fo:font-size="16pt" style:font-size-asian="16pt" style:font-size-complex="16pt"/>
    </style:style>
    <style:style style:name="MT61" style:family="text"/>
    <style:style style:name="MT62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63" style:family="text">
      <style:text-properties officeooo:rsid="01f8729d"/>
    </style:style>
    <style:style style:name="MT64" style:family="text">
      <style:text-properties officeooo:rsid="01b6dc57"/>
    </style:style>
    <style:style style:name="MT65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66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67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68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69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71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72" style:family="text">
      <style:text-properties officeooo:rsid="00b5d2d1"/>
    </style:style>
    <style:style style:name="MT73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74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75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76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77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78" style:family="text">
      <style:text-properties officeooo:rsid="015f088a"/>
    </style:style>
    <style:style style:name="MT79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81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82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83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84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85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86" style:family="text">
      <style:text-properties officeooo:rsid="0160d7ef"/>
    </style:style>
    <style:style style:name="MT87" style:family="text">
      <style:text-properties officeooo:rsid="02735980"/>
    </style:style>
    <style:style style:name="MT88" style:family="text">
      <style:text-properties officeooo:rsid="02757f12"/>
    </style:style>
    <style:style style:name="MT89" style:family="text">
      <style:text-properties officeooo:rsid="0272f9e5"/>
    </style:style>
    <style:style style:name="MT90" style:family="text">
      <style:text-properties officeooo:rsid="026ec296"/>
    </style:style>
    <style:style style:name="MT91" style:family="text">
      <style:text-properties officeooo:rsid="0268e0aa"/>
    </style:style>
    <style:style style:name="MT92" style:family="text">
      <style:text-properties officeooo:rsid="0072f07f"/>
    </style:style>
    <style:style style:name="MT93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94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95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96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97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98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99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101" style:family="text">
      <style:text-properties officeooo:rsid="014407b5"/>
    </style:style>
    <style:style style:name="MT102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103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104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105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06" style:family="text">
      <style:text-properties officeooo:rsid="00a59a60"/>
    </style:style>
    <style:style style:name="MT107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08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09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0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11" style:family="text">
      <style:text-properties fo:font-variant="small-caps" officeooo:rsid="0054f64f"/>
    </style:style>
    <style:style style:name="MT112" style:family="text">
      <style:text-properties fo:font-variant="small-caps"/>
    </style:style>
    <style:style style:name="MT113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14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15" style:family="text">
      <style:text-properties officeooo:rsid="005a3fa8"/>
    </style:style>
    <style:style style:name="MT116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17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118" style:family="text">
      <style:text-properties officeooo:rsid="00415f3a"/>
    </style:style>
    <style:style style:name="MT119" style:family="text">
      <style:text-properties officeooo:rsid="00386ebd"/>
    </style:style>
    <style:style style:name="MT120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21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12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123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124" style:family="text">
      <style:text-properties officeooo:rsid="0334a5be"/>
    </style:style>
    <style:style style:name="MT125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26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27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28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29" style:family="text">
      <style:text-properties officeooo:rsid="0315af39"/>
    </style:style>
    <style:style style:name="MT130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31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32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33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34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35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36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137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13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4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1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42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43" style:family="text">
      <style:text-properties officeooo:rsid="00a4cf55"/>
    </style:style>
    <style:style style:name="MT144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45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46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47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48" style:family="text">
      <style:text-properties officeooo:rsid="009e3fdd"/>
    </style:style>
    <style:style style:name="MT14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5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5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52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53" style:family="text">
      <style:text-properties fo:font-variant="small-caps" fo:color="#1ca2b8" loext:opacity="100%" style:font-name="Bitstream Vera Sans2" fo:font-size="16pt" fo:font-style="normal" fo:text-shadow="none" fo:font-weight="bold" officeooo:rsid="012d9d2e" style:font-size-asian="16pt" style:font-style-asian="normal" style:font-size-complex="16pt" style:font-style-complex="normal"/>
    </style:style>
    <style:style style:name="MT154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55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56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57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58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59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60" style:family="text">
      <style:text-properties officeooo:rsid="0032e83a"/>
    </style:style>
    <style:style style:name="MT161" style:family="text">
      <style:text-properties officeooo:rsid="002b33ed"/>
    </style:style>
    <style:style style:name="MT16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5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6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7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8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9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70" style:family="text">
      <style:text-properties fo:font-variant="small-caps" officeooo:rsid="007d7a6f"/>
    </style:style>
    <style:style style:name="MT171" style:family="text">
      <style:text-properties officeooo:rsid="00a59037"/>
    </style:style>
    <style:style style:name="MT172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3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4" style:family="text">
      <style:text-properties fo:font-variant="small-caps" officeooo:rsid="00990660"/>
    </style:style>
    <style:style style:name="MT175" style:family="text">
      <style:text-properties fo:font-variant="small-caps" officeooo:rsid="00b5d2d1"/>
    </style:style>
    <style:style style:name="MT176" style:family="text">
      <style:text-properties fo:font-variant="small-caps" officeooo:rsid="00b6801f"/>
    </style:style>
    <style:style style:name="MT177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8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9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80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1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2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6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4__5f_1_5f_SERIE_5f_G_5f_GAUCHE_5f_ET_5f_DROITE_5f_2COL" style:display-name="4_1_SERIE_G_GAUCHE_ET_DROITE_2COL" style:page-layout-name="Mpm10" draw:style-name="Mdp1">
      <style:header>
        <text:p text:style-name="_5f_Header_20_G_20_page_20_impaire_20__28_D_29_">Géométrie plane : Vocabulaire</text:p>
        <text:p text:style-name="MP1">Géométrie de base, partie 1: nommer, mesurer</text:p>
      </style:header>
      <style:header-left>
        <text:p text:style-name="_5f_Header_20_G_20_page_20_impaire_20__28_D_29_">Géométrie plane : Vocabulaire</text:p>
        <text:p text:style-name="MP2">Géométrie de base, partie 1: nommer, mesurer</text:p>
      </style:header-left>
      <style:footer>
        <text:p text:style-name="MP3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4"><draw:g text:anchor-type="paragraph" draw:z-index="74" draw:name="Shape4_208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">G</text:span><text:span text:style-name="MT2">éométrie </text:span><text:span text:style-name="MT3">plane </text:span><text:span text:style-name="MT2">: </text:span><text:span text:style-name="MT3">vocabulaire</text:span></text:h></draw:text-box></draw:frame></text:p>
      </style:footer>
      <style:footer-left>
        <text:p text:style-name="MP3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4"><draw:g text:anchor-type="paragraph" draw:z-index="75" draw:name="Shape4_207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1">G</text:span><text:span text:style-name="MT2">éométrie </text:span><text:span text:style-name="MT4">plane</text:span><text:span text:style-name="MT2"> : </text:span><text:span text:style-name="MT4">vocabulaire</text:span></text:p></draw:text-box></draw:frame></text:p>
      </style:footer-left>
    </style:master-page>
    <style:master-page style:name="_34__5f_1_5f_SERIE_5f_G_5f_GAUCHE_5f_ET_5f_DROITE_5f_1COL" style:display-name="4_1_SERIE_G_GAUCHE_ET_DROITE_1COL" style:page-layout-name="Mpm11" draw:style-name="Mdp1">
      <style:header>
        <text:p text:style-name="MP7"><text:span text:style-name="MT5">Constructions géométriques : </text:span><text:span text:style-name="MT6">Reproduire</text:span></text:p>
      </style:header>
      <style:header-left>
        <text:p text:style-name="MP7"><text:span text:style-name="MT5">Constructions géométriques : </text:span><text:span text:style-name="MT6">Reproduire</text:span></text:p>
      </style:header-left>
      <style:footer>
        <text:p text:style-name="MP3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4"><draw:g text:anchor-type="paragraph" draw:z-index="76" draw:name="Shape10_0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7">CONSTRUCTIONS Géométriques : <text:s/></text:span><text:span text:style-name="MT1">REPRODUIRE</text:span></text:p></draw:text-box></draw:frame></text:p>
      </style:footer>
      <style:footer-left>
        <text:p text:style-name="MP3"><draw:frame draw:style-name="Mfr1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4"><draw:g text:anchor-type="paragraph" draw:z-index="77" draw:name="Shape10_2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7">CONSTRUCTIONS Géométriques : <text:s/></text:span><text:span text:style-name="MT1">REPRODUIRE</text:span></text:p></draw:text-box></draw:frame></text:p>
      </style:footer-left>
    </style:master-page>
    <style:master-page style:name="_32__5f_4_5f_SERIE_5f_M_5f_GAUCHE_5f_ET_5f_DROITE_5f_2COL" style:display-name="2_4_SERIE_M_GAUCHE_ET_DROITE_2COL" style:page-layout-name="Mpm12" draw:style-name="Mdp1">
      <style:header>
        <text:p text:style-name="MP9"><text:span text:style-name="MT8"><text:s text:c="15"/>A</text:span>ires : Calculer une aire</text:p>
      </style:header>
      <style:footer>
        <text:p text:style-name="MP10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4"><draw:g text:anchor-type="paragraph" draw:z-index="78" draw:name="Shape4_161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3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79" draw:name="Shape4_159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80" draw:name="Shape4_160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81" draw:name="Shape4_158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4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2">Aires </text:span>: <text:span text:style-name="MT12">problèmes <text:s text:c="4"/></text:span></text:h>
      </style:footer>
      <style:footer-left>
        <text:p text:style-name="MP16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5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2" draw:style-name="Mdp1">
      <style:header>
        <text:p text:style-name="MP17"><text:span text:style-name="MT8"><text:s text:c="15"/>A</text:span>ires : Aire et unité</text:p>
      </style:header>
      <style:header-left>
        <text:p text:style-name="MP17"><text:span text:style-name="MT8"><text:s text:c="15"/>A</text:span>ires : Aire et unité</text:p>
      </style:header-left>
      <style:footer>
        <text:p text:style-name="MP10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4"><draw:g text:anchor-type="paragraph" draw:z-index="149" draw:name="Shape4_157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151" draw:name="Shape4_100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47" draw:name="Shape4_155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48" draw:name="Shape4_156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2" draw:style-name="Mdp1">
      <style:header>
        <text:p text:style-name="MP19"><text:span text:style-name="MT13">Conversions d’unités : </text:span><text:span text:style-name="MT14">Problèmes</text:span></text:p>
      </style:header>
      <style:header-left>
        <text:p text:style-name="MP19"><text:span text:style-name="MT13">Conversions d’unités : </text:span><text:span text:style-name="MT14">Problèmes</text:span></text:p>
      </style:header-left>
      <style:footer>
        <text:p text:style-name="MP10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16">problèmes</text:span></text:p></draw:text-box></draw:frame><draw:g text:anchor-type="paragraph" draw:z-index="153" draw:name="Shape4_6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0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20"><text:span text:style-name="MT17">Conversions d’unités : </text:span><text:span text:style-name="MT16">problèmes</text:span></text:p></draw:text-box></draw:frame><draw:g text:anchor-type="paragraph" draw:z-index="150" draw:name="Shape4_142" draw:style-name="Mgr1"><draw:path draw:style-name="Mgr4" draw:text-style-name="MP14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3" draw:style-name="Mdp1">
      <style:header>
        <text:p text:style-name="_5f_Header_20_N_20_page_20_impaire_20__28_D_29_"><text:s/><text:span text:style-name="MT18">Conversions d’unités : </text:span><text:span text:style-name="MT14">Problèmes</text:span></text:p>
      </style:header>
      <style:header-left>
        <text:p text:style-name="_5f_Header_20_N_20_page_20_paire_20__28_G_29_"><text:s/><text:span text:style-name="MT18">Conversions d’unités : </text:span><text:span text:style-name="MT14">Problèmes</text:span></text:p>
      </style:header-left>
      <style:footer>
        <text:p text:style-name="MP3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16">problèmes</text:span></text:p></draw:text-box></draw:frame><draw:g text:anchor-type="paragraph" draw:z-index="154" draw:name="Shape4_147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9">Conversions d’unités </text:span><text:span text:style-name="MT11">: </text:span><text:span text:style-name="MT19">problèmes</text:span></text:p></draw:text-box></draw:frame><draw:g text:anchor-type="paragraph" draw:z-index="152" draw:name="Shape4_63" draw:style-name="Mgr1"><draw:path draw:style-name="Mgr4" draw:text-style-name="MP14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2" draw:style-name="Mdp1">
      <style:header>
        <text:p text:style-name="_5f_Header_20_N_20_page_20_paire_20__28_G_29_"><text:span text:style-name="MT13">Conversions d’unités : </text:span><text:span text:style-name="MT20">Aires</text:span></text:p>
      </style:header>
      <style:header-left>
        <text:p text:style-name="_5f_Header_20_N_20_page_20_paire_20__28_G_29_"><text:span text:style-name="MT13">Conversions d’unités : </text:span><text:span text:style-name="MT20">Aires</text:span></text:p>
      </style:header-left>
      <style:footer>
        <text:p text:style-name="MP10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15">Conversions d’unités : </text:span><text:span text:style-name="MT21">Aires</text:span></text:h></draw:text-box></draw:frame><draw:g text:anchor-type="paragraph" draw:z-index="157" draw:name="Shape4_146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0"/>
      </style:footer-left>
    </style:master-page>
    <style:master-page style:name="_35__5f_6_5f_SERIE_5f_N_5f_GAUCHE_5f_ET_5f_DROITE_5f_1COL" style:display-name="5_6_SERIE_N_GAUCHE_ET_DROITE_1COL" style:page-layout-name="Mpm13" draw:style-name="Mdp1">
      <style:header>
        <text:p text:style-name="Header"><text:s/><text:span text:style-name="MT18">Conversions d’unités : </text:span><text:span text:style-name="MT20">Aires</text:span></text:p>
      </style:header>
      <style:header-left>
        <text:p text:style-name="Header"><text:s/><text:span text:style-name="MT18">Conversions d’unités : </text:span><text:span text:style-name="MT20">Aires</text:span></text:p>
      </style:header-left>
      <style:footer>
        <text:p text:style-name="MP3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21">aires</text:span></text:p></draw:text-box></draw:frame><draw:g text:anchor-type="paragraph" draw:z-index="159" draw:name="Shape4_5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55" draw:name="Shape4_153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156" draw:name="Shape4_2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2" draw:style-name="Mdp1">
      <style:header>
        <text:p text:style-name="_5f_Header_20_N_20_page_20_impaire_20__28_D_29_"><text:span text:style-name="MT13">Conversions d’unités : </text:span><text:span text:style-name="MT22">Vitesse</text:span></text:p>
      </style:header>
      <style:header-left>
        <text:p text:style-name="_5f_Header_20_N_20_page_20_impaire_20__28_D_29_"><text:span text:style-name="MT13">Conversions d’unités : </text:span><text:span text:style-name="MT22">Vitesse</text:span></text:p>
      </style:header-left>
      <style:footer>
        <text:p text:style-name="MP10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23">vitesse</text:span><text:span text:style-name="MT11"> </text:span></text:p></draw:text-box></draw:frame><draw:g text:anchor-type="paragraph" draw:z-index="162" draw:name="Shape4_140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0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4"><draw:g text:anchor-type="paragraph" draw:z-index="158" draw:name="Shape4_4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17">Conversions d’unités : </text:span><text:span text:style-name="MT23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3" draw:style-name="Mdp1">
      <style:header>
        <text:p text:style-name="_5f_Header_20_N_20_page_20_impaire_20__28_D_29_"><text:s/><text:span text:style-name="MT18">Conversions d’unités : </text:span><text:span text:style-name="MT24">Temps et durées</text:span></text:p>
      </style:header>
      <style:header-left>
        <text:p text:style-name="_5f_Header_20_N_20_page_20_impaire_20__28_D_29_"><text:s/><text:span text:style-name="MT18">Conversions d’unités : </text:span><text:span text:style-name="MT24">Temps et durées</text:span></text:p>
      </style:header-left>
      <style:footer>
        <text:p text:style-name="MP3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25">Temps et </text:span><text:span text:style-name="MT26">Durée</text:span><text:span text:style-name="MT11"> </text:span></text:p></draw:text-box></draw:frame><draw:g text:anchor-type="paragraph" draw:z-index="164" draw:name="Shape4_137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60" draw:name="Shape4_143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61" draw:name="Shape4_144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2" draw:style-name="Mdp1">
      <style:header>
        <text:p text:style-name="_5f_Header_20_N_20_page_20_impaire_20__28_D_29_"><text:span text:style-name="MT13">Conversions d’unités : </text:span><text:span text:style-name="MT27">Temps et d</text:span><text:span text:style-name="MT28">urées</text:span></text:p>
      </style:header>
      <style:header-left>
        <text:p text:style-name="_5f_Header_20_N_20_page_20_impaire_20__28_D_29_"><text:span text:style-name="MT13">Conversions d’unités : </text:span><text:span text:style-name="MT27">Temps et d</text:span><text:span text:style-name="MT28">urées</text:span></text:p>
      </style:header-left>
      <style:footer>
        <text:p text:style-name="MP10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29">temps et </text:span><text:span text:style-name="MT30">durées</text:span><text:span text:style-name="MT11"> </text:span></text:p></draw:text-box></draw:frame><draw:g text:anchor-type="paragraph" draw:z-index="167" draw:name="Shape4_132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0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4"><draw:g text:anchor-type="paragraph" draw:z-index="163" draw:name="Shape4_141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17">Conversions d’unités : </text:span><text:span text:style-name="MT29">temps et </text:span><text:span text:style-name="MT30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3" draw:style-name="Mdp1">
      <style:header>
        <text:p text:style-name="Header"><text:s/><text:span text:style-name="MT18">Conversions d’unités : </text:span><text:span text:style-name="MT27">Temps et d</text:span><text:span text:style-name="MT28">urées</text:span></text:p>
      </style:header>
      <style:header-left>
        <text:p text:style-name="Header"><text:s/><text:span text:style-name="MT18">Conversions d’unités : </text:span><text:span text:style-name="MT27">Temps et d</text:span><text:span text:style-name="MT28">urées</text:span></text:p>
      </style:header-left>
      <style:footer>
        <text:p text:style-name="MP3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29">temps et </text:span><text:span text:style-name="MT30">durées</text:span><text:span text:style-name="MT11"> </text:span></text:p></draw:text-box></draw:frame><draw:g text:anchor-type="paragraph" draw:z-index="168" draw:name="Shape4_131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65" draw:name="Shape4_138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66" draw:name="Shape4_139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2" draw:style-name="Mdp1">
      <style:header>
        <text:p text:style-name="_5f_Header_20_N_20_page_20_impaire_20__28_D_29_"><text:span text:style-name="MT13">Conversions d’unités : </text:span><text:span text:style-name="MT31">Capacités</text:span></text:p>
      </style:header>
      <style:header-left>
        <text:p text:style-name="_5f_Header_20_N_20_page_20_impaire_20__28_D_29_"><text:span text:style-name="MT13">Conversions d’unités : </text:span><text:span text:style-name="MT31">Capacités</text:span></text:p>
      </style:header-left>
      <style:footer>
        <text:p text:style-name="MP10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32">Capacités</text:span><text:span text:style-name="MT11"> </text:span></text:p></draw:text-box></draw:frame><draw:g text:anchor-type="paragraph" draw:z-index="171" draw:name="Shape4_148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0"/>
      </style:footer-left>
    </style:master-page>
    <style:master-page style:name="_35__5f_3_5f_SERIE_5f_N_5f_GAUCHE_5f_ET_5f_DROITE_5f_1COL" style:display-name="5_3_SERIE_N_GAUCHE_ET_DROITE_1COL" style:page-layout-name="Mpm13" draw:style-name="Mdp1">
      <style:header>
        <text:p text:style-name="Header"><text:s/><text:span text:style-name="MT18">Conversions d’unités : </text:span><text:span text:style-name="MT31">Capacités</text:span></text:p>
      </style:header>
      <style:header-left>
        <text:p text:style-name="Header"><text:s/><text:span text:style-name="MT18">Conversions d’unités : </text:span><text:span text:style-name="MT31">Capacités</text:span></text:p>
      </style:header-left>
      <style:footer>
        <text:p text:style-name="MP3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33">capacités</text:span><text:span text:style-name="MT11"> </text:span></text:p></draw:text-box></draw:frame><draw:g text:anchor-type="paragraph" draw:z-index="174" draw:name="Shape4_136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69" draw:name="Shape4_134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170" draw:name="Shape4_135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2" draw:style-name="Mdp1">
      <style:header>
        <text:p text:style-name="_5f_Header_20_N_20_page_20_impaire_20__28_D_29_"><text:span text:style-name="MT34"><text:s/></text:span><text:span text:style-name="MT18">Conversions d’unités : </text:span><text:span text:style-name="MT34">masses</text:span></text:p>
      </style:header>
      <style:header-left>
        <text:p text:style-name="_5f_Header_20_N_20_page_20_impaire_20__28_D_29_"><text:span text:style-name="MT34"><text:s/></text:span><text:span text:style-name="MT18">Conversions d’unités : </text:span><text:span text:style-name="MT34">masses</text:span></text:p>
      </style:header-left>
      <style:footer>
        <text:p text:style-name="MP21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35">Masses</text:span><text:span text:style-name="MT11"> </text:span></text:p></draw:text-box></draw:frame><draw:g text:anchor-type="paragraph" draw:z-index="177" draw:name="Shape4_128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draw:g text:anchor-type="paragraph" draw:z-index="172" draw:name="Shape4_126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10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4"><draw:g text:anchor-type="paragraph" draw:z-index="173" draw:name="Shape4_3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17">Conversions d’unités : </text:span><text:span text:style-name="MT36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3" draw:style-name="Mdp1">
      <style:header>
        <text:p text:style-name="_5f_Header_20_N_20_page_20_impaire_20__28_D_29_"><text:s/><text:span text:style-name="MT18">Conversions d’unités : </text:span><text:span text:style-name="MT34">masses</text:span></text:p>
      </style:header>
      <style:header-left>
        <text:p text:style-name="_5f_Header_20_N_20_page_20_impaire_20__28_D_29_"><text:s/><text:span text:style-name="MT18">Conversions d’unités : </text:span><text:span text:style-name="MT34">masses</text:span></text:p>
      </style:header-left>
      <style:footer>
        <text:p text:style-name="MP3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37">masses</text:span><text:span text:style-name="MT11"> </text:span></text:p></draw:text-box></draw:frame><draw:g text:anchor-type="paragraph" draw:z-index="180" draw:name="Shape4_123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75" draw:name="Shape4_129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176" draw:name="Shape4_130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2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22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4"><draw:g text:anchor-type="paragraph" draw:z-index="189" draw:name="Shape4_109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38">Périmètre : </text:span><text:span text:style-name="MT39">Problèmes</text:span></text:p></draw:text-box></draw:frame></text:p>
      </style:footer>
      <style:footer-left>
        <text:p text:style-name="MP22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23"><text:span text:style-name="MT38">Périmètre : </text:span><text:span text:style-name="MT39">Problèmes</text:span></text:p></draw:text-box></draw:frame><draw:g text:anchor-type="paragraph" draw:z-index="185" draw:name="Shape4_122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190" draw:name="Shape4_108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87" draw:name="Shape4_120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188" draw:name="Shape4_121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2" draw:style-name="Mdp1">
      <style:header>
        <text:p text:style-name="_5f_Header_20_M_20_page_20_impaire_20__28_D_29_"><draw:line text:anchor-type="paragraph" draw:z-index="194" draw:name="Shape3_16" draw:style-name="Mgr6" draw:text-style-name="MP24" svg:x1="12.726cm" svg:y1="0.399cm" svg:x2="20.496cm" svg:y2="0.36cm"><text:p/></draw:line><text:span text:style-name="MT40">Périmètre</text:span> : <text:span text:style-name="MT41">Périmètres et unités</text:span></text:p>
      </style:header>
      <style:header-left>
        <text:p text:style-name="MP25"><draw:line text:anchor-type="paragraph" draw:z-index="195" draw:name="Shape3_17" draw:style-name="Mgr6" draw:text-style-name="MP24" svg:x1="16.083cm" svg:y1="0.383cm" svg:x2="20.496cm" svg:y2="0.36cm"><text:p/></draw:line><text:span text:style-name="MT40">Périmètre</text:span> : <text:span text:style-name="MT41">Périmètres et unités</text:span></text:p>
      </style:header-left>
      <style:footer>
        <text:p text:style-name="MP10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4"><draw:g text:anchor-type="paragraph" draw:z-index="191" draw:name="Shape4_107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38">Périmètre <text:s/>: </text:span><text:span text:style-name="MT42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16121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196" draw:name="Shape4_12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92" draw:name="Shape4_263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93" draw:name="Shape4_265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2" draw:style-name="Mdp1">
      <style:header>
        <text:p text:style-name="_5f_Header_20_M_20_page_20_impaire_20__28_D_29_"><draw:line text:anchor-type="paragraph" draw:z-index="200" draw:name="Shape3_11" draw:style-name="Mgr6" draw:text-style-name="MP24" svg:x1="12.45cm" svg:y1="0.362cm" svg:x2="20.497cm" svg:y2="0.36cm"><text:p/></draw:line><text:span text:style-name="MT40">Périmètre</text:span> : <text:span text:style-name="MT43">Mesurer, reporter</text:span></text:p>
      </style:header>
      <style:header-left>
        <text:p text:style-name="_5f_Header_20_M_20_page_20_impaire_20__28_D_29_"><draw:line text:anchor-type="paragraph" draw:z-index="201" draw:name="Shape3_20" draw:style-name="Mgr6" draw:text-style-name="MP24" svg:x1="12.45cm" svg:y1="0.362cm" svg:x2="20.497cm" svg:y2="0.36cm"><text:p/></draw:line><text:span text:style-name="MT40">Périmètre</text:span> : <text:span text:style-name="MT43">Mesurer, reporter</text:span></text:p>
      </style:header-left>
      <style:footer>
        <text:p text:style-name="MP10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4"><draw:g text:anchor-type="paragraph" draw:z-index="197" draw:name="Shape4_113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38">Périmètre : </text:span><text:span text:style-name="MT44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04" draw:name="Shape4_18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98" draw:name="Shape4_114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99" draw:name="Shape4_115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2" draw:style-name="Mdp1">
      <style:header>
        <text:p text:style-name="_5f_Header_20_M_20_page_20_impaire_20__28_D_29_"><text:span text:style-name="MT40">Périmètre</text:span> : <text:span text:style-name="MT40">Calculs sur une figure</text:span></text:p>
      </style:header>
      <style:header-left>
        <text:p text:style-name="_5f_Header_20_M_20_page_20_paire_20__28_G_29_"><text:span text:style-name="MT40">Périmètre</text:span> : <text:span text:style-name="MT40">Calculs sur une figure</text:span></text:p>
      </style:header-left>
      <style:footer>
        <text:p text:style-name="MP10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4"><draw:g text:anchor-type="paragraph" draw:z-index="207" draw:name="Shape4_94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4"><draw:g text:anchor-type="paragraph" draw:z-index="202" draw:name="Shape4_95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03" draw:name="Shape4_96" draw:style-name="Mgr1"><draw:path draw:style-name="Mgr3" draw:text-style-name="MP11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09" draw:name="Shape4_93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05" draw:name="Shape4_102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06" draw:name="Shape4_101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2" draw:style-name="Mdp1">
      <style:header>
        <text:p text:style-name="_5f_Header_20_D_20_page_20_impaire_20__28_D_29_"><text:span text:style-name="MT45">Proportionnalité et pourcentage</text:span><text:span text:style-name="MT46"> </text:span>: <text:span text:style-name="MT47">Pourcentages</text:span> </text:p>
      </style:header>
      <style:header-left>
        <text:p text:style-name="_5f_Header_20_D_20_page_20_impaire_20__28_D_29_"><text:span text:style-name="MT45">Proportionnalité et pourcentage</text:span><text:span text:style-name="MT46"> </text:span>: <text:span text:style-name="MT47">Pourcentages</text:span> </text:p>
      </style:header-left>
      <style:footer>
        <text:p text:style-name="MP10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4"><draw:g text:anchor-type="paragraph" draw:z-index="211" draw:name="Shape4_98" draw:style-name="Mgr1"><draw:path draw:style-name="Mgr5" draw:text-style-name="MP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48">Proportionnalité et pourcentage : </text:span><text:span text:style-name="MT49">pourcentages</text:span></text:p></draw:text-box></draw:frame></text:p>
      </style:footer>
      <style:footer-left>
        <text:p text:style-name="MP3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27"><text:span text:style-name="MT50">Proportionnalité et pourcentages : </text:span><text:span text:style-name="MT49">pourcentages</text:span></text:p></draw:text-box></draw:frame><draw:g text:anchor-type="paragraph" draw:z-index="208" draw:name="Shape4_112" draw:style-name="Mgr1"><draw:path draw:style-name="Mgr5" draw:text-style-name="MP15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3" draw:style-name="Mdp1">
      <style:header>
        <text:p text:style-name="Header"><text:span text:style-name="MT45">Proportionnalité et pourcentages</text:span><text:span text:style-name="MT46"> </text:span>: <text:span text:style-name="MT45">proportionnalité</text:span> </text:p>
        <text:p text:style-name="MP28"/>
      </style:header>
      <style:header-left>
        <text:p text:style-name="Header"><text:span text:style-name="MT45">Proportionnalité et pourcentages</text:span><text:span text:style-name="MT46"> </text:span>: <text:span text:style-name="MT45">proportionnalité</text:span> </text:p>
        <text:p text:style-name="MP28"/>
      </style:header-left>
      <style:footer>
        <text:p text:style-name="MP3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29">Proportionnalité et pourcentages : proportionalité</text:p></draw:text-box></draw:frame><draw:g text:anchor-type="paragraph" draw:z-index="213" draw:name="Shape4_2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0">: </text:p></draw:text-box></draw:frame><draw:g text:anchor-type="paragraph" draw:z-index="210" draw:name="Shape4_99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2" draw:style-name="Mdp1">
      <style:header>
        <text:p text:style-name="_5f_Header_20_D_20_page_20_impaire_20__28_D_29_"><text:span text:style-name="MT51">Utiliser des données</text:span> : <text:span text:style-name="MT51">Organiser</text:span> </text:p>
      </style:header>
      <style:header-left>
        <text:p text:style-name="MP31"><text:span text:style-name="MT51">Utiliser des données</text:span> : <text:span text:style-name="MT51">Organiser</text:span> </text:p>
      </style:header-left>
      <style:footer>
        <text:p text:style-name="MP10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4"><draw:g text:anchor-type="paragraph" draw:z-index="226" draw:name="Shape4_7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2">R</text:span>epères du plan : se repérer</text:p></draw:text-box></draw:frame></text:p>
      </style:footer>
      <style:footer-left>
        <text:p text:style-name="MP3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4"><draw:g text:anchor-type="paragraph" draw:z-index="221" draw:name="Shape4_72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2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3" draw:style-name="Mdp1">
      <style:header>
        <text:p text:style-name="_5f_Header_20_D_20_page_20_paire_20__28_G_29_"><text:s/><text:span text:style-name="MT46">Utilis</text:span><text:span text:style-name="MT53">er des</text:span><text:span text:style-name="MT46"> données </text:span>: <text:span text:style-name="MT54">Organiser</text:span> </text:p>
      </style:header>
      <style:header-left>
        <text:p text:style-name="_5f_Header_20_D_20_page_20_paire_20__28_G_29_"><text:s/><text:span text:style-name="MT46">Utilis</text:span><text:span text:style-name="MT53">er des</text:span><text:span text:style-name="MT46"> données </text:span>: <text:span text:style-name="MT54">Organiser</text:span> </text:p>
      </style:header-left>
      <style:footer>
        <text:p text:style-name="MP3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55">Utilis</text:span><text:span text:style-name="MT56">er</text:span><text:span text:style-name="MT55"> de</text:span><text:span text:style-name="MT56">s</text:span><text:span text:style-name="MT55"> données</text:span><text:span text:style-name="MT11"> : </text:span><text:span text:style-name="MT57">Organiser</text:span><text:span text:style-name="MT11"> </text:span></text:p></draw:text-box></draw:frame><draw:g text:anchor-type="paragraph" draw:z-index="228" draw:name="Shape4_74" draw:style-name="Mgr1"><draw:path draw:style-name="Mgr5" draw:text-style-name="MP1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55">Utilis</text:span><text:span text:style-name="MT56">er</text:span><text:span text:style-name="MT55"> de</text:span><text:span text:style-name="MT56">s</text:span><text:span text:style-name="MT55"> données</text:span><text:span text:style-name="MT11"> : </text:span><text:span text:style-name="MT57">Organiser</text:span><text:span text:style-name="MT11"> </text:span></text:p></draw:text-box></draw:frame><draw:g text:anchor-type="paragraph" draw:z-index="224" draw:name="Shape4_75" draw:style-name="Mgr1"><draw:path draw:style-name="Mgr5" draw:text-style-name="MP33" svg:width="0.855cm" svg:height="1.172cm" svg:x="-0.268cm" svg:y="-0.175cm" svg:viewBox="0 0 856 1173" svg:d="M856 1173h-856v-991c0-100 79-182 175-182h505c97 0 176 82 176 182z"><text:p/></draw:path></draw:g><draw:g text:anchor-type="paragraph" draw:z-index="225" draw:name="Shape4_259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2" draw:style-name="Mdp1">
      <style:header>
        <text:p text:style-name="MP34"><text:span text:style-name="MT58">Repères du plan : Se repérer</text:span> </text:p>
      </style:header>
      <style:header-left>
        <text:p text:style-name="MP34"><text:span text:style-name="MT58">Repères du plan : Se repérer</text:span> </text:p>
      </style:header-left>
      <style:footer>
        <text:p text:style-name="MP10"><draw:frame draw:style-name="Mfr1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4"><draw:g text:anchor-type="paragraph" draw:z-index="231" draw:name="Shape4_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2">R</text:span>epères du plan : se repérer</text:p></draw:text-box></draw:frame></text:p>
      </style:footer>
      <style:footer-left>
        <text:p text:style-name="MP3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4"><draw:g text:anchor-type="paragraph" draw:z-index="227" draw:name="Shape4_11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2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1" draw:style-name="Mdp1">
      <style:header>
        <text:p text:style-name="_5f_Header_20_D_20_page_20_impaire_20__28_D_29_"><text:s/><text:span text:style-name="MT46">Utilis</text:span><text:span text:style-name="MT53">er des</text:span><text:span text:style-name="MT46"> données </text:span>: <text:span text:style-name="MT59">Représenter</text:span> </text:p>
      </style:header>
      <style:header-left>
        <text:p text:style-name="_5f_Header_20_D_20_page_20_paire_20__28_G_29_"><text:span text:style-name="_5f_Caractères"><text:span text:style-name="MT60"><text:s/>Utiliser des données : Représenter </text:span></text:span></text:p>
      </style:header-left>
      <style:footer>
        <text:p text:style-name="MP3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13"><text:span text:style-name="MT55">Utilis</text:span><text:span text:style-name="MT56">er</text:span><text:span text:style-name="MT55"> de</text:span><text:span text:style-name="MT56">s</text:span><text:span text:style-name="MT55"> données</text:span><text:span text:style-name="MT11"> : </text:span><text:span text:style-name="MT62">représenter</text:span><text:span text:style-name="MT11"> </text:span></text:p></draw:text-box></draw:frame><draw:g text:anchor-type="paragraph" draw:z-index="234" draw:name="Shape4_70" draw:style-name="Mgr1"><draw:path draw:style-name="Mgr5" draw:text-style-name="MP15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55">Utilis</text:span><text:span text:style-name="MT56">er</text:span><text:span text:style-name="MT55"> de</text:span><text:span text:style-name="MT56">s</text:span><text:span text:style-name="MT55"> données</text:span><text:span text:style-name="MT11"> : </text:span><text:span text:style-name="MT62">représenter</text:span><text:span text:style-name="MT11"> </text:span></text:p></draw:text-box></draw:frame><draw:g text:anchor-type="paragraph" draw:z-index="229" draw:name="Shape4_91" draw:style-name="Mgr1"><draw:path draw:style-name="Mgr5" draw:text-style-name="MP33" svg:width="0.855cm" svg:height="1.172cm" svg:x="-0.268cm" svg:y="-0.175cm" svg:viewBox="0 0 856 1173" svg:d="M856 1173h-856v-991c0-100 79-182 175-182h505c97 0 176 82 176 182z"><text:p/></draw:path></draw:g><draw:g text:anchor-type="paragraph" draw:z-index="230" draw:name="Shape4_90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2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4"><draw:g text:anchor-type="paragraph" draw:z-index="239" draw:name="Shape4_82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63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6">Résoudre des problèmes</text:p></draw:text-box></draw:frame><draw:g text:anchor-type="paragraph" draw:z-index="235" draw:name="Shape4_97" draw:style-name="Mgr1"><draw:path draw:style-name="Mgr4" draw:text-style-name="MP14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41" draw:name="Shape4_68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37" draw:name="Shape4_89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38" draw:name="Shape4_83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2" draw:style-name="Mdp1">
      <style:header>
        <text:p text:style-name="_5f_Header_20_N_20_page_20_impaire_20__28_D_29_"><text:span text:style-name="MT64">Calculer : </text:span><text:span text:style-name="MT65">Distributivité</text:span><text:span text:style-name="MT64"> </text:span></text:p>
      </style:header>
      <style:header-left>
        <text:p text:style-name="_5f_Header_20_N_20_page_20_impaire_20__28_D_29_"><text:span text:style-name="MT64">Calculer : </text:span><text:span text:style-name="MT65">Distributivité</text:span><text:span text:style-name="MT64"> </text:span></text:p>
      </style:header-left>
      <style:footer>
        <text:p text:style-name="MP10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4"><draw:g text:anchor-type="paragraph" draw:z-index="248" draw:name="Shape4_79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66">calculer</text:span><text:span text:style-name="MT67"> : </text:span><text:span text:style-name="MT68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50" draw:name="Shape4_64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46" draw:name="Shape4_80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247" draw:name="Shape4_81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2" draw:style-name="Mdp1">
      <style:header>
        <text:p text:style-name="_5f_Header_20_N_20_page_20_impaire_20__28_D_29_"><text:span text:style-name="MT64">Calculer : </text:span><text:span text:style-name="MT69">Critères de divisibilité</text:span><text:span text:style-name="MT64"> </text:span></text:p>
      </style:header>
      <style:header-left>
        <text:p text:style-name="_5f_Header_20_N_20_page_20_impaire_20__28_D_29_"><text:span text:style-name="MT64">Calculer : </text:span><text:span text:style-name="MT69">Critères de divisibilité</text:span><text:span text:style-name="MT64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4"><draw:g text:anchor-type="paragraph" draw:z-index="252" draw:name="Shape4_61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66">calculer</text:span><text:span text:style-name="MT67"> : </text:span><text:span text:style-name="MT70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8"><text:span text:style-name="MT66">calculer</text:span><text:span text:style-name="MT67"> : </text:span><text:span text:style-name="MT70">critères de divisibilité</text:span></text:p></draw:text-box></draw:frame><draw:g text:anchor-type="paragraph" draw:z-index="249" draw:name="Shape4_65" draw:style-name="Mgr1"><draw:path draw:style-name="Mgr4" draw:text-style-name="MP14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3" draw:style-name="Mdp1">
      <style:header>
        <text:p text:style-name="MP39"><text:span text:style-name="MT71">G</text:span>éométrie plane : Parallèles, perpendiculaires,<text:line-break/> distances</text:p>
      </style:header>
      <style:header-left>
        <text:p text:style-name="MP40"><text:s/><text:span text:style-name="MT71">Géométrie plane</text:span> : <text:span text:style-name="MT72">P</text:span><text:span text:style-name="MT73">arallèles, perpendiculaires,<text:line-break/> </text:span><text:span text:style-name="MT74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75">Géométrie plane : </text:span><text:span text:style-name="MT76">parallèles, perpendiculaires, </text:span><text:span text:style-name="MT77">distances</text:span></text:h></draw:text-box></draw:frame><draw:g text:anchor-type="paragraph" draw:z-index="254" draw:name="Shape4_59" draw:style-name="Mgr1"><draw:path draw:style-name="Mgr2" draw:text-style-name="MP5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MP41" text:outline-level="1"><text:span text:style-name="MT78">G</text:span>éométrie plane : Parallèles, perpendiculaires, distances</text:h></draw:text-box></draw:frame><draw:g text:anchor-type="paragraph" draw:z-index="251" draw:name="Shape4_62" draw:style-name="Mgr1"><draw:path draw:style-name="Mgr2" draw:text-style-name="MP5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2" draw:style-name="Mdp1">
      <style:header>
        <text:p text:style-name="_5f_Header_20_N_20_page_20_impaire_20__28_D_29_"><text:span text:style-name="MT64">Calculer : </text:span><text:span text:style-name="MT79">Diviser</text:span><text:span text:style-name="MT64"> </text:span></text:p>
      </style:header>
      <style:header-left>
        <text:p text:style-name="_5f_Header_20_N_20_page_20_impaire_20__28_D_29_"><text:span text:style-name="MT64">Calculer : </text:span><text:span text:style-name="MT79">Diviser</text:span><text:span text:style-name="MT64"> </text:span></text:p>
      </style:header-left>
      <style:footer>
        <text:p text:style-name="MP10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7"><draw:g text:anchor-type="paragraph" draw:z-index="257" draw:name="Shape4_51" draw:style-name="Mgr1"><draw:path draw:style-name="Mgr4" draw:text-style-name="MP14" svg:width="0.855cm" svg:height="1.172cm" svg:x="7.545cm" svg:y="-0.194cm" svg:viewBox="0 0 856 1173" svg:d="M856 1173h-856v-991c0-100 79-182 175-182h505c97 0 176 82 176 182z"><text:p/></draw:path></draw:g><text:span text:style-name="MT66">calculer</text:span><text:span text:style-name="MT67"> : </text:span><text:span text:style-name="MT80">diviser</text:span></text:p></draw:text-box></draw:frame></text:p>
      </style:footer>
      <style:footer-left>
        <text:p text:style-name="MP10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8"><text:span text:style-name="MT66">calculer</text:span><text:span text:style-name="MT67"> : </text:span><text:span text:style-name="MT80">diviser</text:span></text:p></draw:text-box></draw:frame><draw:g text:anchor-type="paragraph" draw:z-index="253" draw:name="Shape4_60" draw:style-name="Mgr1"><draw:path draw:style-name="Mgr4" draw:text-style-name="MP14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59" draw:name="Shape4_54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55" draw:name="Shape4_57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256" draw:name="Shape4_58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2" draw:style-name="Mdp1">
      <style:header>
        <text:p text:style-name="MP42">Calculer : <text:span text:style-name="MT81">Multiplier</text:span> </text:p>
      </style:header>
      <style:header-left>
        <text:p text:style-name="MP42">Calculer : <text:span text:style-name="MT81">Multiplier</text:span> </text:p>
      </style:header-left>
      <style:footer>
        <text:p text:style-name="MP10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7"><draw:g text:anchor-type="paragraph" draw:z-index="262" draw:name="Shape4_55" draw:style-name="Mgr1"><draw:path draw:style-name="Mgr4" draw:text-style-name="MP14" svg:width="0.855cm" svg:height="1.172cm" svg:x="7.535cm" svg:y="-0.178cm" svg:viewBox="0 0 856 1173" svg:d="M856 1173h-856v-991c0-100 79-182 175-182h505c97 0 176 82 176 182z"><text:p/></draw:path></draw:g><text:span text:style-name="MT66">calculer</text:span><text:span text:style-name="MT67"> : </text:span><text:span text:style-name="MT82">Multiplier</text:span></text:p></draw:text-box></draw:frame></text:p>
      </style:footer>
      <style:footer-left>
        <text:p text:style-name="MP10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8"><text:span text:style-name="MT66">calculer</text:span><text:span text:style-name="MT67"> : </text:span><text:span text:style-name="MT82">Multiplier</text:span></text:p></draw:text-box></draw:frame><draw:g text:anchor-type="paragraph" draw:z-index="258" draw:name="Shape4_262" draw:style-name="Mgr1"><draw:path draw:style-name="Mgr4" draw:text-style-name="MP14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64" draw:name="Shape4_50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60" draw:name="Shape4_52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261" draw:name="Shape4_53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2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10"><draw:frame draw:style-name="Mfr1" draw:name="Frame1102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3"><text:span text:style-name="MT66">calculer</text:span><text:span text:style-name="MT67"> : </text:span><text:span text:style-name="MT66">additionner et soustraire</text:span></text:p></draw:text-box></draw:frame><draw:g text:anchor-type="paragraph" draw:z-index="266" draw:name="Shape4_47" draw:style-name="Mgr1"><draw:path draw:style-name="Mgr4" draw:text-style-name="MP14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0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3"><text:span text:style-name="MT66">calculer</text:span><text:span text:style-name="MT67"> : </text:span><text:span text:style-name="MT66">additionner et soustraire</text:span></text:p></draw:text-box></draw:frame><draw:g text:anchor-type="paragraph" draw:z-index="263" draw:name="Shape4_261" draw:style-name="Mgr1"><draw:path draw:style-name="Mgr4" draw:text-style-name="MP14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3" draw:style-name="Mdp1">
      <style:header>
        <text:p text:style-name="_5f_Header_20_N_20_page_20_impaire_20__28_D_29_"><text:s/><text:span text:style-name="MT9">Calculer</text:span> : <text:span text:style-name="MT9">Additionner et soustraire</text:span></text:p>
      </style:header>
      <style:header-left>
        <text:p text:style-name="_5f_Header_20_N_20_page_20_paire_20__28_G_29_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68" draw:name="Shape4_46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65" draw:name="Shape4_48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2" draw:style-name="Mdp1">
      <style:header>
        <text:p text:style-name="MP44"><draw:path text:anchor-type="paragraph" draw:z-index="271" draw:name="Shape1_6" draw:style-name="Mgr7" draw:text-style-name="MP45" svg:width="4.329cm" svg:height="2.238cm" svg:x="-1.5cm" svg:y="-1.001cm" svg:viewBox="0 0 4330 2239" svg:d="M0 2239l3984-288c209-15 363-167 345-342l-170-1609h-4159z"><text:p/></draw:path><draw:line text:anchor-type="paragraph" draw:z-index="272" draw:name="Shape3_10" draw:style-name="Mgr8" draw:text-style-name="MP24" svg:x1="10.308cm" svg:y1="0.388cm" svg:x2="20.496cm" svg:y2="0.36cm"><text:p/></draw:line><text:span text:style-name="MT83">Fractions</text:span><text:span text:style-name="MT84"> : </text:span><text:span text:style-name="MT85">Problèmes</text:span><text:span text:style-name="MT84"> </text:span></text:p>
      </style:header>
      <style:header-left>
        <text:p text:style-name="MP44"><draw:line text:anchor-type="paragraph" draw:z-index="273" draw:name="Shape3_27" draw:style-name="Mgr8" draw:text-style-name="MP24" svg:x1="10.308cm" svg:y1="0.388cm" svg:x2="20.496cm" svg:y2="0.36cm"><text:p/></draw:line><draw:path text:anchor-type="paragraph" draw:z-index="267" draw:name="Shape1_10" draw:style-name="Mgr7" draw:text-style-name="MP45" svg:width="4.329cm" svg:height="2.238cm" svg:x="-1.5cm" svg:y="-1.001cm" svg:viewBox="0 0 4330 2239" svg:d="M0 2239l3984-288c209-15 363-167 345-342l-170-1609h-4159z"><text:p/></draw:path><text:span text:style-name="MT83">Fractions</text:span><text:span text:style-name="MT84"> : </text:span><text:span text:style-name="MT85">Problèmes</text:span><text:span text:style-name="MT84"> </text:span></text:p>
      </style:header-left>
      <style:footer>
        <text:p text:style-name="MP10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4"><draw:g text:anchor-type="paragraph" draw:z-index="269" draw:name="Shape4_43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86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79" draw:name="Shape4_41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74" draw:name="Shape4_45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275" draw:name="Shape4_44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2" draw:style-name="Mdp1">
      <style:header>
        <text:p text:style-name="MP47"><draw:line text:anchor-type="paragraph" draw:z-index="283" draw:name="Shape3_9" draw:style-name="Mgr8" draw:text-style-name="MP24" svg:x1="10.37cm" svg:y1="0.365cm" svg:x2="20.496cm" svg:y2="0.36cm"><text:p/></draw:line><draw:path text:anchor-type="paragraph" draw:z-index="284" draw:name="Shape1_4" draw:style-name="Mgr7" draw:text-style-name="MP45" svg:width="4.329cm" svg:height="2.238cm" svg:x="-1.5cm" svg:y="-7.4cm" svg:viewBox="0 0 4330 2239" svg:d="M0 2239l3984-288c209-15 363-167 345-342l-170-1609h-4159z"><text:p/></draw:path><text:span text:style-name="MT87">Fractions</text:span> : <text:span text:style-name="MT87">Opérations</text:span> </text:p>
      </style:header>
      <style:header-left>
        <text:p text:style-name="MP47"><draw:path text:anchor-type="paragraph" draw:z-index="285" draw:name="Shape1_8" draw:style-name="Mgr7" draw:text-style-name="MP45" svg:width="4.329cm" svg:height="2.238cm" svg:x="-1.5cm" svg:y="-7.4cm" svg:viewBox="0 0 4330 2239" svg:d="M0 2239l3984-288c209-15 363-167 345-342l-170-1609h-4159z"><text:p/></draw:path><draw:line text:anchor-type="paragraph" draw:z-index="278" draw:name="Shape3_26" draw:style-name="Mgr8" draw:text-style-name="MP24" svg:x1="10.37cm" svg:y1="0.365cm" svg:x2="20.496cm" svg:y2="0.36cm"><text:p/></draw:line><text:span text:style-name="MT87">Fractions</text:span> : <text:span text:style-name="MT87">Opérations</text:span> </text:p>
      </style:header-left>
      <style:footer>
        <text:p text:style-name="MP10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4"><draw:g text:anchor-type="paragraph" draw:z-index="280" draw:name="Shape4_38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86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86" draw:name="Shape4_37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81" draw:name="Shape4_39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282" draw:name="Shape4_40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2" draw:style-name="Mdp1">
      <style:header>
        <text:p text:style-name="MP49"><draw:line text:anchor-type="paragraph" draw:z-index="290" draw:name="Shape3_8" draw:style-name="Mgr8" draw:text-style-name="MP24" svg:x1="17.736cm" svg:y1="0.376cm" svg:x2="20.496cm" svg:y2="0.36cm"><text:p/></draw:line><text:span text:style-name="MT88">Fractions</text:span> : <text:span text:style-name="MT88">Fractions, décimaux et comparaison</text:span></text:p>
      </style:header>
      <style:header-left>
        <text:p text:style-name="MP49"><draw:line text:anchor-type="paragraph" draw:z-index="291" draw:name="Shape3_25" draw:style-name="Mgr8" draw:text-style-name="MP24" svg:x1="17.736cm" svg:y1="0.376cm" svg:x2="20.496cm" svg:y2="0.36cm"><text:p/></draw:line><text:span text:style-name="MT88">Fractions</text:span> : <text:span text:style-name="MT88">Fractions, décimaux et comparaison</text:span></text:p>
      </style:header-left>
      <style:footer>
        <text:p text:style-name="MP10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4"><draw:g text:anchor-type="paragraph" draw:z-index="287" draw:name="Shape4_34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0"><text:span text:style-name="MT86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92" draw:name="Shape4_33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88" draw:name="Shape4_35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89" draw:name="Shape4_36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2" draw:style-name="Mdp1">
      <style:header>
        <text:p text:style-name="MP51"><draw:line text:anchor-type="paragraph" draw:z-index="296" draw:name="Shape3_24" draw:style-name="Mgr8" draw:text-style-name="MP24" svg:x1="11.52cm" svg:y1="0.376cm" svg:x2="20.496cm" svg:y2="0.36cm"><text:p/></draw:line><text:span text:style-name="MT89">Fractions</text:span> : <text:span text:style-name="MT89">Droite graduée</text:span></text:p>
      </style:header>
      <style:header-left>
        <text:p text:style-name="MP51"><draw:line text:anchor-type="paragraph" draw:z-index="297" draw:name="Shape3_28" draw:style-name="Mgr8" draw:text-style-name="MP24" svg:x1="11.52cm" svg:y1="0.376cm" svg:x2="20.496cm" svg:y2="0.36cm"><text:p/></draw:line><text:span text:style-name="MT89">Fractions</text:span> : <text:span text:style-name="MT89">Droite graduée</text:span></text:p>
      </style:header-left>
      <style:footer>
        <text:p text:style-name="MP10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4"><draw:g text:anchor-type="paragraph" draw:z-index="293" draw:name="Shape4_30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86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99" draw:name="Shape4_29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122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94" draw:name="Shape4_32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95" draw:name="Shape4_31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2" draw:style-name="Mdp1">
      <style:header>
        <text:p text:style-name="MP53"><draw:line text:anchor-type="paragraph" draw:z-index="303" draw:name="Shape3_14" draw:style-name="Mgr8" draw:text-style-name="MP24" svg:x1="12.876cm" svg:y1="0.392cm" svg:x2="20.496cm" svg:y2="0.36cm"><text:p/></draw:line><draw:path text:anchor-type="paragraph" draw:z-index="304" draw:name="Shape1_3" draw:style-name="Mgr7" draw:text-style-name="MP45" svg:width="4.329cm" svg:height="2.238cm" svg:x="-1.8cm" svg:y="-8.982cm" svg:viewBox="0 0 4330 2239" svg:d="M0 2239l3984-288c209-15 363-167 345-342l-170-1609h-4159z"><text:p/></draw:path><text:span text:style-name="MT90">Fractions</text:span> : <text:span text:style-name="MT90">Vocabulaire et sens</text:span></text:p>
      </style:header>
      <style:header-left>
        <text:p text:style-name="MP53"><draw:line text:anchor-type="paragraph" draw:z-index="305" draw:name="Shape3_23" draw:style-name="Mgr8" draw:text-style-name="MP24" svg:x1="12.876cm" svg:y1="0.392cm" svg:x2="20.496cm" svg:y2="0.36cm"><text:p/></draw:line><draw:path text:anchor-type="paragraph" draw:z-index="298" draw:name="Shape1_7" draw:style-name="Mgr7" draw:text-style-name="MP45" svg:width="4.329cm" svg:height="2.238cm" svg:x="-1.8cm" svg:y="-8.982cm" svg:viewBox="0 0 4330 2239" svg:d="M0 2239l3984-288c209-15 363-167 345-342l-170-1609h-4159z"><text:p/></draw:path><text:span text:style-name="MT90">Fractions</text:span> : <text:span text:style-name="MT90">Vocabulaire et sens</text:span></text:p>
      </style:header-left>
      <style:footer>
        <text:p text:style-name="MP10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4"><draw:g text:anchor-type="paragraph" draw:z-index="300" draw:name="Shape4_26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6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307" draw:name="Shape4_27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301" draw:name="Shape4_28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302" draw:name="Shape4_0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2" draw:style-name="Mdp1">
      <style:header>
        <text:p text:style-name="MP55"><draw:path text:anchor-type="paragraph" draw:z-index="310" draw:name="Shape1_1" draw:style-name="Mgr7" draw:text-style-name="MP45" svg:width="4.329cm" svg:height="2.238cm" svg:x="-1.8cm" svg:y="-8.982cm" svg:viewBox="0 0 4330 2239" svg:d="M0 2239l3984-288c209-15 363-167 345-342l-170-1609h-4159z"><text:p/></draw:path><draw:line text:anchor-type="paragraph" draw:z-index="311" draw:name="Shape3_13" draw:style-name="Mgr8" draw:text-style-name="MP24" svg:x1="15.337cm" svg:y1="0.36cm" svg:x2="20.496cm" svg:y2="0.36cm"><text:p/></draw:line><text:span text:style-name="MT91">Fractions</text:span> : <text:span text:style-name="MT91">Représentation géométrique</text:span></text:p>
      </style:header>
      <style:header-left>
        <text:p text:style-name="MP55"><draw:line text:anchor-type="paragraph" draw:z-index="312" draw:name="Shape3_21" draw:style-name="Mgr8" draw:text-style-name="MP24" svg:x1="15.337cm" svg:y1="0.36cm" svg:x2="20.496cm" svg:y2="0.36cm"><text:p/></draw:line><draw:path text:anchor-type="paragraph" draw:z-index="306" draw:name="Shape1_13" draw:style-name="Mgr7" draw:text-style-name="MP45" svg:width="4.329cm" svg:height="2.238cm" svg:x="-1.8cm" svg:y="-8.982cm" svg:viewBox="0 0 4330 2239" svg:d="M0 2239l3984-288c209-15 363-167 345-342l-170-1609h-4159z"><text:p/></draw:path><text:span text:style-name="MT91">Fractions</text:span> : <text:span text:style-name="MT91">Représentation géométrique</text:span></text:p>
      </style:header-left>
      <style:footer>
        <text:p text:style-name="MP10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6"><text:span text:style-name="MT86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313" draw:name="Shape4_24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308" draw:name="Shape4_25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309" draw:name="Shape4_86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2" draw:style-name="Mdp1">
      <style:header>
        <text:p text:style-name="MP57"><draw:line text:anchor-type="paragraph" draw:z-index="317" draw:name="Shape3_5" draw:style-name="Mgr8" draw:text-style-name="MP24" svg:x1="18.701cm" svg:y1="0.36cm" svg:x2="20.497cm" svg:y2="0.36cm"><text:p/></draw:line><text:span text:style-name="MT92">Nombres entiers et décimaux</text:span> : <text:span text:style-name="MT92">Comparer, encadrer</text:span></text:p>
      </style:header>
      <style:header-left>
        <text:p text:style-name="MP57"><draw:line text:anchor-type="paragraph" draw:z-index="318" draw:name="Shape3_6" draw:style-name="Mgr8" draw:text-style-name="MP24" svg:x1="18.701cm" svg:y1="0.36cm" svg:x2="20.497cm" svg:y2="0.36cm"><text:p/></draw:line><text:span text:style-name="MT92">Nombres entiers et décimaux</text:span> : <text:span text:style-name="MT92">Comparer, encadrer</text:span></text:p>
      </style:header-left>
      <style:footer>
        <text:p text:style-name="MP10"><draw:frame draw:style-name="Mfr1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4"><draw:g text:anchor-type="paragraph" draw:z-index="314" draw:name="Shape4_19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8"><text:span text:style-name="MT86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320" draw:name="Shape4_14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315" draw:name="Shape4_21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316" draw:name="Shape4_20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2" draw:style-name="Mdp1">
      <style:header>
        <text:p text:style-name="MP59"><draw:line text:anchor-type="paragraph" draw:z-index="323" draw:name="Shape3_2" draw:style-name="Mgr8" draw:text-style-name="MP24" svg:x1="16.083cm" svg:y1="0.383cm" svg:x2="20.496cm" svg:y2="0.36cm"><text:p/></draw:line>Nombres entiers et décimaux : Numération</text:p>
      </style:header>
      <style:header-left>
        <text:p text:style-name="MP59"><draw:line text:anchor-type="paragraph" draw:z-index="324" draw:name="Shape3_3" draw:style-name="Mgr9" draw:text-style-name="MP24" svg:x1="16.085cm" svg:y1="1.458cm" svg:x2="20.498cm" svg:y2="1.435cm"><text:p/></draw:line>Nombres entiers et décimaux : Numération</text:p>
      </style:header-left>
      <style:footer>
        <text:p text:style-name="MP10"><draw:g text:anchor-type="paragraph" draw:z-index="325" draw:name="Shape4_42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0"><text:span text:style-name="MT86">N</text:span>ombres entiers et décimaux : numération</text:p></draw:text-box></draw:frame></text:p>
      </style:footer>
      <style:footer-left>
        <text:p text:style-name="MP10"><draw:g text:anchor-type="paragraph" draw:z-index="319" draw:name="Shape4_8" draw:style-name="Mgr1"><draw:path draw:style-name="Mgr4" draw:text-style-name="MP14" svg:width="0.855cm" svg:height="1.172cm" svg:x="-0.217cm" svg:y="-0.175cm" svg:viewBox="0 0 856 1173" svg:d="M856 1173h-856v-991c0-100 79-182 175-182h505c97 0 176 82 176 182z"><text:p/></draw:path></draw:g><draw:frame draw:style-name="Mfr1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0"><text:span text:style-name="MT86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326" draw:name="Shape4_78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321" draw:name="Shape4_110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322" draw:name="Shape4_92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2" draw:style-name="Mdp1">
      <style:header>
        <text:p text:style-name="MP61"><draw:line text:anchor-type="paragraph" draw:z-index="330" draw:name="Shape3_15" draw:style-name="Mgr8" draw:text-style-name="MP24" svg:x1="17.597cm" svg:y1="0.383cm" svg:x2="19.595cm" svg:y2="0.383cm"><text:p/></draw:line><text:span text:style-name="MT84">Nombres entiers et décimaux : </text:span><text:span text:style-name="Character_5f_20_5f_style"><text:span text:style-name="MT93">×</text:span></text:span><text:span text:style-name="MT94"> 10, 100, 1000</text:span></text:p>
      </style:header>
      <style:header-left>
        <text:p text:style-name="MP61"><draw:line text:anchor-type="paragraph" draw:z-index="331" draw:name="Shape3_19" draw:style-name="Mgr8" draw:text-style-name="MP24" svg:x1="17.597cm" svg:y1="0.383cm" svg:x2="19.595cm" svg:y2="0.383cm"><text:p/></draw:line><text:span text:style-name="MT84">Nombres entiers et décimaux : </text:span><text:span text:style-name="Character_5f_20_5f_style"><text:span text:style-name="MT93">×</text:span></text:span><text:span text:style-name="MT94"> 10, 100, 1000</text:span></text:p>
      </style:header-left>
      <style:footer>
        <text:p text:style-name="MP10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4"><draw:g text:anchor-type="paragraph" draw:z-index="327" draw:name="Shape4_15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66">N</text:span><text:span text:style-name="MT95">ombres entiers et décimaux : </text:span><text:span text:style-name="Character_5f_20_5f_style"><text:span text:style-name="MT93">×</text:span></text:span><text:span text:style-name="MT96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1612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334" draw:name="Shape4_16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328" draw:name="Shape4_106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329" draw:name="Shape4_17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337" draw:name="Shape4_10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332" draw:name="Shape4_11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333" draw:name="Shape4_116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2" draw:style-name="Mdp1">
      <style:header>
        <text:p text:style-name="MP61"><draw:line text:anchor-type="paragraph" draw:z-index="338" draw:name="Shape3_22" draw:style-name="Mgr10" draw:text-style-name="MP24" svg:x1="16.575cm" svg:y1="0cm" svg:x2="19.073cm" svg:y2="0cm"><text:p/></draw:line><text:span text:style-name="MT84">Nombres entiers et décimaux : </text:span><text:span text:style-name="MT97">La droite graduée</text:span></text:p>
      </style:header>
      <style:header-left>
        <text:p text:style-name="MP61"><draw:line text:anchor-type="paragraph" draw:z-index="339" draw:name="Shape3_37" draw:style-name="Mgr8" draw:text-style-name="MP24" svg:x1="17.999cm" svg:y1="0.36cm" svg:x2="20.497cm" svg:y2="0.36cm"><text:p/></draw:line><text:span text:style-name="MT84">Nombres entiers et décimaux : </text:span><text:span text:style-name="MT97">La droite graduée</text:span></text:p>
      </style:header-left>
      <style:footer>
        <text:p text:style-name="MP10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4"><draw:g text:anchor-type="paragraph" draw:z-index="336" draw:name="Shape4_9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66">N</text:span><text:span text:style-name="MT95">ombres entiers et décimaux : </text:span><text:span text:style-name="MT98">la droite graduée</text:span></text:p></draw:text-box></draw:frame></text:p>
      </style:footer>
      <style:footer-left>
        <text:p text:style-name="MP10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4"><draw:g text:anchor-type="paragraph" draw:z-index="335" draw:name="Shape4_13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66">N</text:span><text:span text:style-name="MT95">ombres entiers et décimaux : </text:span><text:span text:style-name="MT98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36" draw:name="Shape4_66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32" draw:name="Shape4_76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233" draw:name="Shape4_77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2" draw:style-name="Mdp1">
      <style:header>
        <text:p text:style-name="_5f_Header_20_N_20_page_20_impaire_20__28_D_29_"><text:span text:style-name="MT64">Calculer : </text:span><text:span text:style-name="MT99">Priorités opératoires</text:span><text:span text:style-name="MT64"> </text:span></text:p>
      </style:header>
      <style:header-left>
        <text:p text:style-name="_5f_Header_20_N_20_page_20_impaire_20__28_D_29_"><text:span text:style-name="MT64">Calculer : </text:span><text:span text:style-name="MT99">Priorités opératoires</text:span><text:span text:style-name="MT64"> </text:span></text:p>
      </style:header-left>
      <style:footer>
        <text:p text:style-name="MP10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4"><draw:g text:anchor-type="paragraph" draw:z-index="244" draw:name="Shape4_67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66">calculer</text:span><text:span text:style-name="MT67"> : </text:span><text:span text:style-name="MT100">priorités opératoires</text:span></text:p></draw:text-box></draw:frame></text:p>
      </style:footer>
      <style:footer-left>
        <text:p text:style-name="MP10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8"><text:span text:style-name="MT66">calculer</text:span><text:span text:style-name="MT67"> : </text:span><text:span text:style-name="MT100">priorités opératoires</text:span></text:p></draw:text-box></draw:frame><draw:g text:anchor-type="paragraph" draw:z-index="240" draw:name="Shape4_69" draw:style-name="Mgr1"><draw:path draw:style-name="Mgr4" draw:text-style-name="MP14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0" draw:style-name="Mdp1">
      <style:header>
        <text:p text:style-name="_5f_Header_20_D_20_page_20_impaire_20__28_D_29_">Proportionnalité et pourcentage : <text:span text:style-name="MT101">P</text:span>roportionnalité </text:p>
      </style:header>
      <style:header-left>
        <text:p text:style-name="_5f_Header_20_D_20_page_20_paire_20__28_G_29_"><text:span text:style-name="MT45"><text:tab/>Proportionnalité et pourcentage</text:span><text:span text:style-name="MT46"> </text:span>: <text:span text:style-name="MT45">proportionnalité</text:span> </text:p>
      </style:header-left>
      <style:footer>
        <text:p text:style-name="MP10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3"><draw:g text:anchor-type="paragraph" draw:z-index="215" draw:name="Shape4_73" draw:style-name="Mgr1"><draw:path draw:style-name="Mgr5" draw:text-style-name="MP33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3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4"><draw:g text:anchor-type="paragraph" draw:z-index="212" draw:name="Shape4_88" draw:style-name="Mgr1"><draw:path draw:style-name="Mgr5" draw:text-style-name="MP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3" draw:style-name="Mdp1">
      <style:header>
        <text:p text:style-name="Header"><text:span text:style-name="MT45">Proportionnalité et pourcentages</text:span><text:span text:style-name="MT46"> </text:span>: <text:span text:style-name="MT45">proportionnalité</text:span> </text:p>
        <text:p text:style-name="MP28"/>
      </style:header>
      <style:header-left>
        <text:p text:style-name="Header"><text:span text:style-name="MT45">Proportionnalité et pourcentages</text:span><text:span text:style-name="MT46"> </text:span>: <text:span text:style-name="MT45">proportionnalité</text:span> </text:p>
        <text:p text:style-name="MP28"/>
      </style:header-left>
      <style:footer>
        <text:p text:style-name="MP3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29">Proportionnalité et pourcentages : proportionalité</text:p></draw:text-box></draw:frame><draw:g text:anchor-type="paragraph" draw:z-index="218" draw:name="Shape4_22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0">: </text:p></draw:text-box></draw:frame><draw:g text:anchor-type="paragraph" draw:z-index="214" draw:name="Shape4_257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19" draw:name="Shape4_71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112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16" draw:name="Shape4_104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17" draw:name="Shape4_105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2" draw:style-name="Mdp1">
      <style:header>
        <text:p text:style-name="_5f_Header_20_M_20_page_20_impaire_20__28_D_29_"><draw:line text:anchor-type="paragraph" draw:z-index="222" draw:name="Shape3_4" draw:style-name="Mgr6" draw:text-style-name="MP24" svg:x1="12.104cm" svg:y1="0.392cm" svg:x2="20.497cm" svg:y2="0.36cm"><text:p/></draw:line><text:span text:style-name="MT40">Périmètre</text:span> : <text:span text:style-name="MT102">Coder et calculer</text:span></text:p>
      </style:header>
      <style:header-left>
        <text:p text:style-name="_5f_Header_20_M_20_page_20_impaire_20__28_D_29_"><draw:line text:anchor-type="paragraph" draw:z-index="223" draw:name="Shape3_18" draw:style-name="Mgr6" draw:text-style-name="MP24" svg:x1="12.104cm" svg:y1="0.392cm" svg:x2="20.497cm" svg:y2="0.36cm"><text:p/></draw:line><text:span text:style-name="MT40">Périmètre</text:span> : <text:span text:style-name="MT102">Coder et calculer</text:span></text:p>
      </style:header-left>
      <style:footer>
        <text:p text:style-name="MP10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4"><draw:g text:anchor-type="paragraph" draw:z-index="220" draw:name="Shape4_103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38">Périmètre : </text:span><text:span text:style-name="MT103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3" draw:style-name="Mdp1">
      <style:header>
        <text:p text:style-name="_5f_Header_20_N_20_page_20_impaire_20__28_D_29_"><text:s/><text:span text:style-name="MT18">Conversions d’unités : longueurs</text:span></text:p>
      </style:header>
      <style:header-left>
        <text:p text:style-name="_5f_Header_20_N_20_page_20_impaire_20__28_D_29_"><text:s/><text:span text:style-name="MT18">Conversions d’unités : longueurs</text:span></text:p>
      </style:header-left>
      <style:footer>
        <text:p text:style-name="MP3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longueurs</text:span><text:span text:style-name="MT11"> </text:span></text:p></draw:text-box></draw:frame><draw:g text:anchor-type="paragraph" draw:z-index="183" draw:name="Shape4_84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78" draw:name="Shape4_124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79" draw:name="Shape4_125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2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10"><draw:frame draw:style-name="Mfr3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5">Conversions d’unités : longueurs</text:p></draw:text-box></draw:frame><draw:g text:anchor-type="paragraph" draw:z-index="184" draw:name="Shape4_127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0"><draw:frame draw:style-name="Mfr3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4"><draw:g text:anchor-type="paragraph" draw:z-index="181" draw:name="Shape4_133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Conversions d’unités : longueurs</text:p></draw:text-box></draw:frame><draw:g text:anchor-type="paragraph" draw:z-index="182" draw:name="Shape4_177" draw:style-name="Mgr1"><draw:path draw:style-name="Mgr4" draw:text-style-name="MP14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67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68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86" draw:name="Shape4_145" draw:style-name="Mgr1"><draw:path draw:style-name="Mgr4" draw:text-style-name="MP14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5">Conversions d’unités : </text:span><text:span text:style-name="MT104">Volume</text:span><text:span text:style-name="MT11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3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82" draw:name="Shape4_162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83" draw:name="Shape4_163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84" draw:name="Shape4_164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2" draw:style-name="Mdp1">
      <style:header>
        <text:p text:style-name="MP69"><text:span text:style-name="MT8"><text:s text:c="15"/>A</text:span>ires : Aire par comptage</text:p>
      </style:header>
      <style:footer>
        <text:p text:style-name="MP10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4"><draw:g text:anchor-type="paragraph" draw:z-index="85" draw:name="Shape4_165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105">Aires</text:span><text:span text:style-name="MT38"> <text:s/>: </text:span><text:span text:style-name="MT105">aire par comptage</text:span></text:p></draw:text-box></draw:frame></text:p>
      </style:footer>
    </style:master-page>
    <style:master-page style:name="_33__5f_2_5f_SERIE_5f_G_5f_GAUCHE_5f_ET_5f_DROITE_5f_2COL" style:display-name="3_2_SERIE_G_GAUCHE_ET_DROITE_2COL" style:page-layout-name="Mpm10" draw:style-name="Mdp1">
      <style:header>
        <text:p text:style-name="MP70"><text:span text:style-name="MT71">Géométrie plane</text:span> : <text:span text:style-name="MT106">D</text:span><text:span text:style-name="MT71">roites, </text:span><text:span text:style-name="MT107">demi-droites </text:span><text:span text:style-name="MT108">&amp; </text:span><text:span text:style-name="MT107">segments</text:span></text:p>
      </style:header>
      <style:footer>
        <text:p text:style-name="MP3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4"><draw:g text:anchor-type="paragraph" draw:z-index="86" draw:name="Shape4_198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109">Géométrie plane : </text:span><text:span text:style-name="MT75">droites, </text:span><text:span text:style-name="MT110">DEMI-droites et segments</text:span></text:p></draw:text-box></draw:frame></text:p>
      </style:footer>
      <style:footer-left>
        <text:p text:style-name="MP3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4"><draw:g text:anchor-type="paragraph" draw:z-index="87" draw:name="Shape4_19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75">Géométrie plane : droites, </text:span><text:span text:style-name="MT110">DEMI-droites et segments</text:span></text:p></draw:text-box></draw:frame></text:p>
      </style:footer-left>
    </style:master-page>
    <style:master-page style:name="_33__5f_2_5f_SERIE_5f_G_5f_GAUCHE_5f_ET_5f_DROITE_5f_1COL" style:display-name="3_2_SERIE_G_GAUCHE_ET_DROITE_1COL" style:page-layout-name="Mpm11" draw:style-name="Mdp1">
      <style:header>
        <text:p text:style-name="MP73"><text:span text:style-name="MT111">S</text:span><text:span text:style-name="MT112">olides</text:span> : <text:span text:style-name="MT111">Vocabulaire, nature</text:span></text:p>
      </style:header>
      <style:footer>
        <text:p text:style-name="MP3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88" draw:name="Shape4_19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89" draw:name="Shape4_197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M_5f_GAUCHE_5f_ET_5f_DROITE_5f_2COL" style:display-name="3_2_SERIE_M_GAUCHE_ET_DROITE_2COL" style:page-layout-name="Mpm10" draw:style-name="Mdp1">
      <style:header>
        <text:p text:style-name="_5f_Header_20_M_20_page_20_impaire_20__28_D_29_"><text:span text:style-name="MT113">Volumes : </text:span><text:span text:style-name="MT114">Calculs et conversions</text:span></text:p>
      </style:header>
      <style:header-left>
        <text:p text:style-name="_5f_Header_20_M_20_page_20_paire_20__28_G_29_"><text:span text:style-name="MT113">Volumes : </text:span><text:span text:style-name="MT114">Calculs et conversions</text:span></text:p>
      </style:header-left>
      <style:footer>
        <text:list xml:id="list4073255234" text:style-name="_5f_Numérotation_20_des_20_exercices">
          <text:list-item>
            <text:list>
              <text:list-item>
                <text:p text:style-name="MP75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6"><text:s/><text:span text:style-name="MT115">Volumes : </text:span><text:span text:style-name="MT116">Calculs et conversions</text:span> </text:p></draw:text-box></draw:frame><draw:g text:anchor-type="paragraph" draw:z-index="90" draw:name="Shape4_174" draw:style-name="Mgr1"><draw:path draw:style-name="Mgr3" draw:text-style-name="MP11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61934878527984" text:continue-numbering="true" text:style-name="_5f_Numérotation_20_des_20_exercices">
          <text:list-item>
            <text:list>
              <text:list-item>
                <text:p text:style-name="MP75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6"><text:s/><text:span text:style-name="MT115">Volumes : </text:span><text:span text:style-name="MT116">Calculs et conversions</text:span> </text:p></draw:text-box></draw:frame><draw:g text:anchor-type="paragraph" draw:z-index="91" draw:name="Shape4_175" draw:style-name="Mgr1"><draw:path draw:style-name="Mgr3" draw:text-style-name="MP11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M_5f_GAUCHE_5f_ET_5f_DROITE_5f_1COL" style:display-name="3_2_SERIE_M_GAUCHE_ET_DROITE_1COL" style:page-layout-name="Mpm11" draw:style-name="Mdp1">
      <style:header>
        <text:p text:style-name="MP77"><draw:path text:anchor-type="paragraph" draw:z-index="92" draw:name="Shape5_3" draw:style-name="Mgr11" draw:text-style-name="MP78" svg:width="4.329cm" svg:height="2.24cm" svg:x="-1.499cm" svg:y="-1cm" svg:viewBox="0 0 4330 2241" svg:d="M0 2241l3984-288c209-15 363-168 345-342l-170-1611h-4159z"><text:p/></draw:path><draw:frame text:anchor-type="paragraph" draw:z-index="93" draw:name="Shape6_3" draw:style-name="Mgr12" draw:text-style-name="MP79" svg:width="2.703cm" svg:height="0.715cm" draw:transform="rotate (0.0872664625997165) translate (-0.172861111111111cm 0.218722222222222cm)"><draw:text-box><text:p text:style-name="MP24"><text:span text:style-name="MT117">S</text:span><text:span text:style-name="MT117">é</text:span><text:span text:style-name="MT117">r</text:span><text:span text:style-name="MT117">i</text:span><text:span text:style-name="MT117">e</text:span><text:span text:style-name="MT117"> </text:span><text:span text:style-name="MT117">1</text:span></text:p></draw:text-box></draw:frame><draw:line text:anchor-type="paragraph" draw:z-index="94" draw:name="Shape7_6" draw:style-name="Mgr6" draw:text-style-name="MP24" svg:x1="9.042cm" svg:y1="0.36cm" svg:x2="20.461cm" svg:y2="0.36cm"><text:p/></draw:line>T<text:span text:style-name="MT118">itre de la série</text:span></text:p>
      </style:header>
      <style:header-left>
        <text:p text:style-name="MP77"><draw:path text:anchor-type="paragraph" draw:z-index="96" draw:name="Shape5_4" draw:style-name="Mgr11" draw:text-style-name="MP78" svg:width="4.329cm" svg:height="2.24cm" svg:x="-1.499cm" svg:y="-1cm" svg:viewBox="0 0 4330 2241" svg:d="M0 2241l3984-288c209-15 363-168 345-342l-170-1611h-4159z"><text:p/></draw:path><draw:frame text:anchor-type="paragraph" draw:z-index="97" draw:name="Shape6_4" draw:style-name="Mgr12" draw:text-style-name="MP79" svg:width="2.703cm" svg:height="0.715cm" draw:transform="rotate (0.0872664625997165) translate (-0.172861111111111cm 0.218722222222222cm)"><draw:text-box><text:p text:style-name="MP24"><text:span text:style-name="MT117">S</text:span><text:span text:style-name="MT117">é</text:span><text:span text:style-name="MT117">r</text:span><text:span text:style-name="MT117">i</text:span><text:span text:style-name="MT117">e</text:span><text:span text:style-name="MT117"> </text:span><text:span text:style-name="MT117">1</text:span></text:p></draw:text-box></draw:frame><draw:line text:anchor-type="paragraph" draw:z-index="98" draw:name="Shape7_3" draw:style-name="Mgr6" draw:text-style-name="MP24" svg:x1="9.042cm" svg:y1="0.36cm" svg:x2="20.461cm" svg:y2="0.36cm"><text:p/></draw:line>T<text:span text:style-name="MT118">itre de la série</text:span></text:p>
      </style:header-left>
      <style:footer>
        <text:p text:style-name="MP3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4"><draw:g text:anchor-type="paragraph" draw:z-index="95" draw:name="Shape8_4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19">Angles</text:span> • <text:span text:style-name="MT119">M1</text:span></text:p></draw:text-box></draw:frame></text:p>
      </style:footer>
    </style:master-page>
    <style:master-page style:name="_32__5f_8_5f_SERIE_5f_M_5f_GAUCHE_5f_ET_5f_DROITE_5f_2COL" style:display-name="2_8_SERIE_M_GAUCHE_ET_DROITE_2COL" style:page-layout-name="Mpm12" draw:style-name="Mdp1">
      <style:header>
        <text:p text:style-name="MP80"><text:span text:style-name="MT8"><text:s text:c="15"/>A</text:span>ires : Aires de disques</text:p>
      </style:header>
      <style:footer>
        <text:p text:style-name="MP10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4"><draw:g text:anchor-type="paragraph" draw:z-index="99" draw:name="Shape4_173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Aires : Aires de disques</text:p></draw:text-box></draw:frame></text:p>
      </style:footer>
    </style:master-page>
    <style:master-page style:name="_32__5f_8_5f_SERIE_5f_M_5f_GAUCHE_5f_ET_5f_DROITE_5f_1COL" style:display-name="2_8_SERIE_M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3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100" draw:name="Shape4_170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01" draw:name="Shape4_171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102" draw:name="Shape4_172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1COL" style:display-name="2_9_SERIE_M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3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103" draw:name="Shape4_166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04" draw:name="Shape4_167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05" draw:name="Shape4_168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2" draw:style-name="Mdp1">
      <style:header>
        <text:p text:style-name="MP82"><text:span text:style-name="MT40"><text:s text:c="15"/>A</text:span><text:span text:style-name="MT120">ires : Problèmes d’aires</text:span></text:p>
      </style:header>
      <style:footer>
        <text:p text:style-name="MP10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4"><draw:g text:anchor-type="paragraph" draw:z-index="106" draw:name="Shape4_169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Problèmes d’Aires</text:p></draw:text-box></draw:frame></text:p>
      </style:footer>
    </style:master-page>
    <style:master-page style:name="_32__5f_7_5f_SERIE_5f_M_5f_GAUCHE_5f_ET_5f_DROITE_5f_1COL" style:display-name="2_7_SERIE_M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3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107" draw:name="Shape4_181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108" draw:name="Shape4_182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09" draw:name="Shape4_183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7_5f_SERIE_5f_M_5f_GAUCHE_5f_ET_5f_DROITE_5f_2COL" style:display-name="2_7_SERIE_M_GAUCHE_ET_DROITE_2COL" style:page-layout-name="Mpm12" draw:style-name="Mdp1">
      <style:header>
        <text:p text:style-name="MP84"><text:span text:style-name="MT8"><text:s text:c="15"/>A</text:span>ires : Aires de triangles</text:p>
      </style:header>
      <style:footer>
        <text:p text:style-name="MP10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4"><draw:g text:anchor-type="paragraph" draw:z-index="110" draw:name="Shape4_178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aires de triangles</text:p></draw:text-box></draw:frame></text:p>
      </style:footer>
    </style:master-page>
    <style:master-page style:name="_33__5f_1_5f_SERIE_5f_M_5f_GAUCHE_5f_ET_5f_DROITE_5f_1COL" style:display-name="3_1_SERIE_M_GAUCHE_ET_DROITE_1COL" style:page-layout-name="Mpm11" draw:style-name="Mdp1">
      <style:header>
        <text:p text:style-name="MP77"><draw:line text:anchor-type="paragraph" draw:z-index="111" draw:name="Shape7_8" draw:style-name="Mgr6" draw:text-style-name="MP24" svg:x1="9.042cm" svg:y1="0.36cm" svg:x2="20.461cm" svg:y2="0.36cm"><text:p/></draw:line><draw:path text:anchor-type="paragraph" draw:z-index="112" draw:name="Shape5_1" draw:style-name="Mgr11" draw:text-style-name="MP78" svg:width="4.329cm" svg:height="2.24cm" svg:x="-1.499cm" svg:y="-1cm" svg:viewBox="0 0 4330 2241" svg:d="M0 2241l3984-288c209-15 363-168 345-342l-170-1611h-4159z"><text:p/></draw:path><draw:frame text:anchor-type="paragraph" draw:z-index="113" draw:name="Shape6_2" draw:style-name="Mgr12" draw:text-style-name="MP79" svg:width="2.703cm" svg:height="0.715cm" draw:transform="rotate (0.0872664625997165) translate (-0.172861111111111cm 0.218722222222222cm)"><draw:text-box><text:p text:style-name="MP24"><text:span text:style-name="MT117">S</text:span><text:span text:style-name="MT117">é</text:span><text:span text:style-name="MT117">r</text:span><text:span text:style-name="MT117">i</text:span><text:span text:style-name="MT117">e</text:span><text:span text:style-name="MT117"> </text:span><text:span text:style-name="MT117">1</text:span></text:p></draw:text-box></draw:frame>T<text:span text:style-name="MT118">itre de la série</text:span></text:p>
      </style:header>
      <style:header-left>
        <text:p text:style-name="MP77"><draw:line text:anchor-type="paragraph" draw:z-index="115" draw:name="Shape7_9" draw:style-name="Mgr6" draw:text-style-name="MP24" svg:x1="9.042cm" svg:y1="0.36cm" svg:x2="20.461cm" svg:y2="0.36cm"><text:p/></draw:line><draw:path text:anchor-type="paragraph" draw:z-index="116" draw:name="Shape5_2" draw:style-name="Mgr11" draw:text-style-name="MP78" svg:width="4.329cm" svg:height="2.24cm" svg:x="-1.499cm" svg:y="-1cm" svg:viewBox="0 0 4330 2241" svg:d="M0 2241l3984-288c209-15 363-168 345-342l-170-1611h-4159z"><text:p/></draw:path><draw:frame text:anchor-type="paragraph" draw:z-index="117" draw:name="Shape6_5" draw:style-name="Mgr12" draw:text-style-name="MP79" svg:width="2.703cm" svg:height="0.715cm" draw:transform="rotate (0.0872664625997165) translate (-0.172861111111111cm 0.218722222222222cm)"><draw:text-box><text:p text:style-name="MP24"><text:span text:style-name="MT117">S</text:span><text:span text:style-name="MT117">é</text:span><text:span text:style-name="MT117">r</text:span><text:span text:style-name="MT117">i</text:span><text:span text:style-name="MT117">e</text:span><text:span text:style-name="MT117"> </text:span><text:span text:style-name="MT117">1</text:span></text:p></draw:text-box></draw:frame>T<text:span text:style-name="MT118">itre de la série</text:span></text:p>
      </style:header-left>
      <style:footer>
        <text:p text:style-name="MP3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4"><draw:g text:anchor-type="paragraph" draw:z-index="114" draw:name="Shape8_5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19">Angles</text:span> • <text:span text:style-name="MT119">M1</text:span></text:p></draw:text-box></draw:frame></text:p>
      </style:footer>
    </style:master-page>
    <style:master-page style:name="_33__5f_1_5f_SERIE_5f_M_5f_GAUCHE_5f_ET_5f_DROITE_5f_2COL" style:display-name="3_1_SERIE_M_GAUCHE_ET_DROITE_2COL" style:page-layout-name="Mpm10" draw:style-name="Mdp1">
      <style:header>
        <text:p text:style-name="MP86">Volumes : Volumes par comptage</text:p>
      </style:header>
      <style:footer>
        <text:p text:style-name="MP3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4"><draw:g text:anchor-type="paragraph" draw:z-index="118" draw:name="Shape4_179" draw:style-name="Mgr1"><draw:path draw:style-name="Mgr3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/><text:span text:style-name="MT115">Volumes : Volume par comptage</text:span> </text:p></draw:text-box></draw:frame></text:p>
      </style:footer>
    </style:master-page>
    <style:master-page style:name="_31__5f_1_5f_SERIE_5f_G_5f_GAUCHE_5f_ET_5f_DROITE_5f_1COL" style:display-name="1_1_SERIE_G_GAUCHE_ET_DROITE_1COL" style:page-layout-name="Mpm13" draw:style-name="Mdp1">
      <style:header>
        <text:p text:style-name="MP87"><draw:line text:anchor-type="paragraph" draw:z-index="353" draw:name="Shape3_33" draw:style-name="Mgr13" draw:text-style-name="MP24" svg:x1="15.12cm" svg:y1="0.36cm" svg:x2="20.496cm" svg:y2="0.36cm"><text:p/></draw:line><text:s/><text:span text:style-name="MT121">Angles</text:span> : <text:span text:style-name="MT122">Comprendre la notion d’angle</text:span></text:p>
      </style:header>
      <style:footer>
        <text:p text:style-name="MP3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/text:p>
      </style:footer>
      <style:footer-left>
        <text:p text:style-name="MP3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23">Angles</text:span><text:span text:style-name="MT11"> : </text:span><text:span text:style-name="MT123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2" draw:style-name="Mdp1">
      <style:header>
        <text:p text:style-name="_5f_Header_20_G_20_page_20_impaire_20__28_D_29_"><draw:line text:anchor-type="paragraph" draw:z-index="19" draw:name="Shape3_7" draw:style-name="Mgr13" draw:text-style-name="MP24" svg:x1="15.12cm" svg:y1="0.36cm" svg:x2="20.496cm" svg:y2="0.36cm"><text:p/></draw:line><text:s/><text:span text:style-name="MT124">Angles : </text:span>Angles : <text:span text:style-name="MT122">Comprendre la notion d’angle</text:span></text:p>
      </style:header>
      <style:header-left>
        <text:p text:style-name="MP88"><draw:line text:anchor-type="paragraph" draw:z-index="20" draw:name="Shape3_29" draw:style-name="Mgr13" draw:text-style-name="MP24" svg:x1="15.12cm" svg:y1="0.36cm" svg:x2="20.496cm" svg:y2="0.36cm"><text:p/></draw:line>Angles : <text:span text:style-name="MT122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9"><text:span text:style-name="MT125">Angles : </text:span><text:span text:style-name="MT126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125">Angles : </text:span><text:span text:style-name="MT127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9"><text:span text:style-name="MT125">Angles : </text:span><text:span text:style-name="MT128">Comprendre la notion d’angle</text:span></text:p></draw:text-box></draw:frame></text:h>
      </style:footer-left>
    </style:master-page>
    <style:master-page style:name="_31__5f_2_5f_SERIE_5f_G_5f_GAUCHE_5f_ET_5f_DROITE_5f_1COL" style:display-name="1_2_SERIE_G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3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351" draw:name="Shape4_184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348" draw:name="Shape4_186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349" draw:name="Shape4_185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G_5f_GAUCHE_5f_ET_5f_DROITE_5f_2COL" style:display-name="1_2_SERIE_G_GAUCHE_ET_DROITE_2COL" style:page-layout-name="Mpm12" draw:style-name="Mdp1">
      <style:header>
        <text:p text:style-name="_5f_Header_20_G_20_page_20_impaire_20__28_D_29_"><draw:line text:anchor-type="paragraph" draw:z-index="352" draw:name="Shape3_35" draw:style-name="Mgr13" draw:text-style-name="MP24" svg:x1="11.344cm" svg:y1="0.358cm" svg:x2="20.497cm" svg:y2="0.36cm"><text:p/></draw:line><text:span text:style-name="MT129">Angles </text:span>: Nommer un angle</text:p>
      </style:header>
      <style:footer>
        <text:p text:style-name="MP10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0">Angles : NOMMER UN ANGLE </text:p></draw:text-box></draw:frame></text:p>
      </style:footer>
    </style:master-page>
    <style:master-page style:name="_31__5f_3_5f_SERIE_5f_G_5f_GAUCHE_5f_ET_5f_DROITE_5f_1COL" style:display-name="1_3_SERIE_G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_5f_Header_20_G_20_page_20_paire_20__28_G_29_"><draw:line text:anchor-type="paragraph" draw:z-index="350" draw:name="Shape3_30" draw:style-name="Mgr13" draw:text-style-name="MP24" svg:x1="11.435cm" svg:y1="0.388cm" svg:x2="20.496cm" svg:y2="0.36cm"><text:p/></draw:line><text:span text:style-name="MT130">Angles</text:span> : <text:span text:style-name="MT130">Mesurer un angle</text:span></text:p>
      </style:header-left>
      <style:footer>
        <text:p text:style-name="MP3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346" draw:name="Shape4_176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31">Angles </text:span><text:span text:style-name="MT11">: </text:span><text:span text:style-name="MT131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2" draw:style-name="Mdp1">
      <style:header>
        <text:p text:style-name="_5f_Header_20_G_20_page_20_paire_20__28_G_29_"><draw:line text:anchor-type="paragraph" draw:z-index="345" draw:name="Shape3_31" draw:style-name="Mgr13" draw:text-style-name="MP24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47" draw:name="Shape3_32" draw:style-name="Mgr13" draw:text-style-name="MP24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9"><text:span text:style-name="MT125">Angles : </text:span><text:span text:style-name="MT126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9"><text:span text:style-name="MT125">Angles : </text:span><text:span text:style-name="MT132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9"><text:span text:style-name="MT125">Angles : </text:span><text:span text:style-name="MT126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344" draw:name="Shape4_180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340" draw:name="Shape4_188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341" draw:name="Shape4_187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2" draw:style-name="Mdp1">
      <style:header>
        <text:p text:style-name="_5f_Header_20_G_20_page_20_impaire_20__28_D_29_"><draw:line text:anchor-type="paragraph" draw:z-index="342" draw:name="Shape3_34" draw:style-name="Mgr13" draw:text-style-name="MP24" svg:x1="15.448cm" svg:y1="0.365cm" svg:x2="20.496cm" svg:y2="0.36cm"><text:p/></draw:line><text:span text:style-name="MT133">Angles</text:span><text:span text:style-name="MT134"> : </text:span><text:span text:style-name="MT135">Calculer des mesures d’angle</text:span></text:p>
      </style:header>
      <style:header-left>
        <text:p text:style-name="_5f_Header_20_G_20_page_20_paire_20__28_G_29_"><draw:line text:anchor-type="paragraph" draw:z-index="343" draw:name="Shape3_36" draw:style-name="Mgr13" draw:text-style-name="MP24" svg:x1="15.448cm" svg:y1="0.365cm" svg:x2="20.496cm" svg:y2="0.36cm"><text:p/></draw:line><text:span text:style-name="MT133">Angles : </text:span><text:span text:style-name="MT135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9"><text:span text:style-name="MT125">Angles : </text:span><text:span text:style-name="MT126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9"><text:span text:style-name="MT125">Angles : </text:span><text:span text:style-name="MT136">Calculer des </text:span><text:span text:style-name="MT132">Mesure</text:span><text:span text:style-name="MT136">s</text:span><text:span text:style-name="MT132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9"><text:span text:style-name="MT125">Angles : </text:span><text:span text:style-name="MT137">Calculer des mesures d’angle</text:span></text:p></draw:text-box></draw:frame></text:h>
      </style:footer-left>
    </style:master-page>
    <style:master-page style:name="_32__5f_1_5f_SERIE_5f_G_5f_GAUCHE_5f_ET_5f_DROITE_5f_1COL" style:display-name="2_1_SERIE_G_GAUCHE_ET_DROITE_1COL" style:page-layout-name="Mpm13" draw:style-name="Mdp1">
      <style:header>
        <text:p text:style-name="_5f_Header_20_G_20_page_20_impaire_20__28_D_29_"><text:span text:style-name="MT52">R</text:span>epères du plan : Se repérer</text:p>
      </style:header>
      <style:header-left>
        <text:p text:style-name="_5f_Header_20_G_20_page_20_paire_20__28_G_29_"><text:span text:style-name="MT52">R</text:span>epères du plan : Se repérer</text:p>
      </style:header-left>
      <style:footer>
        <text:p text:style-name="MP3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1">Repères du plan : Se repérer</text:p></draw:text-box></draw:frame><draw:g text:anchor-type="paragraph" draw:z-index="119" draw:name="Shape4_11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0">Repères du plan : se repérer</text:p></draw:text-box></draw:frame><draw:g text:anchor-type="paragraph" draw:z-index="120" draw:name="Shape4_189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2" draw:style-name="Mdp1">
      <style:header>
        <text:p text:style-name="MP34"><text:span text:style-name="MT58">Repères du plan : Se repérer</text:span> </text:p>
      </style:header>
      <style:footer>
        <text:p text:style-name="MP10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4"><draw:g text:anchor-type="paragraph" draw:z-index="121" draw:name="Shape4_190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2">R</text:span>epères du plan : se repérer</text:p></draw:text-box></draw:frame></text:p>
      </style:footer>
      <style:footer-left>
        <text:p text:style-name="MP3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4"><draw:g text:anchor-type="paragraph" draw:z-index="122" draw:name="Shape4_19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2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3" draw:style-name="Mdp1">
      <style:header>
        <text:p text:style-name="_5f_Header_20_G_20_page_20_impaire_20__28_D_29_"><text:span text:style-name="MT138">R</text:span><text:span text:style-name="MT139">epères du plan : Se </text:span><text:span text:style-name="MT140">déplacer</text:span></text:p>
      </style:header>
      <style:footer>
        <text:p text:style-name="MP3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1">Repères du plan : Se </text:span><text:span text:style-name="MT141">déplacer</text:span></text:p></draw:text-box></draw:frame><draw:g text:anchor-type="paragraph" draw:z-index="123" draw:name="Shape4_192" draw:style-name="Mgr1"><draw:path draw:style-name="Mgr2" draw:text-style-name="MP5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3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2"><text:span text:style-name="MT11">Repères du plan : se </text:span><text:span text:style-name="MT141">déplacer</text:span></text:p></draw:text-box></draw:frame><draw:g text:anchor-type="paragraph" draw:z-index="124" draw:name="Shape4_193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2" draw:style-name="Mdp1">
      <style:header>
        <text:p text:style-name="MP34"><text:span text:style-name="MT58">Repères du plan : Se repérer</text:span> </text:p>
      </style:header>
      <style:footer>
        <text:p text:style-name="MP10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4"><draw:g text:anchor-type="paragraph" draw:z-index="125" draw:name="Shape4_19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2">R</text:span>epères du plan : se repérer</text:p></draw:text-box></draw:frame></text:p>
      </style:footer>
      <style:footer-left>
        <text:p text:style-name="MP3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4"><draw:g text:anchor-type="paragraph" draw:z-index="126" draw:name="Shape4_195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2">R</text:span>epères du plan : se repérer</text:p></draw:text-box></draw:frame></text:p>
      </style:footer-left>
    </style:master-page>
    <style:master-page style:name="_33__5f_1_5f_SERIE_5f_G_5f_GAUCHE_5f_ET_5f_DROITE_5f_1COL" style:display-name="3_1_SERIE_G_GAUCHE_ET_DROITE_1COL" style:page-layout-name="Mpm11" draw:style-name="Mdp1">
      <style:header>
        <text:p text:style-name="MP73"><text:span text:style-name="MT111">S</text:span><text:span text:style-name="MT112">olides</text:span> : <text:span text:style-name="MT111">Vocabulaire, nature</text:span></text:p>
      </style:header>
      <style:footer>
        <text:p text:style-name="MP3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127" draw:name="Shape4_20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128" draw:name="Shape4_201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0" draw:style-name="Mdp1">
      <style:header>
        <text:p text:style-name="_5f_Header_20_G_20_page_20_paire_20__28_G_29_"><text:span text:style-name="MT71">Géométrie plane</text:span> : <text:span text:style-name="MT71">Points, droites </text:span><text:span text:style-name="MT142">et cercles</text:span></text:p>
      </style:header>
      <style:footer>
        <text:p text:style-name="MP3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4"><draw:g text:anchor-type="paragraph" draw:z-index="129" draw:name="Shape4_202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Géométrie plane : points, droites <text:span text:style-name="MT143">et cercles</text:span></text:p></draw:text-box></draw:frame></text:p>
      </style:footer>
      <style:footer-left>
        <text:p text:style-name="MP3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4"><draw:g text:anchor-type="paragraph" draw:z-index="130" draw:name="Shape4_20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Géométrie plane : points, droites <text:span text:style-name="MT143">et cercles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1" draw:style-name="Mdp1">
      <style:header>
        <text:p text:style-name="MP73"><text:span text:style-name="MT111">S</text:span><text:span text:style-name="MT112">olides</text:span> : <text:span text:style-name="MT111">Vocabulaire, nature</text:span></text:p>
      </style:header>
      <style:footer>
        <text:p text:style-name="MP3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131" draw:name="Shape4_149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132" draw:name="Shape4_150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0" draw:style-name="Mdp1">
      <style:header>
        <text:p text:style-name="_5f_Header_20_G_20_page_20_impaire_20__28_D_29_"><text:span text:style-name="MT71">Géométrie plane</text:span> : <text:span text:style-name="MT144">Milieu, alignement, </text:span><text:span text:style-name="MT145">appartenance</text:span></text:p>
      </style:header>
      <style:footer>
        <text:p text:style-name="MP10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4"><draw:g text:anchor-type="paragraph" draw:z-index="133" draw:name="Shape4_15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109">Géométrie plane : </text:span><text:span text:style-name="MT146">milieu, Alignement, </text:span><text:span text:style-name="MT147">APPARTENANCE</text:span></text:p></draw:text-box></draw:frame></text:p>
      </style:footer>
      <style:footer-left>
        <text:p text:style-name="MP3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4"><draw:g text:anchor-type="paragraph" draw:z-index="134" draw:name="Shape4_152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75">Géométrie plane : </text:span><text:span text:style-name="MT146">milieu, alignement, </text:span><text:span text:style-name="MT147">APPARTENANCE</text:span></text:p></draw:text-box></draw:frame></text:p>
      </style:footer-left>
    </style:master-page>
    <style:master-page style:name="_33__5f_4_5f_SERIE_5f_G_5f_GAUCHE_5f_ET_5f_DROITE_5f_1COL" style:display-name="3_4_SERIE_G_GAUCHE_ET_DROITE_1COL" style:page-layout-name="Mpm13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3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8">Géométrie plane : </text:span><text:span text:style-name="MT72">parallèles, perpendiculaires, </text:span><text:span text:style-name="MT52">distances</text:span></text:p></draw:text-box></draw:frame><draw:g text:anchor-type="paragraph" draw:z-index="135" draw:name="Shape4_205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8">Géométrie plane : </text:span><text:span text:style-name="MT72">parallèles, perpendiculaires, </text:span><text:span text:style-name="MT52">distances</text:span></text:p></draw:text-box></draw:frame><draw:g text:anchor-type="paragraph" draw:z-index="136" draw:name="Shape4_154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2" draw:style-name="Mdp1">
      <style:header>
        <text:p text:style-name="_5f_Header_20_G_20_page_20_impaire_20__28_D_29_"><text:span text:style-name="MT71">Géométrie plane</text:span> : <text:span text:style-name="MT72">P</text:span><text:span text:style-name="MT73">arallèles, perpendiculaires,<text:line-break/> </text:span><text:span text:style-name="MT74">distances</text:span></text:p>
      </style:header>
      <style:footer>
        <text:p text:style-name="MP10"><draw:frame draw:style-name="Mfr1" draw:name="Frame209" text:anchor-type="paragraph" svg:y="-0.06cm" draw:z-index="0"><draw:text-box fo:min-height="0.499cm" fo:min-width="7.096cm"><draw:frame draw:style-name="Mfr2" draw:name="Frame21011" text:anchor-type="frame" svg:x="0.45cm" svg:y="0.079cm" svg:width="0.817cm" draw:z-index="0"><draw:text-box fo:min-height="0.355cm"><text:p text:style-name="MP4"><draw:g text:anchor-type="paragraph" draw:z-index="137" draw:name="Shape4_20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09">Géométrie plane : </text:span><text:span text:style-name="MT76">Parallèles, perpendiculaires, </text:span><text:span text:style-name="MT77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2"><text:span text:style-name="MT75">Géométrie plane : </text:span><text:span text:style-name="MT76">parallèles, perpendiculaires, </text:span><text:span text:style-name="MT77">distances</text:span></text:p></draw:text-box></draw:frame><draw:g text:anchor-type="paragraph" draw:z-index="138" draw:name="Shape4_206" draw:style-name="Mgr1"><draw:path draw:style-name="Mgr2" draw:text-style-name="MP5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4__5f_2_5f_SERIE_5f_G_5f_GAUCHE_5f_ET_5f_DROITE_5f_1COL" style:display-name="4_2_SERIE_G_GAUCHE_ET_DROITE_1COL" style:page-layout-name="Mpm13" draw:style-name="Mdp1">
      <style:header>
        <text:p text:style-name="MP96"><text:span text:style-name="MT149">Géométrie plane</text:span><text:span text:style-name="MT150"> : </text:span><text:span text:style-name="MT151">Vocabulaire</text:span></text:p>
      </style:header>
      <style:header-left>
        <text:p text:style-name="MP96"><text:span text:style-name="MT149">Géométrie plane</text:span><text:span text:style-name="MT150"> : </text:span><text:span text:style-name="MT151">Vocabulaire</text:span></text:p>
      </style:header-left>
      <style:footer>
        <text:p text:style-name="MP3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75">Géométrie plane : </text:span><text:span text:style-name="MT152">vocabulaire</text:span></text:p></draw:text-box></draw:frame><draw:g text:anchor-type="paragraph" draw:z-index="139" draw:name="Shape4_209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75">Géométrie plane : </text:span><text:span text:style-name="MT152">vocabulaire</text:span></text:p></draw:text-box></draw:frame><draw:g text:anchor-type="paragraph" draw:z-index="140" draw:name="Shape4_210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2" draw:style-name="Mdp1">
      <style:header>
        <text:p text:style-name="_5f_Header_20_G_20_page_20_impaire_20__28_D_29_"><text:span text:style-name="MT153">C</text:span><text:span text:style-name="MT154">oder</text:span></text:p>
      </style:header>
      <style:footer>
        <text:h text:style-name="_5f_Footer_20_page_20_paire_20__28_G_29_" text:outline-level="1"><draw:frame draw:style-name="Mfr4" draw:name="Frame413" text:anchor-type="paragraph" svg:x="1.05cm" svg:y="-0.06cm" draw:z-index="18"><draw:text-box fo:min-height="0.499cm" fo:min-width="7.096cm"><text:p text:style-name="MP71"><text:span text:style-name="MT109">Géométrie plane : </text:span><text:span text:style-name="MT155">coder</text:span></text:p></draw:text-box></draw:frame><draw:g text:anchor-type="paragraph" draw:z-index="141" draw:name="Shape4_211" draw:style-name="Mgr1"><draw:path draw:style-name="Mgr2" draw:text-style-name="MP5" svg:width="0.855cm" svg:height="1.172cm" svg:x="-0.065cm" svg:y="-0.174cm" svg:viewBox="0 0 856 1173" svg:d="M856 1173h-856v-991c0-100 79-182 175-182h505c97 0 176 82 176 182z"><text:p/></draw:path></draw:g><text:page-number text:select-page="current">246</text:page-number></text:h>
      </style:footer>
      <style:footer-left>
        <text:p text:style-name="MP3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2"><text:span text:style-name="MT75">Géométrie plane, </text:span><text:span text:style-name="MT155">coder</text:span></text:p></draw:text-box></draw:frame><draw:g text:anchor-type="paragraph" draw:z-index="142" draw:name="Shape4_212" draw:style-name="Mgr1"><draw:path draw:style-name="Mgr2" draw:text-style-name="MP5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1COL" style:display-name="4_3_SERIE_G_GAUCHE_ET_DROITE_1COL" style:page-layout-name="Mpm13" draw:style-name="Mdp1">
      <style:header>
        <text:p text:style-name="MP96"><text:span text:style-name="MT149">Géométrie plane</text:span><text:span text:style-name="MT150"> : </text:span><text:span text:style-name="MT151">Vocabulaire</text:span></text:p>
      </style:header>
      <style:footer>
        <text:p text:style-name="MP3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75">Géométrie plane : </text:span><text:span text:style-name="MT152">vocabulaire</text:span></text:p></draw:text-box></draw:frame><draw:g text:anchor-type="paragraph" draw:z-index="145" draw:name="Shape4_21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75">Géométrie plane : </text:span><text:span text:style-name="MT152">vocabulaire</text:span></text:p></draw:text-box></draw:frame><draw:g text:anchor-type="paragraph" draw:z-index="143" draw:name="Shape4_214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2" draw:style-name="Mdp1">
      <style:header>
        <text:p text:style-name="_5f_Header_20_G_20_page_20_impaire_20__28_D_29_"><text:span text:style-name="MT71">Géométrie plane, </text:span><text:span text:style-name="MT156">partie 1</text:span> : <text:span text:style-name="MT157">Assembler et décomposer</text:span></text:p>
      </style:header>
      <style:footer>
        <text:p text:style-name="MP10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<text:span text:style-name="MT109">Géométrie plane, </text:span><text:span text:style-name="MT158">partie 1</text:span><text:span text:style-name="MT109"> : </text:span><text:span text:style-name="MT159">assembler et décomposer</text:span></text:p></draw:text-box></draw:frame><draw:g text:anchor-type="paragraph" draw:z-index="146" draw:name="Shape4_216" draw:style-name="Mgr1"><draw:path draw:style-name="Mgr2" draw:text-style-name="MP5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4"><draw:g text:anchor-type="paragraph" draw:z-index="144" draw:name="Shape4_217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75">Géométrie plane, </text:span><text:span text:style-name="MT158">partie 1</text:span><text:span text:style-name="MT75"> : </text:span><text:span text:style-name="MT159">assembler et décomposer</text:span></text:p></draw:text-box></draw:frame></text:p>
      </style:footer-left>
    </style:master-page>
    <style:master-page style:name="_32__5f_6_5f_SERIE_5f_G_5f_GAUCHE_5f_ET_5f_DROITE_5f_2COL" style:display-name="2_6_SERIE_G_GAUCHE_ET_DROITE_2COL" style:page-layout-name="Mpm12" draw:style-name="Mdp1">
      <style:header>
        <text:p text:style-name="MP97"><draw:line text:anchor-type="paragraph" draw:z-index="276" draw:name="Shape3_39" draw:style-name="Mgr8" draw:text-style-name="MP24" svg:x1="10.308cm" svg:y1="0.388cm" svg:x2="20.496cm" svg:y2="0.36cm"><text:p/></draw:line><draw:path text:anchor-type="paragraph" draw:z-index="277" draw:name="Shape1_12" draw:style-name="Mgr7" draw:text-style-name="MP45" svg:width="4.329cm" svg:height="2.238cm" svg:x="-1.5cm" svg:y="-1.001cm" svg:viewBox="0 0 4330 2239" svg:d="M0 2239l3984-288c209-15 363-167 345-342l-170-1609h-4159z"><text:p/></draw:path><text:span text:style-name="MT83">Fractions</text:span><text:span text:style-name="MT84"> : </text:span><text:span text:style-name="MT85">Problèmes</text:span><text:span text:style-name="MT84"> </text:span></text:p>
      </style:header>
      <style:footer>
        <text:p text:style-name="MP10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4"><draw:g text:anchor-type="paragraph" draw:z-index="270" draw:name="Shape4_258" draw:style-name="Mgr1"><draw:path draw:style-name="Mgr4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86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3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3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 : additionner et soustraire</text:span><text:span text:style-name="MT11"> </text:span></text:p></draw:text-box></draw:frame><draw:g text:anchor-type="paragraph" draw:z-index="245" draw:name="Shape4_85" draw:style-name="Mgr1"><draw:path draw:style-name="Mgr4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3"><text:span text:style-name="MT10">Calculer</text:span><text:span text:style-name="MT11"> : </text:span><text:span text:style-name="MT10">additionner et soustraire</text:span></text:p></draw:text-box></draw:frame><draw:g text:anchor-type="paragraph" draw:z-index="242" draw:name="Shape4_260" draw:style-name="Mgr1"><draw:path draw:style-name="Mgr4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43" draw:name="Shape4_87" draw:style-name="Mgr1"><draw:path draw:style-name="Mgr5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G_5f_GAUCHE_5f_ET_5f_DROITE_5f_1COL" style:display-name="5_1_SERIE_G_GAUCHE_ET_DROITE_1COL" style:page-layout-name="Mpm11" draw:style-name="Mdp1">
      <style:header>
        <text:p text:style-name="MP98"><draw:line text:anchor-type="paragraph" draw:z-index="70" draw:name="Shape9_1" draw:style-name="Mgr13" draw:text-style-name="MP24" svg:x1="11.559cm" svg:y1="0.36cm" svg:x2="20.5cm" svg:y2="0.36cm"><text:p/></draw:line><draw:frame text:anchor-type="paragraph" draw:z-index="71" draw:name="Shape8_6" draw:style-name="Mgr12" draw:text-style-name="MP79" svg:width="2.703cm" svg:height="0.715cm" draw:transform="rotate (0.0872664625997165) translate (-0.172861111111111cm 0.218722222222222cm)"><draw:text-box><text:p text:style-name="MP24"><text:span text:style-name="MT117">S</text:span><text:span text:style-name="MT117">é</text:span><text:span text:style-name="MT117">r</text:span><text:span text:style-name="MT117">i</text:span><text:span text:style-name="MT117">e</text:span><text:span text:style-name="MT117"> </text:span><text:span text:style-name="MT117">1</text:span></text:p></draw:text-box></draw:frame><draw:path text:anchor-type="paragraph" draw:z-index="72" draw:name="Shape7_1" draw:style-name="Mgr14" draw:text-style-name="MP99" svg:width="4.329cm" svg:height="2.24cm" svg:x="-1.499cm" svg:y="-1cm" svg:viewBox="0 0 4330 2241" svg:d="M0 2241l3984-288c209-15 363-168 345-342l-170-1611h-4159z"><text:p/></draw:path>T<text:span text:style-name="MT160">itre de la série</text:span></text:p>
      </style:header>
      <style:footer>
        <text:p text:style-name="MP3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4"><draw:g text:anchor-type="paragraph" draw:z-index="73" draw:name="Shape10_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61">Éléments de géométrie</text:span> • <text:span text:style-name="MT161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0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3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4"><draw:g text:anchor-type="paragraph" draw:z-index="69" draw:name="Shape4_215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1" draw:style-name="Mdp1">
      <style:header>
        <text:p text:style-name="_5f_Header_20_G_20_page_20_impaire_20__28_D_29_"><text:span text:style-name="MT5">Constructions géométriques : </text:span><text:span text:style-name="MT6">Reproduire</text:span></text:p>
      </style:header>
      <style:header-left>
        <text:p text:style-name="MP102"><text:span text:style-name="MT5">Constructions géométriques : </text:span><text:span text:style-name="MT6">Reproduire</text:span></text:p>
      </style:header-left>
      <style:footer>
        <text:p text:style-name="MP3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68" draw:name="Shape4_218" draw:style-name="Mgr1"><draw:path draw:style-name="Mgr2" draw:text-style-name="MP5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ONSTRUCTIONS Géométriques : <text:s/></text:span><text:span text:style-name="MT1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0" draw:style-name="Mdp1">
      <style:header>
        <text:p text:style-name="_5f_Header_20_G_20_page_20_paire_20__28_G_29_"><text:span text:style-name="MT162">Constructions géométriques : </text:span><text:span text:style-name="MT163">Reproduire</text:span></text:p>
      </style:header>
      <style:header-left>
        <text:p text:style-name="_5f_Header_20_G_20_page_20_paire_20__28_G_29_"><text:span text:style-name="MT162">Constructions géométriques : </text:span><text:span text:style-name="MT163">Reproduire</text:span></text:p>
      </style:header-left>
      <style:footer>
        <text:p text:style-name="MP3"><draw:frame draw:style-name="Mfr1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4"><draw:g text:anchor-type="paragraph" draw:z-index="66" draw:name="Shape4_220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7">CONSTRUCTIONS Géométriques : </text:span><text:span text:style-name="MT1">REPRODUIRE</text:span></text:p></draw:text-box></draw:frame></text:p>
      </style:footer>
      <style:footer-left>
        <text:p text:style-name="MP3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4"><draw:g text:anchor-type="paragraph" draw:z-index="67" draw:name="Shape4_21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7">CONSTRUCTIONS Géométriques : <text:s/></text:span><text:span text:style-name="MT1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1" draw:style-name="Mdp1">
      <style:header>
        <text:p text:style-name="MP7"><text:span text:style-name="MT5">Constructions géométriques : </text:span><text:span text:style-name="MT6">Reproduire</text:span></text:p>
      </style:header>
      <style:footer>
        <text:p text:style-name="MP3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4"><draw:g text:anchor-type="paragraph" draw:z-index="64" draw:name="Shape10_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7">CONSTRUCTIONS Géométriques : <text:s/></text:span><text:span text:style-name="MT1">REPRODUIRE</text:span></text:p></draw:text-box></draw:frame></text:p>
      </style:footer>
      <style:footer-left>
        <text:p text:style-name="MP3"><draw:frame draw:style-name="Mfr1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4"><draw:g text:anchor-type="paragraph" draw:z-index="65" draw:name="Shape10_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7">CONSTRUCTIONS Géométriques : <text:s/></text:span><text:span text:style-name="MT1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0" draw:style-name="Mdp1">
      <style:header>
        <text:p text:style-name="_5f_Header_20_G_20_page_20_impaire_20__28_D_29_"><text:span text:style-name="MT162">Constructions géométriques : </text:span><text:span text:style-name="MT164">Rédiger</text:span></text:p>
      </style:header>
      <style:header-left>
        <text:p text:style-name="_5f_Header_20_G_20_page_20_paire_20__28_G_29_"><text:span text:style-name="MT162">Constructions géométriques : </text:span><text:span text:style-name="MT164">Rédiger</text:span></text:p>
      </style:header-left>
      <style:footer>
        <text:p text:style-name="MP3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4"><draw:g text:anchor-type="paragraph" draw:z-index="63" draw:name="Shape4_22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7">CONSTRUCTIONS Géométriques : </text:span><text:span text:style-name="MT165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0" draw:style-name="Mdp1">
      <style:header>
        <text:p text:style-name="_5f_Header_20_G_20_page_20_impaire_20__28_D_29_"><text:span text:style-name="MT166">S</text:span>olides : <text:span text:style-name="MT166">Vocabulaire, nature</text:span></text:p>
      </style:header>
      <style:header-left>
        <text:p text:style-name="_5f_Header_20_G_20_page_20_impaire_20__28_D_29_"><text:span text:style-name="MT166">S</text:span>olides : <text:span text:style-name="MT166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4"><draw:g text:anchor-type="paragraph" draw:z-index="61" draw:name="Shape4_255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solides : Vocabulaire, NatuRE</text:p></draw:text-box></draw:frame></text:h>
      </style:footer>
      <style:footer-left>
        <text:p text:style-name="MP3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04">solides : Vocabulaire, NatuRE</text:p></draw:text-box></draw:frame><draw:g text:anchor-type="paragraph" draw:z-index="62" draw:name="Shape4_256" draw:style-name="Mgr1"><draw:path draw:style-name="Mgr2" draw:text-style-name="MP5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1" draw:style-name="Mdp1">
      <style:header>
        <text:p text:style-name="MP73"><text:span text:style-name="MT111">S</text:span><text:span text:style-name="MT112">olides</text:span> : <text:span text:style-name="MT111">Vocabulaire, nature</text:span></text:p>
      </style:header>
      <style:header-left>
        <text:p text:style-name="MP73"><text:span text:style-name="MT111">S</text:span><text:span text:style-name="MT112">olides</text:span> : <text:span text:style-name="MT111">Vocabulaire, nature</text:span></text:p>
      </style:header-left>
      <style:footer>
        <text:p text:style-name="MP3"><draw:frame draw:style-name="Mfr1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59" draw:name="Shape4_225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60" draw:name="Shape4_254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0" draw:style-name="Mdp1">
      <style:header>
        <text:p text:style-name="_5f_Header_20_G_20_page_20_impaire_20__28_D_29_"><text:span text:style-name="MT166">S</text:span>olides : <text:span text:style-name="MT167">Perspective cavalière</text:span></text:p>
      </style:header>
      <style:header-left>
        <text:p text:style-name="_5f_Header_20_G_20_page_20_impaire_20__28_D_29_"><text:span text:style-name="MT166">S</text:span>olides : <text:span text:style-name="MT167">Perspective cavalière</text:span></text:p>
      </style:header-left>
      <style:footer>
        <text:p text:style-name="MP3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4"><draw:g text:anchor-type="paragraph" draw:z-index="57" draw:name="Shape4_22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8">solides : </text:span><text:span text:style-name="MT169">perspective cavalière</text:span></text:h></draw:text-box></draw:frame></text:p>
      </style:footer>
      <style:footer-left>
        <text:p text:style-name="MP3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4"><draw:g text:anchor-type="paragraph" draw:z-index="58" draw:name="Shape4_25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168">solides : </text:span><text:span text:style-name="MT169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1" draw:style-name="Mdp1">
      <style:header>
        <text:p text:style-name="_5f_Header_20_G_20_page_20_impaire_20__28_D_29_"><text:span text:style-name="MT111">Solides : </text:span><text:span text:style-name="MT170">Patrons</text:span></text:p>
      </style:header>
      <style:header-left>
        <text:p text:style-name="_5f_Header_20_G_20_page_20_paire_20__28_G_29_"><text:span text:style-name="MT111">Solides : </text:span><text:span text:style-name="MT170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<text:span text:style-name="MT171">patrons</text:span></text:p></draw:text-box></draw:frame><draw:g text:anchor-type="paragraph" draw:z-index="55" draw:name="Shape4_22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3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paire_20__28_G_29_" text:outline-level="1">solides : <text:span text:style-name="MT171">patrons</text:span></text:h></draw:text-box></draw:frame><draw:g text:anchor-type="paragraph" draw:z-index="56" draw:name="Shape4_252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0" draw:style-name="Mdp1">
      <style:header>
        <text:p text:style-name="_5f_Header_20_G_20_page_20_impaire_20__28_D_29_"><text:span text:style-name="MT166">S</text:span>olides : <text:span text:style-name="MT172">Patrons</text:span></text:p>
      </style:header>
      <style:header-left>
        <text:p text:style-name="_5f_Header_20_G_20_page_20_impaire_20__28_D_29_"><text:span text:style-name="MT166">S</text:span>olides : <text:span text:style-name="MT172">Patrons</text:span></text:p>
      </style:header-left>
      <style:footer>
        <text:p text:style-name="MP3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4"><draw:g text:anchor-type="paragraph" draw:z-index="53" draw:name="Shape4_222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8">solides : </text:span><text:span text:style-name="MT173">Patrons</text:span></text:h></draw:text-box></draw:frame></text:p>
      </style:footer>
      <style:footer-left>
        <text:p text:style-name="MP3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4"><draw:g text:anchor-type="paragraph" draw:z-index="54" draw:name="Shape4_25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168">solides : </text:span><text:span text:style-name="MT173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1" draw:style-name="Mdp1">
      <style:header>
        <text:p text:style-name="_5f_Header_20_G_20_page_20_impaire_20__28_D_29_"><text:span text:style-name="MT111">S</text:span><text:span text:style-name="MT112">olides</text:span> : <text:span text:style-name="MT111">Vocabulaire, nature</text:span></text:p>
      </style:header>
      <style:header-left>
        <text:p text:style-name="_5f_Header_20_G_20_page_20_impaire_20__28_D_29_"><text:span text:style-name="MT111">S</text:span><text:span text:style-name="MT112">olides</text:span> : <text:span text:style-name="MT111">Vocabulaire, nature</text:span></text:p>
      </style:header-left>
      <style:footer>
        <text:p text:style-name="MP3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51" draw:name="Shape4_249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solides : Vocabulaire, NatuRE</text:p></draw:text-box></draw:frame><draw:g text:anchor-type="paragraph" draw:z-index="52" draw:name="Shape4_250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3" draw:style-name="Mdp1">
      <style:header>
        <text:p text:style-name="MP105"><text:span text:style-name="MT174">Géométrie plane</text:span><text:span text:style-name="MT111"> : </text:span><text:span text:style-name="MT175">Parallèles, perpendiculaires,<text:line-break/> </text:span><text:span text:style-name="MT176">distances</text:span></text:p>
      </style:header>
      <style:footer>
        <text:p text:style-name="MP3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8">Géométrie plane : </text:span><text:span text:style-name="MT72">parallèles, perpendiculaires, </text:span><text:span text:style-name="MT52">distances</text:span></text:p></draw:text-box></draw:frame><draw:g text:anchor-type="paragraph" draw:z-index="49" draw:name="Shape4_24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8">Géométrie plane : </text:span><text:span text:style-name="MT72">parallèles, perpendiculaires, </text:span><text:span text:style-name="MT52">distances</text:span></text:p></draw:text-box></draw:frame><draw:g text:anchor-type="paragraph" draw:z-index="50" draw:name="Shape4_248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2" draw:style-name="Mdp1">
      <style:header>
        <text:p text:style-name="_5f_Header_20_G_20_page_20_impaire_20__28_D_29_"><text:span text:style-name="MT177">Symétrie axiale</text:span><text:span text:style-name="MT74"> : </text:span><text:span text:style-name="MT178">Reconnaissance et axes</text:span></text:p>
      </style:header>
      <style:footer>
        <text:p text:style-name="MP10"><draw:frame draw:style-name="Mfr1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4"><draw:g text:anchor-type="paragraph" draw:z-index="47" draw:name="Shape4_245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2">S</text:span>ymétrie axiale : reconnaissance et axes</text:h></draw:text-box></draw:frame></text:p>
      </style:footer>
      <style:footer-left>
        <text:p text:style-name="MP3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4"><draw:g text:anchor-type="paragraph" draw:z-index="48" draw:name="Shape4_246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75">Géométrie plane : </text:span><text:span text:style-name="MT76">parallèles, perpendiculaires, </text:span><text:span text:style-name="MT77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3" draw:style-name="Mdp1">
      <style:header>
        <text:p text:style-name="MP105"><text:span text:style-name="MT174">Géométrie plane</text:span><text:span text:style-name="MT111"> : </text:span><text:span text:style-name="MT175">Parallèles, perpendiculaires,<text:line-break/> </text:span><text:span text:style-name="MT176">distances</text:span></text:p>
      </style:header>
      <style:footer>
        <text:p text:style-name="MP3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8">Géométrie plane : </text:span><text:span text:style-name="MT72">parallèles, perpendiculaires, </text:span><text:span text:style-name="MT52">distances</text:span></text:p></draw:text-box></draw:frame><draw:g text:anchor-type="paragraph" draw:z-index="45" draw:name="Shape4_24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8">Géométrie plane : </text:span><text:span text:style-name="MT72">parallèles, perpendiculaires, </text:span><text:span text:style-name="MT52">distances</text:span></text:p></draw:text-box></draw:frame><draw:g text:anchor-type="paragraph" draw:z-index="46" draw:name="Shape4_244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2" draw:style-name="Mdp1">
      <style:header>
        <text:p text:style-name="_5f_Header_20_G_20_page_20_impaire_20__28_D_29_"><text:span text:style-name="MT177">Symétrie axiale</text:span><text:span text:style-name="MT74"> : </text:span><text:span text:style-name="MT177">Médiatrice d’un segment</text:span></text:p>
      </style:header>
      <style:footer>
        <text:p text:style-name="MP10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4"><draw:g text:anchor-type="paragraph" draw:z-index="43" draw:name="Shape4_24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09">S</text:span><text:span text:style-name="MT179">ymétrie axiale : </text:span><text:span text:style-name="MT180">Médiatrice d’un segment</text:span></text:h></draw:text-box></draw:frame></text:p>
      </style:footer>
      <style:footer-left>
        <text:p text:style-name="MP3"><draw:frame draw:style-name="Mfr1" draw:name="Frame11121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4"><draw:g text:anchor-type="paragraph" draw:z-index="44" draw:name="Shape4_242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09">S</text:span><text:span text:style-name="MT179">ymétrie axiale : </text:span><text:span text:style-name="MT180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3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3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8">Géométrie plane : </text:span><text:span text:style-name="MT72">parallèles, perpendiculaires, </text:span><text:span text:style-name="MT52">distances</text:span></text:p></draw:text-box></draw:frame><draw:g text:anchor-type="paragraph" draw:z-index="41" draw:name="Shape4_22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07">Symétrie axiale : constructions</text:p></draw:text-box></draw:frame><draw:g text:anchor-type="paragraph" draw:z-index="42" draw:name="Shape4_240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2" draw:style-name="Mdp1">
      <style:header>
        <text:p text:style-name="_5f_Header_20_G_20_page_20_impaire_20__28_D_29_"><text:span text:style-name="MT52">S</text:span><text:span text:style-name="MT74">ymétrie axiale : Constructions</text:span></text:p>
      </style:header>
      <style:footer>
        <text:p text:style-name="MP10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4"><draw:g text:anchor-type="paragraph" draw:z-index="39" draw:name="Shape4_238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52">S</text:span>ymétrie axiale : Constructions</text:h></draw:text-box></draw:frame></text:p>
      </style:footer>
      <style:footer-left>
        <text:p text:style-name="MP3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4"><draw:g text:anchor-type="paragraph" draw:z-index="40" draw:name="Shape4_23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75">Géométrie plane : </text:span><text:span text:style-name="MT76">parallèles, perpendiculaires, </text:span><text:span text:style-name="MT77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3" draw:style-name="Mdp1">
      <style:header>
        <text:p text:style-name="MP105"><text:span text:style-name="MT174">Géométrie plane</text:span><text:span text:style-name="MT111"> : </text:span><text:span text:style-name="MT175">Parallèles, perpendiculaires,<text:line-break/> </text:span><text:span text:style-name="MT176">distances</text:span></text:p>
      </style:header>
      <style:header-left>
        <text:p text:style-name="MP105"><text:span text:style-name="MT174">Géométrie plane</text:span><text:span text:style-name="MT111"> : </text:span><text:span text:style-name="MT175">Parallèles, perpendiculaires,<text:line-break/> </text:span><text:span text:style-name="MT176">distances</text:span></text:p>
      </style:header-left>
      <style:footer>
        <text:p text:style-name="MP3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8">Géométrie plane : </text:span><text:span text:style-name="MT72">parallèles, perpendiculaires, </text:span><text:span text:style-name="MT52">distances</text:span></text:p></draw:text-box></draw:frame><draw:g text:anchor-type="paragraph" draw:z-index="37" draw:name="Shape4_23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8">Géométrie plane : </text:span><text:span text:style-name="MT72">parallèles, perpendiculaires, </text:span><text:span text:style-name="MT52">distances</text:span></text:p></draw:text-box></draw:frame><draw:g text:anchor-type="paragraph" draw:z-index="38" draw:name="Shape4_237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2" draw:style-name="Mdp1">
      <style:header>
        <text:p text:style-name="_5f_Header_20_G_20_page_20_impaire_20__28_D_29_"><text:span text:style-name="MT181">Symétrie axiale</text:span><text:span text:style-name="MT74"> : </text:span><text:span text:style-name="MT182">Axes de symétrie de figures</text:span></text:p>
      </style:header>
      <style:header-left>
        <text:p text:style-name="MP109"><text:span text:style-name="MT181">Symétrie axiale</text:span><text:span text:style-name="MT74"> : </text:span><text:span text:style-name="MT182">Axes de symétrie de figures</text:span></text:p>
      </style:header-left>
      <style:footer>
        <text:p text:style-name="MP10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4"><draw:g text:anchor-type="paragraph" draw:z-index="35" draw:name="Shape4_23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52">S</text:span>ymétrie axiale : axes de symétrie de figures</text:p></draw:text-box></draw:frame></text:p>
      </style:footer>
      <style:footer-left>
        <text:p text:style-name="MP3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4"><draw:g text:anchor-type="paragraph" draw:z-index="36" draw:name="Shape4_235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75">Géométrie plane : </text:span><text:span text:style-name="MT76">parallèles, perpendiculaires, </text:span><text:span text:style-name="MT77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3" draw:style-name="Mdp1">
      <style:header>
        <text:p text:style-name="MP105"><text:span text:style-name="MT174">Géométrie plane</text:span><text:span text:style-name="MT111"> : </text:span><text:span text:style-name="MT175">Parallèles, perpendiculaires,<text:line-break/> </text:span><text:span text:style-name="MT176">distances</text:span></text:p>
      </style:header>
      <style:footer>
        <text:p text:style-name="MP3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8">Géométrie plane : </text:span><text:span text:style-name="MT72">parallèles, perpendiculaires, </text:span><text:span text:style-name="MT52">distances</text:span></text:p></draw:text-box></draw:frame><draw:g text:anchor-type="paragraph" draw:z-index="33" draw:name="Shape4_232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8">Géométrie plane : </text:span><text:span text:style-name="MT72">parallèles, perpendiculaires, </text:span><text:span text:style-name="MT52">distances</text:span></text:p></draw:text-box></draw:frame><draw:g text:anchor-type="paragraph" draw:z-index="34" draw:name="Shape4_233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2" draw:style-name="Mdp1">
      <style:header>
        <text:p text:style-name="_5f_Header_20_G_20_page_20_impaire_20__28_D_29_"><text:span text:style-name="MT52">S</text:span>ymétrie : Propriétés</text:p>
      </style:header>
      <style:footer>
        <text:p text:style-name="MP10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4"><draw:g text:anchor-type="paragraph" draw:z-index="31" draw:name="Shape4_230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52">S</text:span>ymétrie axiale : propriétés</text:p></draw:text-box></draw:frame></text:p>
      </style:footer>
      <style:footer-left>
        <text:p text:style-name="MP3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4"><draw:g text:anchor-type="paragraph" draw:z-index="32" draw:name="Shape4_23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75">Géométrie plane : </text:span><text:span text:style-name="MT76">parallèles, perpendiculaires, </text:span><text:span text:style-name="MT77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3" draw:style-name="Mdp1">
      <style:header>
        <text:p text:style-name="MP105"><text:span text:style-name="MT174">Géométrie plane</text:span><text:span text:style-name="MT111"> : </text:span><text:span text:style-name="MT175">Parallèles, perpendiculaires,<text:line-break/> </text:span><text:span text:style-name="MT176">distances</text:span></text:p>
      </style:header>
      <style:footer>
        <text:p text:style-name="MP3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8">Géométrie plane : </text:span><text:span text:style-name="MT72">parallèles, perpendiculaires, </text:span><text:span text:style-name="MT52">distances</text:span></text:p></draw:text-box></draw:frame><draw:g text:anchor-type="paragraph" draw:z-index="29" draw:name="Shape4_22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48">Géométrie plane : </text:span><text:span text:style-name="MT72">parallèles, perpendiculaires, </text:span><text:span text:style-name="MT52">distances</text:span></text:p></draw:text-box></draw:frame><draw:g text:anchor-type="paragraph" draw:z-index="30" draw:name="Shape4_229" draw:style-name="Mgr1"><draw:path draw:style-name="Mgr2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2" draw:style-name="Mdp1">
      <style:header>
        <text:p text:style-name="MP112"><text:span text:style-name="MT52">S</text:span>ymétrie axiale : pour aller plus loin</text:p>
      </style:header>
      <style:footer>
        <text:p text:style-name="MP10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4"><draw:g text:anchor-type="paragraph" draw:z-index="27" draw:name="Shape4_4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52">S</text:span>ymétrie axiale : pour aller plus loin</text:p></draw:text-box></draw:frame></text:p>
      </style:footer>
      <style:footer-left>
        <text:p text:style-name="MP3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4"><draw:g text:anchor-type="paragraph" draw:z-index="28" draw:name="Shape4_227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75">Géométrie plane : </text:span><text:span text:style-name="MT76">parallèles, perpendiculaires, </text:span><text:span text:style-name="MT77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2" draw:style-name="Mdp1">
      <style:header>
        <text:p text:style-name="_5f_Header_20_P_20_page_20_paire_20__28_G_29_"><draw:line text:anchor-type="char" draw:z-index="21" draw:name="Shape3_1" draw:style-name="Mgr15" draw:text-style-name="MP24" svg:x1="10.893cm" svg:y1="0.403cm" svg:x2="20.503cm" svg:y2="0.327cm"><text:p/></draw:line><draw:path text:anchor-type="char" draw:z-index="22" draw:name="Shape1_2" draw:style-name="Mgr16" draw:text-style-name="MP114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25" draw:name="Shape1_9" draw:style-name="Mgr16" draw:text-style-name="MP114" svg:width="4.329cm" svg:height="2.24cm" svg:x="-1.499cm" svg:y="-0.991cm" svg:viewBox="0 0 4330 2241" svg:d="M0 2241l3984-288c209-15 363-168 345-342l-170-1611h-4159z"><text:p/></draw:path>Résoudre des problèmes<draw:line text:anchor-type="char" draw:z-index="24" draw:name="Shape3_38" draw:style-name="Mgr15" draw:text-style-name="MP24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4"><draw:g text:anchor-type="paragraph" draw:z-index="23" draw:name="Shape4_56" draw:style-name="Mgr1"><draw:path draw:style-name="Mgr17" draw:text-style-name="MP1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63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6">Résoudre des problèmes</text:p></draw:text-box></draw:frame><draw:g text:anchor-type="paragraph" draw:z-index="26" draw:name="Shape4_264" draw:style-name="Mgr1"><draw:path draw:style-name="Mgr17" draw:text-style-name="MP115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SESAMATH </meta:initial-creator>
    <meta:creation-date>2014-12-29T17:08:08.216000000</meta:creation-date>
    <dc:date>2021-07-15T16:19:31.580145175</dc:date>
    <meta:editing-duration>P2DT17H28M5S</meta:editing-duration>
    <meta:editing-cycles>229</meta:editing-cycles>
    <meta:generator>LibreOffice/7.0.0.3$Linux_X86_64 LibreOffice_project/8061b3e9204bef6b321a21033174034a5e2ea88e</meta:generator>
    <meta:document-statistic meta:table-count="1" meta:image-count="0" meta:object-count="0" meta:page-count="1" meta:paragraph-count="756" meta:word-count="2789" meta:character-count="18723" meta:non-whitespace-character-count="16308"/>
    <meta:template xlink:type="simple" xlink:actuate="onRequest" xlink:title="lycee_v3" xlink:href="../Modele_cahier.ott" meta:date="2021-07-09T13:45:32.011278978"/>
  </office:meta>
</office:document-meta>
</file>